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134in"/>
    </style:style>
    <style:style style:name="co2" style:family="table-column">
      <style:table-column-properties fo:break-before="auto" style:column-width="0.5937in"/>
    </style:style>
    <style:style style:name="co3" style:family="table-column">
      <style:table-column-properties fo:break-before="auto" style:column-width="0.6409in"/>
    </style:style>
    <style:style style:name="co4" style:family="table-column">
      <style:table-column-properties fo:break-before="auto" style:column-width="0.4161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21">
      <style:table-cell-properties fo:background-color="#f6f9d4"/>
    </style:style>
    <style:style style:name="ce3" style:family="table-cell" style:parent-style-name="Default" style:data-style-name="N3"/>
    <style:style style:name="ce4" style:family="table-cell" style:parent-style-name="Default" style:data-style-name="N3">
      <style:table-cell-properties fo:background-color="#f6f9d4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21"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6f9d4"/>
      <style:text-properties fo:font-weight="bold" style:font-weight-asian="bold" style:font-weight-complex="bold"/>
    </style:style>
    <style:style style:name="ce2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 style:data-style-name="N127"/>
    <style:style style:name="ce15" style:family="table-cell" style:parent-style-name="Default" style:data-style-name="N127">
      <style:table-cell-properties fo:background-color="#f6f9d4"/>
    </style:style>
    <style:style style:name="ce16" style:family="table-cell" style:parent-style-name="Default" style:data-style-name="N121">
      <style:text-properties fo:font-weight="normal" style:font-weight-asian="normal" style:font-weight-complex="normal"/>
    </style:style>
    <style:style style:name="ce2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 style:data-style-name="N121">
      <style:table-cell-properties fo:background-color="#f6f9d4"/>
      <style:text-properties fo:font-weight="normal" style:font-weight-asian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transparent"/>
    </style:style>
    <style:style style:name="ce20" style:family="table-cell" style:parent-style-name="Default" style:data-style-name="N127">
      <style:table-cell-properties fo:background-color="transparent"/>
    </style:style>
    <style:style style:name="ce21" style:family="table-cell" style:parent-style-name="Default" style:data-style-name="N3">
      <style:table-cell-properties fo:background-color="transparent"/>
    </style:style>
    <style:style style:name="ce3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nzz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est.bound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float" office:value="226.978" calcext:value-type="float">
            <text:p>226.978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218.19855033" calcext:value-type="float">
            <text:p>218.198550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float" office:value="246.626" calcext:value-type="float">
            <text:p>246.626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246.62617517" calcext:value-type="float">
            <text:p>246.6261751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float" office:value="305.86" calcext:value-type="float">
            <text:p>305.86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305.859574" calcext:value-type="float">
            <text:p>305.859574</text:p>
          </table:table-cell>
          <table:table-cell office:value-type="float" office:value="2192" calcext:value-type="float">
            <text:p>2192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float" office:value="186.897" calcext:value-type="float">
            <text:p>186.897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86.8969446" calcext:value-type="float">
            <text:p>186.8969446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float" office:value="191.972" calcext:value-type="float">
            <text:p>191.972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89.543179" calcext:value-type="float">
            <text:p>189.54317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float" office:value="200.126" calcext:value-type="float">
            <text:p>200.126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200.0991589" calcext:value-type="float">
            <text:p>200.0991589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float" office:value="225.369" calcext:value-type="float">
            <text:p>225.369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225.36852533" calcext:value-type="float">
            <text:p>225.368525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float" office:value="232.049" calcext:value-type="float">
            <text:p>232.049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32.04877757" calcext:value-type="float">
            <text:p>232.0487775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float" office:value="234.211" calcext:value-type="float">
            <text:p>234.211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402" calcext:value-type="float">
            <text:p>402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22.29502767" calcext:value-type="float">
            <text:p>222.29502767</text:p>
          </table:table-cell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float" office:value="225.006" calcext:value-type="float">
            <text:p>225.006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225.00599533" calcext:value-type="float">
            <text:p>225.005995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float" office:value="428.584" calcext:value-type="float">
            <text:p>428.584</text:p>
          </table:table-cell>
          <table:table-cell office:value-type="float" office:value="1249" calcext:value-type="float">
            <text:p>1249</text:p>
          </table:table-cell>
          <table:table-cell office:value-type="float" office:value="98" calcext:value-type="float">
            <text:p>98</text:p>
          </table:table-cell>
          <table:table-cell office:value-type="float" office:value="2498" calcext:value-type="float">
            <text:p>2498</text:p>
          </table:table-cell>
          <table:table-cell office:value-type="float" office:value="5970.3" calcext:value-type="float">
            <text:p>5970.3</text:p>
          </table:table-cell>
          <table:table-cell office:value-type="float" office:value="428.09667333" calcext:value-type="float">
            <text:p>428.09667333</text:p>
          </table:table-cell>
          <table:table-cell office:value-type="float" office:value="428.05386753" calcext:value-type="float">
            <text:p>428.05386753</text:p>
          </table:table-cell>
          <table:table-cell office:value-type="float" office:value="3149921" calcext:value-type="float">
            <text:p>3149921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float" office:value="483.63" calcext:value-type="float">
            <text:p>483.63</text:p>
          </table:table-cell>
          <table:table-cell office:value-type="float" office:value="841" calcext:value-type="float">
            <text:p>841</text:p>
          </table:table-cell>
          <table:table-cell office:value-type="float" office:value="88" calcext:value-type="float">
            <text:p>88</text:p>
          </table:table-cell>
          <table:table-cell office:value-type="float" office:value="1682" calcext:value-type="float">
            <text:p>1682</text:p>
          </table:table-cell>
          <table:table-cell office:value-type="float" office:value="469.53" calcext:value-type="float">
            <text:p>469.53</text:p>
          </table:table-cell>
          <table:table-cell office:value-type="float" office:value="476.0489371" calcext:value-type="float">
            <text:p>476.0489371</text:p>
          </table:table-cell>
          <table:table-cell office:value-type="float" office:value="476.00133908" calcext:value-type="float">
            <text:p>476.00133908</text:p>
          </table:table-cell>
          <table:table-cell office:value-type="float" office:value="268511" calcext:value-type="float">
            <text:p>268511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float" office:value="402.797" calcext:value-type="float">
            <text:p>402.797</text:p>
          </table:table-cell>
          <table:table-cell office:value-type="float" office:value="1274" calcext:value-type="float">
            <text:p>1274</text:p>
          </table:table-cell>
          <table:table-cell office:value-type="float" office:value="99" calcext:value-type="float">
            <text:p>99</text:p>
          </table:table-cell>
          <table:table-cell office:value-type="float" office:value="2548" calcext:value-type="float">
            <text:p>2548</text:p>
          </table:table-cell>
          <table:table-cell office:value-type="float" office:value="7200" calcext:value-type="float">
            <text:p>7200</text:p>
          </table:table-cell>
          <table:table-cell office:value-type="float" office:value="399.0918764" calcext:value-type="float">
            <text:p>399.0918764</text:p>
          </table:table-cell>
          <table:table-cell office:value-type="float" office:value="371.41041504" calcext:value-type="float">
            <text:p>371.41041504</text:p>
          </table:table-cell>
          <table:table-cell office:value-type="float" office:value="1865152" calcext:value-type="float">
            <text:p>1865152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float" office:value="432.158" calcext:value-type="float">
            <text:p>432.158</text:p>
          </table:table-cell>
          <table:table-cell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1694" calcext:value-type="float">
            <text:p>1694</text:p>
          </table:table-cell>
          <table:table-cell office:value-type="float" office:value="509.92" calcext:value-type="float">
            <text:p>509.92</text:p>
          </table:table-cell>
          <table:table-cell office:value-type="float" office:value="411.29577673" calcext:value-type="float">
            <text:p>411.29577673</text:p>
          </table:table-cell>
          <table:table-cell office:value-type="float" office:value="411.25473157" calcext:value-type="float">
            <text:p>411.25473157</text:p>
          </table:table-cell>
          <table:table-cell office:value-type="float" office:value="220784" calcext:value-type="float">
            <text:p>220784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float" office:value="380.728" calcext:value-type="float">
            <text:p>380.728</text:p>
          </table:table-cell>
          <table:table-cell office:value-type="float" office:value="1091" calcext:value-type="float">
            <text:p>1091</text:p>
          </table:table-cell>
          <table:table-cell office:value-type="float" office:value="90" calcext:value-type="float">
            <text:p>90</text:p>
          </table:table-cell>
          <table:table-cell office:value-type="float" office:value="2182" calcext:value-type="float">
            <text:p>2182</text:p>
          </table:table-cell>
          <table:table-cell office:value-type="float" office:value="7200" calcext:value-type="float">
            <text:p>7200</text:p>
          </table:table-cell>
          <table:table-cell office:value-type="float" office:value="366.33909303" calcext:value-type="float">
            <text:p>366.33909303</text:p>
          </table:table-cell>
          <table:table-cell office:value-type="float" office:value="363.68555249" calcext:value-type="float">
            <text:p>363.68555249</text:p>
          </table:table-cell>
          <table:table-cell office:value-type="float" office:value="2044932" calcext:value-type="float">
            <text:p>2044932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float" office:value="472.816" calcext:value-type="float">
            <text:p>472.816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office:value-type="float" office:value="2598" calcext:value-type="float">
            <text:p>2598</text:p>
          </table:table-cell>
          <table:table-cell office:value-type="float" office:value="7200" calcext:value-type="float">
            <text:p>7200</text:p>
          </table:table-cell>
          <table:table-cell office:value-type="float" office:value="467.33884657" calcext:value-type="float">
            <text:p>467.33884657</text:p>
          </table:table-cell>
          <table:table-cell office:value-type="float" office:value="372.8130858" calcext:value-type="float">
            <text:p>372.8130858</text:p>
          </table:table-cell>
          <table:table-cell office:value-type="float" office:value="1134634" calcext:value-type="float">
            <text:p>1134634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float" office:value="328.671" calcext:value-type="float">
            <text:p>328.671</text:p>
          </table:table-cell>
          <table:table-cell office:value-type="float" office:value="1443" calcext:value-type="float">
            <text:p>1443</text:p>
          </table:table-cell>
          <table:table-cell office:value-type="float" office:value="108" calcext:value-type="float">
            <text:p>108</text:p>
          </table:table-cell>
          <table:table-cell office:value-type="float" office:value="2886" calcext:value-type="float">
            <text:p>2886</text:p>
          </table:table-cell>
          <table:table-cell office:value-type="float" office:value="598.71" calcext:value-type="float">
            <text:p>598.71</text:p>
          </table:table-cell>
          <table:table-cell office:value-type="float" office:value="328.67077267" calcext:value-type="float">
            <text:p>328.67077267</text:p>
          </table:table-cell>
          <table:table-cell office:value-type="float" office:value="328.63800617" calcext:value-type="float">
            <text:p>328.63800617</text:p>
          </table:table-cell>
          <table:table-cell office:value-type="float" office:value="170681" calcext:value-type="float">
            <text:p>170681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float" office:value="359.695" calcext:value-type="float">
            <text:p>359.695</text:p>
          </table:table-cell>
          <table:table-cell office:value-type="float" office:value="1325" calcext:value-type="float">
            <text:p>1325</text:p>
          </table:table-cell>
          <table:table-cell office:value-type="float" office:value="104" calcext:value-type="float">
            <text:p>104</text:p>
          </table:table-cell>
          <table:table-cell office:value-type="float" office:value="2650" calcext:value-type="float">
            <text:p>2650</text:p>
          </table:table-cell>
          <table:table-cell office:value-type="float" office:value="533.66" calcext:value-type="float">
            <text:p>533.66</text:p>
          </table:table-cell>
          <table:table-cell office:value-type="float" office:value="357.68369787" calcext:value-type="float">
            <text:p>357.68369787</text:p>
          </table:table-cell>
          <table:table-cell office:value-type="float" office:value="357.64810966" calcext:value-type="float">
            <text:p>357.64810966</text:p>
          </table:table-cell>
          <table:table-cell office:value-type="float" office:value="228650" calcext:value-type="float">
            <text:p>228650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float" office:value="404.112" calcext:value-type="float">
            <text:p>404.112</text:p>
          </table:table-cell>
          <table:table-cell office:value-type="float" office:value="1763" calcext:value-type="float">
            <text:p>1763</text:p>
          </table:table-cell>
          <table:table-cell office:value-type="float" office:value="116" calcext:value-type="float">
            <text:p>116</text:p>
          </table:table-cell>
          <table:table-cell office:value-type="float" office:value="3526" calcext:value-type="float">
            <text:p>3526</text:p>
          </table:table-cell>
          <table:table-cell office:value-type="float" office:value="7200" calcext:value-type="float">
            <text:p>7200</text:p>
          </table:table-cell>
          <table:table-cell office:value-type="float" office:value="402.67063677" calcext:value-type="float">
            <text:p>402.67063677</text:p>
          </table:table-cell>
          <table:table-cell office:value-type="float" office:value="336.90339068" calcext:value-type="float">
            <text:p>336.90339068</text:p>
          </table:table-cell>
          <table:table-cell office:value-type="float" office:value="748709" calcext:value-type="float">
            <text:p>748709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float" office:value="469.584" calcext:value-type="float">
            <text:p>469.584</text:p>
          </table:table-cell>
          <table:table-cell office:value-type="float" office:value="1730" calcext:value-type="float">
            <text:p>1730</text:p>
          </table:table-cell>
          <table:table-cell office:value-type="float" office:value="109" calcext:value-type="float">
            <text:p>109</text:p>
          </table:table-cell>
          <table:table-cell office:value-type="float" office:value="3460" calcext:value-type="float">
            <text:p>3460</text:p>
          </table:table-cell>
          <table:table-cell office:value-type="float" office:value="7200" calcext:value-type="float">
            <text:p>7200</text:p>
          </table:table-cell>
          <table:table-cell office:value-type="float" office:value="469.583817" calcext:value-type="float">
            <text:p>469.583817</text:p>
          </table:table-cell>
          <table:table-cell office:value-type="float" office:value="413.651148" calcext:value-type="float">
            <text:p>413.651148</text:p>
          </table:table-cell>
          <table:table-cell office:value-type="float" office:value="1458151" calcext:value-type="float">
            <text:p>1458151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float" office:value="965.154" calcext:value-type="float">
            <text:p>965.154</text:p>
          </table:table-cell>
          <table:table-cell office:value-type="float" office:value="10059" calcext:value-type="float">
            <text:p>10059</text:p>
          </table:table-cell>
          <table:table-cell office:value-type="float" office:value="327" calcext:value-type="float">
            <text:p>327</text:p>
          </table:table-cell>
          <table:table-cell office:value-type="float" office:value="20118" calcext:value-type="float">
            <text:p>2011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51.03613086" calcext:value-type="float">
            <text:p>951.03613086</text:p>
          </table:table-cell>
          <table:table-cell office:value-type="float" office:value="477.27206226" calcext:value-type="float">
            <text:p>477.27206226</text:p>
          </table:table-cell>
          <table:table-cell office:value-type="float" office:value="24016" calcext:value-type="float">
            <text:p>24016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float" office:value="584.301" calcext:value-type="float">
            <text:p>584.301</text:p>
          </table:table-cell>
          <table:table-cell office:value-type="float" office:value="8518" calcext:value-type="float">
            <text:p>8518</text:p>
          </table:table-cell>
          <table:table-cell office:value-type="float" office:value="323" calcext:value-type="float">
            <text:p>323</text:p>
          </table:table-cell>
          <table:table-cell office:value-type="float" office:value="17036" calcext:value-type="float">
            <text:p>17036</text:p>
          </table:table-cell>
          <table:table-cell office:value-type="float" office:value="7200" calcext:value-type="float">
            <text:p>7200</text:p>
          </table:table-cell>
          <table:table-cell office:value-type="float" office:value="577.85348083" calcext:value-type="float">
            <text:p>577.85348083</text:p>
          </table:table-cell>
          <table:table-cell office:value-type="float" office:value="377.4378981" calcext:value-type="float">
            <text:p>377.4378981</text:p>
          </table:table-cell>
          <table:table-cell office:value-type="float" office:value="46361" calcext:value-type="float">
            <text:p>46361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float" office:value="559.885" calcext:value-type="float">
            <text:p>559.885</text:p>
          </table:table-cell>
          <table:table-cell office:value-type="float" office:value="8318" calcext:value-type="float">
            <text:p>8318</text:p>
          </table:table-cell>
          <table:table-cell office:value-type="float" office:value="320" calcext:value-type="float">
            <text:p>320</text:p>
          </table:table-cell>
          <table:table-cell office:value-type="float" office:value="16636" calcext:value-type="float">
            <text:p>16636</text:p>
          </table:table-cell>
          <table:table-cell office:value-type="float" office:value="7200" calcext:value-type="float">
            <text:p>7200</text:p>
          </table:table-cell>
          <table:table-cell office:value-type="float" office:value="559.01309627" calcext:value-type="float">
            <text:p>559.01309627</text:p>
          </table:table-cell>
          <table:table-cell office:value-type="float" office:value="396.38189919" calcext:value-type="float">
            <text:p>396.38189919</text:p>
          </table:table-cell>
          <table:table-cell office:value-type="float" office:value="44907" calcext:value-type="float">
            <text:p>44907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float" office:value="537.166" calcext:value-type="float">
            <text:p>537.166</text:p>
          </table:table-cell>
          <table:table-cell office:value-type="float" office:value="8401" calcext:value-type="float">
            <text:p>8401</text:p>
          </table:table-cell>
          <table:table-cell office:value-type="float" office:value="309" calcext:value-type="float">
            <text:p>309</text:p>
          </table:table-cell>
          <table:table-cell office:value-type="float" office:value="16802" calcext:value-type="float">
            <text:p>16802</text:p>
          </table:table-cell>
          <table:table-cell office:value-type="float" office:value="7200" calcext:value-type="float">
            <text:p>7200</text:p>
          </table:table-cell>
          <table:table-cell office:value-type="float" office:value="513.3087635" calcext:value-type="float">
            <text:p>513.3087635</text:p>
          </table:table-cell>
          <table:table-cell office:value-type="float" office:value="367.39786059" calcext:value-type="float">
            <text:p>367.39786059</text:p>
          </table:table-cell>
          <table:table-cell office:value-type="float" office:value="47961" calcext:value-type="float">
            <text:p>47961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692.16" calcext:value-type="float">
            <text:p>692.16</text:p>
          </table:table-cell>
          <table:table-cell office:value-type="float" office:value="6527" calcext:value-type="float">
            <text:p>6527</text:p>
          </table:table-cell>
          <table:table-cell office:value-type="float" office:value="277" calcext:value-type="float">
            <text:p>277</text:p>
          </table:table-cell>
          <table:table-cell office:value-type="float" office:value="13054" calcext:value-type="float">
            <text:p>1305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67.92693476" calcext:value-type="float">
            <text:p>667.92693476</text:p>
          </table:table-cell>
          <table:table-cell office:value-type="float" office:value="496.86659594" calcext:value-type="float">
            <text:p>496.86659594</text:p>
          </table:table-cell>
          <table:table-cell office:value-type="float" office:value="43036" calcext:value-type="float">
            <text:p>43036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float" office:value="843.728" calcext:value-type="float">
            <text:p>843.728</text:p>
          </table:table-cell>
          <table:table-cell office:value-type="float" office:value="8475" calcext:value-type="float">
            <text:p>8475</text:p>
          </table:table-cell>
          <table:table-cell office:value-type="float" office:value="315" calcext:value-type="float">
            <text:p>315</text:p>
          </table:table-cell>
          <table:table-cell office:value-type="float" office:value="16950" calcext:value-type="float">
            <text:p>1695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38.92037847" calcext:value-type="float">
            <text:p>838.92037847</text:p>
          </table:table-cell>
          <table:table-cell office:value-type="float" office:value="366.1347805" calcext:value-type="float">
            <text:p>366.1347805</text:p>
          </table:table-cell>
          <table:table-cell office:value-type="float" office:value="59725" calcext:value-type="float">
            <text:p>59725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float" office:value="538.448" calcext:value-type="float">
            <text:p>538.448</text:p>
          </table:table-cell>
          <table:table-cell office:value-type="float" office:value="11895" calcext:value-type="float">
            <text:p>11895</text:p>
          </table:table-cell>
          <table:table-cell office:value-type="float" office:value="374" calcext:value-type="float">
            <text:p>374</text:p>
          </table:table-cell>
          <table:table-cell office:value-type="float" office:value="23790" calcext:value-type="float">
            <text:p>2379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525.6546009" calcext:value-type="float">
            <text:p>525.6546009</text:p>
          </table:table-cell>
          <table:table-cell office:value-type="float" office:value="365.24553913" calcext:value-type="float">
            <text:p>365.24553913</text:p>
          </table:table-cell>
          <table:table-cell office:value-type="float" office:value="26149" calcext:value-type="float">
            <text:p>26149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float" office:value="480.989" calcext:value-type="float">
            <text:p>480.989</text:p>
          </table:table-cell>
          <table:table-cell office:value-type="float" office:value="8702" calcext:value-type="float">
            <text:p>8702</text:p>
          </table:table-cell>
          <table:table-cell office:value-type="float" office:value="322" calcext:value-type="float">
            <text:p>322</text:p>
          </table:table-cell>
          <table:table-cell office:value-type="float" office:value="17404" calcext:value-type="float">
            <text:p>1740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73.0550855" calcext:value-type="float">
            <text:p>473.0550855</text:p>
          </table:table-cell>
          <table:table-cell office:value-type="float" office:value="377.05047231" calcext:value-type="float">
            <text:p>377.05047231</text:p>
          </table:table-cell>
          <table:table-cell office:value-type="float" office:value="82757" calcext:value-type="float">
            <text:p>82757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float" office:value="545.224" calcext:value-type="float">
            <text:p>545.224</text:p>
          </table:table-cell>
          <table:table-cell office:value-type="float" office:value="10627" calcext:value-type="float">
            <text:p>10627</text:p>
          </table:table-cell>
          <table:table-cell office:value-type="float" office:value="361" calcext:value-type="float">
            <text:p>361</text:p>
          </table:table-cell>
          <table:table-cell office:value-type="float" office:value="21254" calcext:value-type="float">
            <text:p>21254</text:p>
          </table:table-cell>
          <table:table-cell office:value-type="float" office:value="7200" calcext:value-type="float">
            <text:p>7200</text:p>
          </table:table-cell>
          <table:table-cell office:value-type="float" office:value="542.46274867" calcext:value-type="float">
            <text:p>542.46274867</text:p>
          </table:table-cell>
          <table:table-cell office:value-type="float" office:value="361.54620712" calcext:value-type="float">
            <text:p>361.54620712</text:p>
          </table:table-cell>
          <table:table-cell office:value-type="float" office:value="44903" calcext:value-type="float">
            <text:p>44903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619.424" calcext:value-type="float">
            <text:p>619.424</text:p>
          </table:table-cell>
          <table:table-cell office:value-type="float" office:value="7586" calcext:value-type="float">
            <text:p>7586</text:p>
          </table:table-cell>
          <table:table-cell office:value-type="float" office:value="297" calcext:value-type="float">
            <text:p>297</text:p>
          </table:table-cell>
          <table:table-cell office:value-type="float" office:value="15172" calcext:value-type="float">
            <text:p>15172</text:p>
          </table:table-cell>
          <table:table-cell office:value-type="float" office:value="7200" calcext:value-type="float">
            <text:p>7200</text:p>
          </table:table-cell>
          <table:table-cell office:value-type="float" office:value="601.47120937" calcext:value-type="float">
            <text:p>601.47120937</text:p>
          </table:table-cell>
          <table:table-cell office:value-type="float" office:value="449.82964287" calcext:value-type="float">
            <text:p>449.82964287</text:p>
          </table:table-cell>
          <table:table-cell office:value-type="float" office:value="64989" calcext:value-type="float">
            <text:p>64989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float" office:value="1199.47" calcext:value-type="float">
            <text:p>1199.47</text:p>
          </table:table-cell>
          <table:table-cell office:value-type="float" office:value="31400" calcext:value-type="float">
            <text:p>31400</text:p>
          </table:table-cell>
          <table:table-cell office:value-type="float" office:value="684" calcext:value-type="float">
            <text:p>684</text:p>
          </table:table-cell>
          <table:table-cell office:value-type="float" office:value="62800" calcext:value-type="float">
            <text:p>6280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199.4723149" calcext:value-type="float">
            <text:p>1199.4723149</text:p>
          </table:table-cell>
          <table:table-cell office:value-type="float" office:value="514.36360934" calcext:value-type="float">
            <text:p>514.36360934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float" office:value="706.771" calcext:value-type="float">
            <text:p>706.771</text:p>
          </table:table-cell>
          <table:table-cell office:value-type="float" office:value="21890" calcext:value-type="float">
            <text:p>21890</text:p>
          </table:table-cell>
          <table:table-cell office:value-type="float" office:value="581" calcext:value-type="float">
            <text:p>581</text:p>
          </table:table-cell>
          <table:table-cell office:value-type="float" office:value="43780" calcext:value-type="float">
            <text:p>4378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93.942978" calcext:value-type="float">
            <text:p>693.942978</text:p>
          </table:table-cell>
          <table:table-cell office:value-type="float" office:value="386.01953443" calcext:value-type="float">
            <text:p>386.01953443</text:p>
          </table:table-cell>
          <table:table-cell office:value-type="float" office:value="19698" calcext:value-type="float">
            <text:p>19698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float" office:value="650.255" calcext:value-type="float">
            <text:p>650.255</text:p>
          </table:table-cell>
          <table:table-cell office:value-type="float" office:value="33255" calcext:value-type="float">
            <text:p>33255</text:p>
          </table:table-cell>
          <table:table-cell office:value-type="float" office:value="718" calcext:value-type="float">
            <text:p>718</text:p>
          </table:table-cell>
          <table:table-cell office:value-type="float" office:value="66510" calcext:value-type="float">
            <text:p>6651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50.25526063" calcext:value-type="float">
            <text:p>650.25526063</text:p>
          </table:table-cell>
          <table:table-cell office:value-type="float" office:value="379.51141238" calcext:value-type="float">
            <text:p>379.51141238</text:p>
          </table:table-cell>
          <table:table-cell office:value-type="float" office:value="1386" calcext:value-type="float">
            <text:p>1386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float" office:value="822.789" calcext:value-type="float">
            <text:p>822.789</text:p>
          </table:table-cell>
          <table:table-cell office:value-type="float" office:value="25492" calcext:value-type="float">
            <text:p>25492</text:p>
          </table:table-cell>
          <table:table-cell office:value-type="float" office:value="626" calcext:value-type="float">
            <text:p>626</text:p>
          </table:table-cell>
          <table:table-cell office:value-type="float" office:value="50984" calcext:value-type="float">
            <text:p>50984</text:p>
          </table:table-cell>
          <table:table-cell office:value-type="float" office:value="7200" calcext:value-type="float">
            <text:p>7200</text:p>
          </table:table-cell>
          <table:table-cell office:value-type="float" office:value="822.7889991" calcext:value-type="float">
            <text:p>822.7889991</text:p>
          </table:table-cell>
          <table:table-cell office:value-type="float" office:value="408.45811659" calcext:value-type="float">
            <text:p>408.45811659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float" office:value="732.495" calcext:value-type="float">
            <text:p>732.495</text:p>
          </table:table-cell>
          <table:table-cell office:value-type="float" office:value="28839" calcext:value-type="float">
            <text:p>28839</text:p>
          </table:table-cell>
          <table:table-cell office:value-type="float" office:value="661" calcext:value-type="float">
            <text:p>661</text:p>
          </table:table-cell>
          <table:table-cell office:value-type="float" office:value="57678" calcext:value-type="float">
            <text:p>5767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30.5442489" calcext:value-type="float">
            <text:p>730.5442489</text:p>
          </table:table-cell>
          <table:table-cell office:value-type="float" office:value="404.25910505" calcext:value-type="float">
            <text:p>404.25910505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float" office:value="735.38" calcext:value-type="float">
            <text:p>735.38</text:p>
          </table:table-cell>
          <table:table-cell office:value-type="float" office:value="33285" calcext:value-type="float">
            <text:p>33285</text:p>
          </table:table-cell>
          <table:table-cell office:value-type="float" office:value="729" calcext:value-type="float">
            <text:p>729</text:p>
          </table:table-cell>
          <table:table-cell office:value-type="float" office:value="66570" calcext:value-type="float">
            <text:p>6657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35.38020753" calcext:value-type="float">
            <text:p>735.38020753</text:p>
          </table:table-cell>
          <table:table-cell office:value-type="float" office:value="391.80319058" calcext:value-type="float">
            <text:p>391.80319058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float" office:value="599.83" calcext:value-type="float">
            <text:p>599.83</text:p>
          </table:table-cell>
          <table:table-cell office:value-type="float" office:value="37734" calcext:value-type="float">
            <text:p>37734</text:p>
          </table:table-cell>
          <table:table-cell office:value-type="float" office:value="762" calcext:value-type="float">
            <text:p>762</text:p>
          </table:table-cell>
          <table:table-cell office:value-type="float" office:value="75468" calcext:value-type="float">
            <text:p>75468</text:p>
          </table:table-cell>
          <table:table-cell office:value-type="float" office:value="7200" calcext:value-type="float">
            <text:p>7200</text:p>
          </table:table-cell>
          <table:table-cell office:value-type="float" office:value="599.82958743" calcext:value-type="float">
            <text:p>599.82958743</text:p>
          </table:table-cell>
          <table:table-cell office:value-type="float" office:value="359.03605247" calcext:value-type="float">
            <text:p>359.03605247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float" office:value="661.775" calcext:value-type="float">
            <text:p>661.775</text:p>
          </table:table-cell>
          <table:table-cell office:value-type="float" office:value="28124" calcext:value-type="float">
            <text:p>28124</text:p>
          </table:table-cell>
          <table:table-cell office:value-type="float" office:value="642" calcext:value-type="float">
            <text:p>642</text:p>
          </table:table-cell>
          <table:table-cell office:value-type="float" office:value="56248" calcext:value-type="float">
            <text:p>56248</text:p>
          </table:table-cell>
          <table:table-cell office:value-type="float" office:value="7200" calcext:value-type="float">
            <text:p>7200</text:p>
          </table:table-cell>
          <table:table-cell office:value-type="float" office:value="661.77467567" calcext:value-type="float">
            <text:p>661.77467567</text:p>
          </table:table-cell>
          <table:table-cell office:value-type="float" office:value="406.81008813" calcext:value-type="float">
            <text:p>406.81008813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float" office:value="715.853" calcext:value-type="float">
            <text:p>715.853</text:p>
          </table:table-cell>
          <table:table-cell office:value-type="float" office:value="26518" calcext:value-type="float">
            <text:p>26518</text:p>
          </table:table-cell>
          <table:table-cell office:value-type="float" office:value="662" calcext:value-type="float">
            <text:p>662</text:p>
          </table:table-cell>
          <table:table-cell office:value-type="float" office:value="53036" calcext:value-type="float">
            <text:p>53036</text:p>
          </table:table-cell>
          <table:table-cell office:value-type="float" office:value="7200" calcext:value-type="float">
            <text:p>7200</text:p>
          </table:table-cell>
          <table:table-cell office:value-type="float" office:value="715.8531215" calcext:value-type="float">
            <text:p>715.8531215</text:p>
          </table:table-cell>
          <table:table-cell office:value-type="float" office:value="387.59104434" calcext:value-type="float">
            <text:p>387.59104434</text:p>
          </table:table-cell>
          <table:table-cell office:value-type="float" office:value="2570" calcext:value-type="float">
            <text:p>2570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float" office:value="1216.01" calcext:value-type="float">
            <text:p>1216.01</text:p>
          </table:table-cell>
          <table:table-cell office:value-type="float" office:value="21327" calcext:value-type="float">
            <text:p>21327</text:p>
          </table:table-cell>
          <table:table-cell office:value-type="float" office:value="573" calcext:value-type="float">
            <text:p>573</text:p>
          </table:table-cell>
          <table:table-cell office:value-type="float" office:value="42654" calcext:value-type="float">
            <text:p>4265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03.0369144" calcext:value-type="float">
            <text:p>1203.0369144</text:p>
          </table:table-cell>
          <table:table-cell office:value-type="float" office:value="479.33939127" calcext:value-type="float">
            <text:p>479.33939127</text:p>
          </table:table-cell>
          <table:table-cell office:value-type="float" office:value="9013" calcext:value-type="float">
            <text:p>9013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float" office:value="1375.28" calcext:value-type="float">
            <text:p>1375.28</text:p>
          </table:table-cell>
          <table:table-cell office:value-type="float" office:value="61719" calcext:value-type="float">
            <text:p>61719</text:p>
          </table:table-cell>
          <table:table-cell office:value-type="float" office:value="1059" calcext:value-type="float">
            <text:p>1059</text:p>
          </table:table-cell>
          <table:table-cell office:value-type="float" office:value="123438" calcext:value-type="float">
            <text:p>12343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75.2753867" calcext:value-type="float">
            <text:p>1375.2753867</text:p>
          </table:table-cell>
          <table:table-cell office:value-type="float" office:value="421.79582386" calcext:value-type="float">
            <text:p>421.7958238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904.997" calcext:value-type="float">
            <text:p>904.997</text:p>
          </table:table-cell>
          <table:table-cell office:value-type="float" office:value="59793" calcext:value-type="float">
            <text:p>59793</text:p>
          </table:table-cell>
          <table:table-cell office:value-type="float" office:value="1073" calcext:value-type="float">
            <text:p>1073</text:p>
          </table:table-cell>
          <table:table-cell office:value-type="float" office:value="119586" calcext:value-type="float">
            <text:p>11958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904.99735" calcext:value-type="float">
            <text:p>904.99735</text:p>
          </table:table-cell>
          <table:table-cell office:value-type="float" office:value="423.65637658" calcext:value-type="float">
            <text:p>423.65637658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float" office:value="818.185" calcext:value-type="float">
            <text:p>818.185</text:p>
          </table:table-cell>
          <table:table-cell office:value-type="float" office:value="62443" calcext:value-type="float">
            <text:p>62443</text:p>
          </table:table-cell>
          <table:table-cell office:value-type="float" office:value="1101" calcext:value-type="float">
            <text:p>1101</text:p>
          </table:table-cell>
          <table:table-cell office:value-type="float" office:value="124886" calcext:value-type="float">
            <text:p>1248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818.18502667" calcext:value-type="float">
            <text:p>818.18502667</text:p>
          </table:table-cell>
          <table:table-cell office:value-type="float" office:value="445.2364858" calcext:value-type="float">
            <text:p>445.236485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float" office:value="732.726" calcext:value-type="float">
            <text:p>732.726</text:p>
          </table:table-cell>
          <table:table-cell office:value-type="float" office:value="72830" calcext:value-type="float">
            <text:p>72830</text:p>
          </table:table-cell>
          <table:table-cell office:value-type="float" office:value="1180" calcext:value-type="float">
            <text:p>1180</text:p>
          </table:table-cell>
          <table:table-cell office:value-type="float" office:value="145660" calcext:value-type="float">
            <text:p>14566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32.72603333" calcext:value-type="float">
            <text:p>732.72603333</text:p>
          </table:table-cell>
          <table:table-cell office:value-type="float" office:value="398.48818472" calcext:value-type="float">
            <text:p>398.48818472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810.703" calcext:value-type="float">
            <text:p>810.703</text:p>
          </table:table-cell>
          <table:table-cell office:value-type="float" office:value="67981" calcext:value-type="float">
            <text:p>67981</text:p>
          </table:table-cell>
          <table:table-cell office:value-type="float" office:value="1141" calcext:value-type="float">
            <text:p>1141</text:p>
          </table:table-cell>
          <table:table-cell office:value-type="float" office:value="135962" calcext:value-type="float">
            <text:p>13596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810.70346333" calcext:value-type="float">
            <text:p>810.70346333</text:p>
          </table:table-cell>
          <table:table-cell office:value-type="float" office:value="403.59097556" calcext:value-type="float">
            <text:p>403.59097556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float" office:value="814.02" calcext:value-type="float">
            <text:p>814.02</text:p>
          </table:table-cell>
          <table:table-cell office:value-type="float" office:value="67555" calcext:value-type="float">
            <text:p>67555</text:p>
          </table:table-cell>
          <table:table-cell office:value-type="float" office:value="1160" calcext:value-type="float">
            <text:p>1160</text:p>
          </table:table-cell>
          <table:table-cell office:value-type="float" office:value="135110" calcext:value-type="float">
            <text:p>13511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14.02021" calcext:value-type="float">
            <text:p>814.02021</text:p>
          </table:table-cell>
          <table:table-cell office:value-type="float" office:value="404.53419517" calcext:value-type="float">
            <text:p>404.53419517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float" office:value="735.769" calcext:value-type="float">
            <text:p>735.769</text:p>
          </table:table-cell>
          <table:table-cell office:value-type="float" office:value="77000" calcext:value-type="float">
            <text:p>77000</text:p>
          </table:table-cell>
          <table:table-cell office:value-type="float" office:value="1240" calcext:value-type="float">
            <text:p>1240</text:p>
          </table:table-cell>
          <table:table-cell office:value-type="float" office:value="154000" calcext:value-type="float">
            <text:p>154000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735.76893" calcext:value-type="float">
            <text:p>735.76893</text:p>
          </table:table-cell>
          <table:table-cell office:value-type="float" office:value="384.69934669" calcext:value-type="float">
            <text:p>384.69934669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float" office:value="761.8" calcext:value-type="float">
            <text:p>761.8</text:p>
          </table:table-cell>
          <table:table-cell office:value-type="float" office:value="62453" calcext:value-type="float">
            <text:p>62453</text:p>
          </table:table-cell>
          <table:table-cell office:value-type="float" office:value="1079" calcext:value-type="float">
            <text:p>1079</text:p>
          </table:table-cell>
          <table:table-cell office:value-type="float" office:value="124906" calcext:value-type="float">
            <text:p>12490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61.79983667" calcext:value-type="float">
            <text:p>761.79983667</text:p>
          </table:table-cell>
          <table:table-cell office:value-type="float" office:value="425.85135861" calcext:value-type="float">
            <text:p>425.85135861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float" office:value="969.56" calcext:value-type="float">
            <text:p>969.56</text:p>
          </table:table-cell>
          <table:table-cell office:value-type="float" office:value="57914" calcext:value-type="float">
            <text:p>57914</text:p>
          </table:table-cell>
          <table:table-cell office:value-type="float" office:value="1082" calcext:value-type="float">
            <text:p>1082</text:p>
          </table:table-cell>
          <table:table-cell office:value-type="float" office:value="115828" calcext:value-type="float">
            <text:p>11582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969.56043333" calcext:value-type="float">
            <text:p>969.56043333</text:p>
          </table:table-cell>
          <table:table-cell office:value-type="float" office:value="431.21634561" calcext:value-type="float">
            <text:p>431.21634561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867.182" calcext:value-type="float">
            <text:p>867.182</text:p>
          </table:table-cell>
          <table:table-cell office:value-type="float" office:value="64388" calcext:value-type="float">
            <text:p>64388</text:p>
          </table:table-cell>
          <table:table-cell office:value-type="float" office:value="1114" calcext:value-type="float">
            <text:p>1114</text:p>
          </table:table-cell>
          <table:table-cell office:value-type="float" office:value="128776" calcext:value-type="float">
            <text:p>12877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67.18218" calcext:value-type="float">
            <text:p>867.18218</text:p>
          </table:table-cell>
          <table:table-cell office:value-type="float" office:value="441.7899013" calcext:value-type="float">
            <text:p>441.789901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float" office:value="1504.12" calcext:value-type="float">
            <text:p>1504.12</text:p>
          </table:table-cell>
          <table:table-cell office:value-type="float" office:value="412064" calcext:value-type="float">
            <text:p>412064</text:p>
          </table:table-cell>
          <table:table-cell office:value-type="float" office:value="3316" calcext:value-type="float">
            <text:p>3316</text:p>
          </table:table-cell>
          <table:table-cell office:value-type="float" office:value="824128" calcext:value-type="float">
            <text:p>824128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1504.1152867" calcext:value-type="float">
            <text:p>1504.1152867</text:p>
          </table:table-cell>
          <table:table-cell office:value-type="float" office:value="546.73750853" calcext:value-type="float">
            <text:p>546.73750853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float" office:value="1459.52" calcext:value-type="float">
            <text:p>1459.52</text:p>
          </table:table-cell>
          <table:table-cell office:value-type="float" office:value="404375" calcext:value-type="float">
            <text:p>404375</text:p>
          </table:table-cell>
          <table:table-cell office:value-type="float" office:value="3300" calcext:value-type="float">
            <text:p>3300</text:p>
          </table:table-cell>
          <table:table-cell office:value-type="float" office:value="808750" calcext:value-type="float">
            <text:p>808750</text:p>
          </table:table-cell>
          <table:table-cell office:value-type="float" office:value="7200.2" calcext:value-type="float">
            <text:p>7200.2</text:p>
          </table:table-cell>
          <table:table-cell office:value-type="float" office:value="1459.5230667" calcext:value-type="float">
            <text:p>1459.5230667</text:p>
          </table:table-cell>
          <table:table-cell office:value-type="float" office:value="534.99328261" calcext:value-type="float">
            <text:p>534.99328261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float" office:value="1327.89" calcext:value-type="float">
            <text:p>1327.89</text:p>
          </table:table-cell>
          <table:table-cell office:value-type="float" office:value="415629" calcext:value-type="float">
            <text:p>415629</text:p>
          </table:table-cell>
          <table:table-cell office:value-type="float" office:value="3375" calcext:value-type="float">
            <text:p>3375</text:p>
          </table:table-cell>
          <table:table-cell office:value-type="float" office:value="831258" calcext:value-type="float">
            <text:p>831258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327.8925" calcext:value-type="float">
            <text:p>1327.8925</text:p>
          </table:table-cell>
          <table:table-cell office:value-type="float" office:value="541.61399177" calcext:value-type="float">
            <text:p>541.61399177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float" office:value="1162.77" calcext:value-type="float">
            <text:p>1162.77</text:p>
          </table:table-cell>
          <table:table-cell office:value-type="float" office:value="481774" calcext:value-type="float">
            <text:p>481774</text:p>
          </table:table-cell>
          <table:table-cell office:value-type="float" office:value="3714" calcext:value-type="float">
            <text:p>3714</text:p>
          </table:table-cell>
          <table:table-cell office:value-type="float" office:value="963548" calcext:value-type="float">
            <text:p>963548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1162.76884" calcext:value-type="float">
            <text:p>1162.76884</text:p>
          </table:table-cell>
          <table:table-cell office:value-type="float" office:value="523.95971824" calcext:value-type="float">
            <text:p>523.95971824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float" office:value="1391.93" calcext:value-type="float">
            <text:p>1391.93</text:p>
          </table:table-cell>
          <table:table-cell office:value-type="float" office:value="480978" calcext:value-type="float">
            <text:p>480978</text:p>
          </table:table-cell>
          <table:table-cell office:value-type="float" office:value="3602" calcext:value-type="float">
            <text:p>3602</text:p>
          </table:table-cell>
          <table:table-cell office:value-type="float" office:value="961956" calcext:value-type="float">
            <text:p>961956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391.9313033" calcext:value-type="float">
            <text:p>1391.9313033</text:p>
          </table:table-cell>
          <table:table-cell office:value-type="float" office:value="529.04209441" calcext:value-type="float">
            <text:p>529.04209441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float" office:value="1441.3" calcext:value-type="float">
            <text:p>1441.3</text:p>
          </table:table-cell>
          <table:table-cell office:value-type="float" office:value="360717" calcext:value-type="float">
            <text:p>360717</text:p>
          </table:table-cell>
          <table:table-cell office:value-type="float" office:value="3214" calcext:value-type="float">
            <text:p>3214</text:p>
          </table:table-cell>
          <table:table-cell office:value-type="float" office:value="721434" calcext:value-type="float">
            <text:p>72143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441.29719" calcext:value-type="float">
            <text:p>1441.29719</text:p>
          </table:table-cell>
          <table:table-cell office:value-type="float" office:value="498.6090091" calcext:value-type="float">
            <text:p>498.609009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float" office:value="1177.94" calcext:value-type="float">
            <text:p>1177.94</text:p>
          </table:table-cell>
          <table:table-cell office:value-type="float" office:value="426764" calcext:value-type="float">
            <text:p>426764</text:p>
          </table:table-cell>
          <table:table-cell office:value-type="float" office:value="3301" calcext:value-type="float">
            <text:p>3301</text:p>
          </table:table-cell>
          <table:table-cell office:value-type="float" office:value="853528" calcext:value-type="float">
            <text:p>853528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177.9363067" calcext:value-type="float">
            <text:p>1177.9363067</text:p>
          </table:table-cell>
          <table:table-cell office:value-type="float" office:value="502.51943198" calcext:value-type="float">
            <text:p>502.51943198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float" office:value="1169.18" calcext:value-type="float">
            <text:p>1169.18</text:p>
          </table:table-cell>
          <table:table-cell office:value-type="float" office:value="397617" calcext:value-type="float">
            <text:p>397617</text:p>
          </table:table-cell>
          <table:table-cell office:value-type="float" office:value="3282" calcext:value-type="float">
            <text:p>3282</text:p>
          </table:table-cell>
          <table:table-cell office:value-type="float" office:value="795234" calcext:value-type="float">
            <text:p>795234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169.18108" calcext:value-type="float">
            <text:p>1169.18108</text:p>
          </table:table-cell>
          <table:table-cell office:value-type="float" office:value="532.92301366" calcext:value-type="float">
            <text:p>532.92301366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float" office:value="1346.68" calcext:value-type="float">
            <text:p>1346.68</text:p>
          </table:table-cell>
          <table:table-cell office:value-type="float" office:value="434158" calcext:value-type="float">
            <text:p>434158</text:p>
          </table:table-cell>
          <table:table-cell office:value-type="float" office:value="3526" calcext:value-type="float">
            <text:p>3526</text:p>
          </table:table-cell>
          <table:table-cell office:value-type="float" office:value="868316" calcext:value-type="float">
            <text:p>86831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346.68256" calcext:value-type="float">
            <text:p>1346.68256</text:p>
          </table:table-cell>
          <table:table-cell office:value-type="float" office:value="535.8686984" calcext:value-type="float">
            <text:p>535.868698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float" office:value="1470.02" calcext:value-type="float">
            <text:p>1470.02</text:p>
          </table:table-cell>
          <table:table-cell office:value-type="float" office:value="476660" calcext:value-type="float">
            <text:p>476660</text:p>
          </table:table-cell>
          <table:table-cell office:value-type="float" office:value="3561" calcext:value-type="float">
            <text:p>3561</text:p>
          </table:table-cell>
          <table:table-cell office:value-type="float" office:value="953320" calcext:value-type="float">
            <text:p>953320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1470.0153833" calcext:value-type="float">
            <text:p>1470.0153833</text:p>
          </table:table-cell>
          <table:table-cell office:value-type="float" office:value="540.22642189" calcext:value-type="float">
            <text:p>540.2264218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float" office:value="2036.98" calcext:value-type="float">
            <text:p>2036.98</text:p>
          </table:table-cell>
          <table:table-cell office:value-type="float" office:value="1309443" calcext:value-type="float">
            <text:p>1309443</text:p>
          </table:table-cell>
          <table:table-cell office:value-type="float" office:value="6620" calcext:value-type="float">
            <text:p>6620</text:p>
          </table:table-cell>
          <table:table-cell office:value-type="float" office:value="2618886" calcext:value-type="float">
            <text:p>2618886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036.9793633" calcext:value-type="float">
            <text:p>2036.9793633</text:p>
          </table:table-cell>
          <table:table-cell office:value-type="float" office:value="584.56032874" calcext:value-type="float">
            <text:p>584.56032874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float" office:value="2083.89" calcext:value-type="float">
            <text:p>2083.89</text:p>
          </table:table-cell>
          <table:table-cell office:value-type="float" office:value="1449352" calcext:value-type="float">
            <text:p>1449352</text:p>
          </table:table-cell>
          <table:table-cell office:value-type="float" office:value="6915" calcext:value-type="float">
            <text:p>6915</text:p>
          </table:table-cell>
          <table:table-cell office:value-type="float" office:value="2898704" calcext:value-type="float">
            <text:p>2898704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083.89072" calcext:value-type="float">
            <text:p>2083.89072</text:p>
          </table:table-cell>
          <table:table-cell office:value-type="float" office:value="600.60769889" calcext:value-type="float">
            <text:p>600.6076988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float" office:value="1608.19" calcext:value-type="float">
            <text:p>1608.19</text:p>
          </table:table-cell>
          <table:table-cell office:value-type="float" office:value="1227143" calcext:value-type="float">
            <text:p>1227143</text:p>
          </table:table-cell>
          <table:table-cell office:value-type="float" office:value="6485" calcext:value-type="float">
            <text:p>6485</text:p>
          </table:table-cell>
          <table:table-cell office:value-type="float" office:value="2454286" calcext:value-type="float">
            <text:p>2454286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608.1932733" calcext:value-type="float">
            <text:p>1608.1932733</text:p>
          </table:table-cell>
          <table:table-cell office:value-type="float" office:value="584.77799107" calcext:value-type="float">
            <text:p>584.77799107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float" office:value="1722.96" calcext:value-type="float">
            <text:p>1722.96</text:p>
          </table:table-cell>
          <table:table-cell office:value-type="float" office:value="1435781" calcext:value-type="float">
            <text:p>1435781</text:p>
          </table:table-cell>
          <table:table-cell office:value-type="float" office:value="7043" calcext:value-type="float">
            <text:p>7043</text:p>
          </table:table-cell>
          <table:table-cell office:value-type="float" office:value="2871562" calcext:value-type="float">
            <text:p>2871562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1722.9622367" calcext:value-type="float">
            <text:p>1722.9622367</text:p>
          </table:table-cell>
          <table:table-cell office:value-type="float" office:value="591.8546161" calcext:value-type="float">
            <text:p>591.8546161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float" office:value="1809.78" calcext:value-type="float">
            <text:p>1809.78</text:p>
          </table:table-cell>
          <table:table-cell office:value-type="float" office:value="1280623" calcext:value-type="float">
            <text:p>1280623</text:p>
          </table:table-cell>
          <table:table-cell office:value-type="float" office:value="6443" calcext:value-type="float">
            <text:p>6443</text:p>
          </table:table-cell>
          <table:table-cell office:value-type="float" office:value="2561246" calcext:value-type="float">
            <text:p>2561246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1809.7837767" calcext:value-type="float">
            <text:p>1809.7837767</text:p>
          </table:table-cell>
          <table:table-cell office:value-type="float" office:value="616.47761313" calcext:value-type="float">
            <text:p>616.4776131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float" office:value="1949.14" calcext:value-type="float">
            <text:p>1949.14</text:p>
          </table:table-cell>
          <table:table-cell office:value-type="float" office:value="1482588" calcext:value-type="float">
            <text:p>1482588</text:p>
          </table:table-cell>
          <table:table-cell office:value-type="float" office:value="7147" calcext:value-type="float">
            <text:p>7147</text:p>
          </table:table-cell>
          <table:table-cell office:value-type="float" office:value="2965176" calcext:value-type="float">
            <text:p>2965176</text:p>
          </table:table-cell>
          <table:table-cell office:value-type="float" office:value="7201.91" calcext:value-type="float">
            <text:p>7201.91</text:p>
          </table:table-cell>
          <table:table-cell office:value-type="float" office:value="1949.1449467" calcext:value-type="float">
            <text:p>1949.1449467</text:p>
          </table:table-cell>
          <table:table-cell office:value-type="float" office:value="583.48793816" calcext:value-type="float">
            <text:p>583.4879381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float" office:value="1777.54" calcext:value-type="float">
            <text:p>1777.54</text:p>
          </table:table-cell>
          <table:table-cell office:value-type="float" office:value="1270343" calcext:value-type="float">
            <text:p>1270343</text:p>
          </table:table-cell>
          <table:table-cell office:value-type="float" office:value="6642" calcext:value-type="float">
            <text:p>6642</text:p>
          </table:table-cell>
          <table:table-cell office:value-type="float" office:value="2540686" calcext:value-type="float">
            <text:p>2540686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777.5384267" calcext:value-type="float">
            <text:p>1777.5384267</text:p>
          </table:table-cell>
          <table:table-cell office:value-type="float" office:value="604.84707925" calcext:value-type="float">
            <text:p>604.8470792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float" office:value="1754.2" calcext:value-type="float">
            <text:p>1754.2</text:p>
          </table:table-cell>
          <table:table-cell office:value-type="float" office:value="1223060" calcext:value-type="float">
            <text:p>1223060</text:p>
          </table:table-cell>
          <table:table-cell office:value-type="float" office:value="6531" calcext:value-type="float">
            <text:p>6531</text:p>
          </table:table-cell>
          <table:table-cell office:value-type="float" office:value="2446120" calcext:value-type="float">
            <text:p>2446120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754.2038867" calcext:value-type="float">
            <text:p>1754.2038867</text:p>
          </table:table-cell>
          <table:table-cell office:value-type="float" office:value="618.30116576" calcext:value-type="float">
            <text:p>618.3011657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float" office:value="2120.51" calcext:value-type="float">
            <text:p>2120.51</text:p>
          </table:table-cell>
          <table:table-cell office:value-type="float" office:value="1230118" calcext:value-type="float">
            <text:p>1230118</text:p>
          </table:table-cell>
          <table:table-cell office:value-type="float" office:value="6515" calcext:value-type="float">
            <text:p>6515</text:p>
          </table:table-cell>
          <table:table-cell office:value-type="float" office:value="2460236" calcext:value-type="float">
            <text:p>2460236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120.5099167" calcext:value-type="float">
            <text:p>2120.5099167</text:p>
          </table:table-cell>
          <table:table-cell office:value-type="float" office:value="637.39937913" calcext:value-type="float">
            <text:p>637.3993791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float" office:value="2022.26" calcext:value-type="float">
            <text:p>2022.26</text:p>
          </table:table-cell>
          <table:table-cell office:value-type="float" office:value="1186772" calcext:value-type="float">
            <text:p>1186772</text:p>
          </table:table-cell>
          <table:table-cell office:value-type="float" office:value="6232" calcext:value-type="float">
            <text:p>6232</text:p>
          </table:table-cell>
          <table:table-cell office:value-type="float" office:value="2373544" calcext:value-type="float">
            <text:p>2373544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2022.2559333" calcext:value-type="float">
            <text:p>2022.2559333</text:p>
          </table:table-cell>
          <table:table-cell office:value-type="float" office:value="621.00921487" calcext:value-type="float">
            <text:p>621.00921487</text:p>
          </table:table-cell>
          <table:table-cell office:value-type="float" office:value="38" calcext:value-type="float">
            <text:p>38</text:p>
          </table:table-cell>
        </table:table-row>
      </table:table>
      <table:table table:name="lb (means)" table:style-name="ta1">
        <table:table-column table:style-name="co7" table:default-cell-style-name="Default"/>
        <table:table-column table:style-name="co7" table:default-cell-style-name="ce1"/>
        <table:table-column table:style-name="co7" table:number-columns-repeated="4" table:default-cell-style-name="Default"/>
        <table:table-column table:style-name="co7" table:number-columns-repeated="3" table:default-cell-style-name="ce1"/>
        <table:table-column table:style-name="co7" table:default-cell-style-name="ce3"/>
        <table:table-column table:style-name="co7" table:default-cell-style-name="Default"/>
        <table:table-column table:style-name="co8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nzz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est.bound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nodes</text:p>
          </table:table-cell>
          <table:table-cell/>
          <table:table-cell office:value-type="string" calcext:value-type="string">
            <text:p>Mankowska BB</text:p>
          </table:table-cell>
          <table:table-cell office:value-type="string" calcext:value-type="string">
            <text:p>Increase</text:p>
          </table:table-cell>
        </table:table-row>
        <table:table-row table:style-name="ro1">
          <table:table-cell office:value-type="string" calcext:value-type="string">
            <text:p>10_1</text:p>
          </table:table-cell>
          <table:table-cell office:value-type="float" office:value="226.978" calcext:value-type="float">
            <text:p>227.0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218.19855033" calcext:value-type="float">
            <text:p>218.2</text:p>
          </table:table-cell>
          <table:table-cell table:formula="of:=([.G2]-[.H2])/[.G2]*100" office:value-type="float" office:value="0" calcext:value-type="float">
            <text:p>0.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18.2" calcext:value-type="float">
            <text:p>218.2</text:p>
          </table:table-cell>
          <table:table-cell table:formula="of:=([.H2]-[.L2])/[.L2] * 100" office:value-type="float" office:value="-0.00066437671860656" calcext:value-type="float">
            <text:p>0.0</text:p>
          </table:table-cell>
        </table:table-row>
        <table:table-row table:style-name="ro1">
          <table:table-cell office:value-type="string" calcext:value-type="string">
            <text:p>10_2</text:p>
          </table:table-cell>
          <table:table-cell office:value-type="float" office:value="246.626" calcext:value-type="float">
            <text:p>246.6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246.62617517" calcext:value-type="float">
            <text:p>246.6</text:p>
          </table:table-cell>
          <table:table-cell table:formula="of:=([.G3]-[.H3])/[.G3]*100" office:value-type="float" office:value="0" calcext:value-type="float">
            <text:p>0.0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246.6" calcext:value-type="float">
            <text:p>246.6</text:p>
          </table:table-cell>
          <table:table-cell table:formula="of:=([.H3]-[.L3])/[.L3] * 100" office:value-type="float" office:value="0.0106144241687008" calcext:value-type="float">
            <text:p>0.0</text:p>
          </table:table-cell>
        </table:table-row>
        <table:table-row table:style-name="ro1">
          <table:table-cell office:value-type="string" calcext:value-type="string">
            <text:p>10_3</text:p>
          </table:table-cell>
          <table:table-cell office:value-type="float" office:value="305.86" calcext:value-type="float">
            <text:p>305.9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305.859574" calcext:value-type="float">
            <text:p>305.9</text:p>
          </table:table-cell>
          <table:table-cell table:formula="of:=([.G4]-[.H4])/[.G4]*100" office:value-type="float" office:value="0" calcext:value-type="float">
            <text:p>0.0</text:p>
          </table:table-cell>
          <table:table-cell office:value-type="float" office:value="2192" calcext:value-type="float">
            <text:p>2,192</text:p>
          </table:table-cell>
          <table:table-cell/>
          <table:table-cell office:value-type="float" office:value="305.8" calcext:value-type="float">
            <text:p>305.8</text:p>
          </table:table-cell>
          <table:table-cell table:formula="of:=([.H4]-[.L4])/[.L4] * 100" office:value-type="float" office:value="0.0194813603662517" calcext:value-type="float">
            <text:p>0.0</text:p>
          </table:table-cell>
        </table:table-row>
        <table:table-row table:style-name="ro1">
          <table:table-cell office:value-type="string" calcext:value-type="string">
            <text:p>10_4</text:p>
          </table:table-cell>
          <table:table-cell office:value-type="float" office:value="186.897" calcext:value-type="float">
            <text:p>186.9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186.8969446" calcext:value-type="float">
            <text:p>186.9</text:p>
          </table:table-cell>
          <table:table-cell table:formula="of:=([.G5]-[.H5])/[.G5]*100" office:value-type="float" office:value="0" calcext:value-type="float">
            <text:p>0.0</text:p>
          </table:table-cell>
          <table:table-cell office:value-type="float" office:value="1998" calcext:value-type="float">
            <text:p>1,998</text:p>
          </table:table-cell>
          <table:table-cell/>
          <table:table-cell office:value-type="float" office:value="186.9" calcext:value-type="float">
            <text:p>186.9</text:p>
          </table:table-cell>
          <table:table-cell table:formula="of:=([.H5]-[.L5])/[.L5] * 100" office:value-type="float" office:value="-0.00163477795612297" calcext:value-type="float">
            <text:p>0.0</text:p>
          </table:table-cell>
        </table:table-row>
        <table:table-row table:style-name="ro1">
          <table:table-cell office:value-type="string" calcext:value-type="string">
            <text:p>10_5</text:p>
          </table:table-cell>
          <table:table-cell office:value-type="float" office:value="191.972" calcext:value-type="float">
            <text:p>192.0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189.543179" calcext:value-type="float">
            <text:p>189.5</text:p>
          </table:table-cell>
          <table:table-cell table:formula="of:=([.G6]-[.H6])/[.G6]*100" office:value-type="float" office:value="0" calcext:value-type="float">
            <text:p>0.0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189.5" calcext:value-type="float">
            <text:p>189.5</text:p>
          </table:table-cell>
          <table:table-cell table:formula="of:=([.H6]-[.L6])/[.L6] * 100" office:value-type="float" office:value="0.0227857519788967" calcext:value-type="float">
            <text:p>0.0</text:p>
          </table:table-cell>
        </table:table-row>
        <table:table-row table:style-name="ro1">
          <table:table-cell office:value-type="string" calcext:value-type="string">
            <text:p>10_6</text:p>
          </table:table-cell>
          <table:table-cell office:value-type="float" office:value="200.126" calcext:value-type="float">
            <text:p>200.1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200.0991589" calcext:value-type="float">
            <text:p>200.1</text:p>
          </table:table-cell>
          <table:table-cell table:formula="of:=([.G7]-[.H7])/[.G7]*100" office:value-type="float" office:value="0" calcext:value-type="float">
            <text:p>0.0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200.1" calcext:value-type="float">
            <text:p>200.1</text:p>
          </table:table-cell>
          <table:table-cell table:formula="of:=([.H7]-[.L7])/[.L7] * 100" office:value-type="float" office:value="-0.000420339830086142" calcext:value-type="float">
            <text:p>0.0</text:p>
          </table:table-cell>
        </table:table-row>
        <table:table-row table:style-name="ro1">
          <table:table-cell office:value-type="string" calcext:value-type="string">
            <text:p>10_7</text:p>
          </table:table-cell>
          <table:table-cell office:value-type="float" office:value="225.369" calcext:value-type="float">
            <text:p>225.4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254" calcext:value-type="float">
            <text:p>254</text:p>
          </table:table-cell>
          <table:table-cell office:value-type="float" office:value="0.11" calcext:value-type="float">
            <text:p>0.11</text:p>
          </table:table-cell>
          <table:table-cell table:number-columns-repeated="2" office:value-type="float" office:value="225.36852533" calcext:value-type="float">
            <text:p>225.4</text:p>
          </table:table-cell>
          <table:table-cell table:formula="of:=([.G8]-[.H8])/[.G8]*100" office:value-type="float" office:value="0" calcext:value-type="float">
            <text:p>0.0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25.4" calcext:value-type="float">
            <text:p>225.4</text:p>
          </table:table-cell>
          <table:table-cell table:formula="of:=([.H8]-[.L8])/[.L8] * 100" office:value-type="float" office:value="-0.013963917480033" calcext:value-type="float">
            <text:p>0.0</text:p>
          </table:table-cell>
        </table:table-row>
        <table:table-row table:style-name="ro1">
          <table:table-cell office:value-type="string" calcext:value-type="string">
            <text:p>10_8</text:p>
          </table:table-cell>
          <table:table-cell office:value-type="float" office:value="232.049" calcext:value-type="float">
            <text:p>232.0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232.04877757" calcext:value-type="float">
            <text:p>232.0</text:p>
          </table:table-cell>
          <table:table-cell table:formula="of:=([.G9]-[.H9])/[.G9]*100" office:value-type="float" office:value="0" calcext:value-type="float">
            <text:p>0.0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32" calcext:value-type="float">
            <text:p>232.0</text:p>
          </table:table-cell>
          <table:table-cell table:formula="of:=([.H9]-[.L9])/[.L9] * 100" office:value-type="float" office:value="0.0210248146551718" calcext:value-type="float">
            <text:p>0.0</text:p>
          </table:table-cell>
        </table:table-row>
        <table:table-row table:style-name="ro1">
          <table:table-cell office:value-type="string" calcext:value-type="string">
            <text:p>10_9</text:p>
          </table:table-cell>
          <table:table-cell office:value-type="float" office:value="234.211" calcext:value-type="float">
            <text:p>234.2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402" calcext:value-type="float">
            <text:p>402</text:p>
          </table:table-cell>
          <table:table-cell office:value-type="float" office:value="1.33" calcext:value-type="float">
            <text:p>1.33</text:p>
          </table:table-cell>
          <table:table-cell table:number-columns-repeated="2" office:value-type="float" office:value="222.29502767" calcext:value-type="float">
            <text:p>222.3</text:p>
          </table:table-cell>
          <table:table-cell table:formula="of:=([.G10]-[.H10])/[.G10]*100" office:value-type="float" office:value="0" calcext:value-type="float">
            <text:p>0.0</text:p>
          </table:table-cell>
          <table:table-cell office:value-type="float" office:value="2315" calcext:value-type="float">
            <text:p>2,315</text:p>
          </table:table-cell>
          <table:table-cell/>
          <table:table-cell office:value-type="float" office:value="222.3" calcext:value-type="float">
            <text:p>222.3</text:p>
          </table:table-cell>
          <table:table-cell table:formula="of:=([.H10]-[.L10])/[.L10] * 100" office:value-type="float" office:value="-0.00223676563203567" calcext:value-type="float">
            <text:p>0.0</text:p>
          </table:table-cell>
        </table:table-row>
        <table:table-row table:style-name="ro1">
          <table:table-cell office:value-type="string" calcext:value-type="string">
            <text:p>10_10</text:p>
          </table:table-cell>
          <table:table-cell office:value-type="float" office:value="225.006" calcext:value-type="float">
            <text:p>225.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225.00599533" calcext:value-type="float">
            <text:p>225.0</text:p>
          </table:table-cell>
          <table:table-cell table:formula="of:=([.G11]-[.H11])/[.G11]*100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5" calcext:value-type="float">
            <text:p>225.0</text:p>
          </table:table-cell>
          <table:table-cell table:formula="of:=([.H11]-[.L11])/[.L11] * 100" office:value-type="float" office:value="0.00266459111110685" calcext:value-type="float">
            <text:p>0.0</text:p>
          </table:table-cell>
        </table:table-row>
        <table:table-row table:style-name="ro1">
          <table:table-cell/>
          <table:table-cell table:style-name="ce2" table:formula="of:=AVERAGE([.B2:.B11])" office:value-type="float" office:value="227.5094" calcext:value-type="float">
            <text:p>227.5</text:p>
          </table:table-cell>
          <table:table-cell table:style-name="ce2" table:formula="of:=AVERAGE([.C2:.C11])" office:value-type="float" office:value="128.3" calcext:value-type="float">
            <text:p>128.3</text:p>
          </table:table-cell>
          <table:table-cell table:style-name="ce2" table:formula="of:=AVERAGE([.D2:.D11])" office:value-type="float" office:value="28.8" calcext:value-type="float">
            <text:p>28.8</text:p>
          </table:table-cell>
          <table:table-cell table:style-name="ce2" table:formula="of:=AVERAGE([.E2:.E11])" office:value-type="float" office:value="256.6" calcext:value-type="float">
            <text:p>256.6</text:p>
          </table:table-cell>
          <table:table-cell table:style-name="ce2" table:formula="of:=AVERAGE([.F2:.F11])" office:value-type="float" office:value="0.363" calcext:value-type="float">
            <text:p>0.4</text:p>
          </table:table-cell>
          <table:table-cell table:style-name="ce2" table:formula="of:=AVERAGE([.G2:.G11])" office:value-type="float" office:value="225.19419079" calcext:value-type="float">
            <text:p>225.2</text:p>
          </table:table-cell>
          <table:table-cell table:style-name="ce2" table:formula="of:=AVERAGE([.H2:.H11])" office:value-type="float" office:value="225.19419079" calcext:value-type="float">
            <text:p>225.2</text:p>
          </table:table-cell>
          <table:table-cell table:style-name="ce2" table:formula="of:=([.G12]-[.H12])/[.G12]*100" office:value-type="float" office:value="0" calcext:value-type="float">
            <text:p>0.0</text:p>
          </table:table-cell>
          <table:table-cell table:style-name="ce4" table:formula="of:=AVERAGE([.J2:.J11])" office:value-type="float" office:value="845.7" calcext:value-type="float">
            <text:p>846</text:p>
          </table:table-cell>
          <table:table-cell/>
          <table:table-cell office:value-type="float" office:value="225.18" calcext:value-type="float">
            <text:p>225.2</text:p>
          </table:table-cell>
          <table:table-cell table:formula="of:=([.H12]-[.L12])/[.L12] * 100" office:value-type="float" office:value="0.00630197619681431" calcext:value-type="float">
            <text:p>0.0</text:p>
          </table:table-cell>
        </table:table-row>
        <table:table-row table:style-name="ro1">
          <table:table-cell office:value-type="string" calcext:value-type="string">
            <text:p>25_1</text:p>
          </table:table-cell>
          <table:table-cell office:value-type="float" office:value="428.584" calcext:value-type="float">
            <text:p>428.6</text:p>
          </table:table-cell>
          <table:table-cell office:value-type="float" office:value="1249" calcext:value-type="float">
            <text:p>1249</text:p>
          </table:table-cell>
          <table:table-cell office:value-type="float" office:value="98" calcext:value-type="float">
            <text:p>98</text:p>
          </table:table-cell>
          <table:table-cell office:value-type="float" office:value="2498" calcext:value-type="float">
            <text:p>2498</text:p>
          </table:table-cell>
          <table:table-cell office:value-type="float" office:value="5970.3" calcext:value-type="float">
            <text:p>5970.3</text:p>
          </table:table-cell>
          <table:table-cell office:value-type="float" office:value="428.09667333" calcext:value-type="float">
            <text:p>428.1</text:p>
          </table:table-cell>
          <table:table-cell office:value-type="float" office:value="428.05386753" calcext:value-type="float">
            <text:p>428.1</text:p>
          </table:table-cell>
          <table:table-cell table:formula="of:=([.G13]-[.H13])/[.G13]*100" office:value-type="float" office:value="0.00999909662157067" calcext:value-type="float">
            <text:p>0.0</text:p>
          </table:table-cell>
          <table:table-cell office:value-type="float" office:value="3149921" calcext:value-type="float">
            <text:p>3,149,921</text:p>
          </table:table-cell>
          <table:table-cell/>
          <table:table-cell office:value-type="float" office:value="378.7" calcext:value-type="float">
            <text:p>378.7</text:p>
          </table:table-cell>
          <table:table-cell table:formula="of:=([.H13]-[.L13])/[.L13] * 100" office:value-type="float" office:value="13.0324445550568" calcext:value-type="float">
            <text:p>13.0</text:p>
          </table:table-cell>
        </table:table-row>
        <table:table-row table:style-name="ro1">
          <table:table-cell office:value-type="string" calcext:value-type="string">
            <text:p>25_2</text:p>
          </table:table-cell>
          <table:table-cell office:value-type="float" office:value="483.63" calcext:value-type="float">
            <text:p>483.6</text:p>
          </table:table-cell>
          <table:table-cell office:value-type="float" office:value="841" calcext:value-type="float">
            <text:p>841</text:p>
          </table:table-cell>
          <table:table-cell office:value-type="float" office:value="88" calcext:value-type="float">
            <text:p>88</text:p>
          </table:table-cell>
          <table:table-cell office:value-type="float" office:value="1682" calcext:value-type="float">
            <text:p>1682</text:p>
          </table:table-cell>
          <table:table-cell office:value-type="float" office:value="469.53" calcext:value-type="float">
            <text:p>469.53</text:p>
          </table:table-cell>
          <table:table-cell office:value-type="float" office:value="476.0489371" calcext:value-type="float">
            <text:p>476.0</text:p>
          </table:table-cell>
          <table:table-cell office:value-type="float" office:value="476.00133908" calcext:value-type="float">
            <text:p>476.0</text:p>
          </table:table-cell>
          <table:table-cell table:formula="of:=([.G14]-[.H14])/[.G14]*100" office:value-type="float" office:value="0.00999855609172611" calcext:value-type="float">
            <text:p>0.0</text:p>
          </table:table-cell>
          <table:table-cell office:value-type="float" office:value="268511" calcext:value-type="float">
            <text:p>268,511</text:p>
          </table:table-cell>
          <table:table-cell/>
          <table:table-cell office:value-type="float" office:value="427.9" calcext:value-type="float">
            <text:p>427.9</text:p>
          </table:table-cell>
          <table:table-cell table:formula="of:=([.H14]-[.L14])/[.L14] * 100" office:value-type="float" office:value="11.2412570881047" calcext:value-type="float">
            <text:p>11.2</text:p>
          </table:table-cell>
        </table:table-row>
        <table:table-row table:style-name="ro1">
          <table:table-cell office:value-type="string" calcext:value-type="string">
            <text:p>25_3</text:p>
          </table:table-cell>
          <table:table-cell office:value-type="float" office:value="402.797" calcext:value-type="float">
            <text:p>402.8</text:p>
          </table:table-cell>
          <table:table-cell office:value-type="float" office:value="1274" calcext:value-type="float">
            <text:p>1274</text:p>
          </table:table-cell>
          <table:table-cell office:value-type="float" office:value="99" calcext:value-type="float">
            <text:p>99</text:p>
          </table:table-cell>
          <table:table-cell office:value-type="float" office:value="2548" calcext:value-type="float">
            <text:p>2548</text:p>
          </table:table-cell>
          <table:table-cell office:value-type="float" office:value="7200" calcext:value-type="float">
            <text:p>7200</text:p>
          </table:table-cell>
          <table:table-cell office:value-type="float" office:value="399.0918764" calcext:value-type="float">
            <text:p>399.1</text:p>
          </table:table-cell>
          <table:table-cell office:value-type="float" office:value="371.41041504" calcext:value-type="float">
            <text:p>371.4</text:p>
          </table:table-cell>
          <table:table-cell table:formula="of:=([.G15]-[.H15])/[.G15]*100" office:value-type="float" office:value="6.93611245853964" calcext:value-type="float">
            <text:p>6.9</text:p>
          </table:table-cell>
          <table:table-cell office:value-type="float" office:value="1865152" calcext:value-type="float">
            <text:p>1,865,152</text:p>
          </table:table-cell>
          <table:table-cell/>
          <table:table-cell office:value-type="float" office:value="391.2" calcext:value-type="float">
            <text:p>391.2</text:p>
          </table:table-cell>
          <table:table-cell table:formula="of:=([.H15]-[.L15])/[.L15] * 100" office:value-type="float" office:value="-5.05868736196319" calcext:value-type="float">
            <text:p>-5.1</text:p>
          </table:table-cell>
        </table:table-row>
        <table:table-row table:style-name="ro1">
          <table:table-cell office:value-type="string" calcext:value-type="string">
            <text:p>25_4</text:p>
          </table:table-cell>
          <table:table-cell office:value-type="float" office:value="432.158" calcext:value-type="float">
            <text:p>432.2</text:p>
          </table:table-cell>
          <table:table-cell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1694" calcext:value-type="float">
            <text:p>1694</text:p>
          </table:table-cell>
          <table:table-cell office:value-type="float" office:value="509.92" calcext:value-type="float">
            <text:p>509.92</text:p>
          </table:table-cell>
          <table:table-cell office:value-type="float" office:value="411.29577673" calcext:value-type="float">
            <text:p>411.3</text:p>
          </table:table-cell>
          <table:table-cell office:value-type="float" office:value="411.25473157" calcext:value-type="float">
            <text:p>411.3</text:p>
          </table:table-cell>
          <table:table-cell table:formula="of:=([.G16]-[.H16])/[.G16]*100" office:value-type="float" office:value="0.00997947519090494" calcext:value-type="float">
            <text:p>0.0</text:p>
          </table:table-cell>
          <table:table-cell office:value-type="float" office:value="220784" calcext:value-type="float">
            <text:p>220,784</text:p>
          </table:table-cell>
          <table:table-cell/>
          <table:table-cell office:value-type="float" office:value="330.4" calcext:value-type="float">
            <text:p>330.4</text:p>
          </table:table-cell>
          <table:table-cell table:formula="of:=([.H16]-[.L16])/[.L16] * 100" office:value-type="float" office:value="24.4717710562954" calcext:value-type="float">
            <text:p>24.5</text:p>
          </table:table-cell>
        </table:table-row>
        <table:table-row table:style-name="ro1">
          <table:table-cell office:value-type="string" calcext:value-type="string">
            <text:p>25_5</text:p>
          </table:table-cell>
          <table:table-cell office:value-type="float" office:value="380.728" calcext:value-type="float">
            <text:p>380.7</text:p>
          </table:table-cell>
          <table:table-cell office:value-type="float" office:value="1091" calcext:value-type="float">
            <text:p>1091</text:p>
          </table:table-cell>
          <table:table-cell office:value-type="float" office:value="90" calcext:value-type="float">
            <text:p>90</text:p>
          </table:table-cell>
          <table:table-cell office:value-type="float" office:value="2182" calcext:value-type="float">
            <text:p>2182</text:p>
          </table:table-cell>
          <table:table-cell office:value-type="float" office:value="7200" calcext:value-type="float">
            <text:p>7200</text:p>
          </table:table-cell>
          <table:table-cell office:value-type="float" office:value="366.33909303" calcext:value-type="float">
            <text:p>366.3</text:p>
          </table:table-cell>
          <table:table-cell office:value-type="float" office:value="363.68555249" calcext:value-type="float">
            <text:p>363.7</text:p>
          </table:table-cell>
          <table:table-cell table:formula="of:=([.G17]-[.H17])/[.G17]*100" office:value-type="float" office:value="0.724339987319533" calcext:value-type="float">
            <text:p>0.7</text:p>
          </table:table-cell>
          <table:table-cell office:value-type="float" office:value="2044932" calcext:value-type="float">
            <text:p>2,044,932</text:p>
          </table:table-cell>
          <table:table-cell/>
          <table:table-cell office:value-type="float" office:value="311" calcext:value-type="float">
            <text:p>311.0</text:p>
          </table:table-cell>
          <table:table-cell table:formula="of:=([.H17]-[.L17])/[.L17] * 100" office:value-type="float" office:value="16.9406921189711" calcext:value-type="float">
            <text:p>16.9</text:p>
          </table:table-cell>
        </table:table-row>
        <table:table-row table:style-name="ro1">
          <table:table-cell office:value-type="string" calcext:value-type="string">
            <text:p>25_6</text:p>
          </table:table-cell>
          <table:table-cell office:value-type="float" office:value="472.816" calcext:value-type="float">
            <text:p>472.8</text:p>
          </table:table-cell>
          <table:table-cell office:value-type="float" office:value="1299" calcext:value-type="float">
            <text:p>1299</text:p>
          </table:table-cell>
          <table:table-cell office:value-type="float" office:value="100" calcext:value-type="float">
            <text:p>100</text:p>
          </table:table-cell>
          <table:table-cell office:value-type="float" office:value="2598" calcext:value-type="float">
            <text:p>2598</text:p>
          </table:table-cell>
          <table:table-cell office:value-type="float" office:value="7200" calcext:value-type="float">
            <text:p>7200</text:p>
          </table:table-cell>
          <table:table-cell office:value-type="float" office:value="467.33884657" calcext:value-type="float">
            <text:p>467.3</text:p>
          </table:table-cell>
          <table:table-cell office:value-type="float" office:value="372.8130858" calcext:value-type="float">
            <text:p>372.8</text:p>
          </table:table-cell>
          <table:table-cell table:formula="of:=([.G18]-[.H18])/[.G18]*100" office:value-type="float" office:value="20.226386371209" calcext:value-type="float">
            <text:p>20.2</text:p>
          </table:table-cell>
          <table:table-cell office:value-type="float" office:value="1134634" calcext:value-type="float">
            <text:p>1,134,634</text:p>
          </table:table-cell>
          <table:table-cell/>
          <table:table-cell office:value-type="float" office:value="274.2" calcext:value-type="float">
            <text:p>274.2</text:p>
          </table:table-cell>
          <table:table-cell table:formula="of:=([.H18]-[.L18])/[.L18] * 100" office:value-type="float" office:value="35.9639262582057" calcext:value-type="float">
            <text:p>36.0</text:p>
          </table:table-cell>
        </table:table-row>
        <table:table-row table:style-name="ro1">
          <table:table-cell office:value-type="string" calcext:value-type="string">
            <text:p>25_7</text:p>
          </table:table-cell>
          <table:table-cell office:value-type="float" office:value="328.671" calcext:value-type="float">
            <text:p>328.7</text:p>
          </table:table-cell>
          <table:table-cell office:value-type="float" office:value="1443" calcext:value-type="float">
            <text:p>1443</text:p>
          </table:table-cell>
          <table:table-cell office:value-type="float" office:value="108" calcext:value-type="float">
            <text:p>108</text:p>
          </table:table-cell>
          <table:table-cell office:value-type="float" office:value="2886" calcext:value-type="float">
            <text:p>2886</text:p>
          </table:table-cell>
          <table:table-cell office:value-type="float" office:value="598.71" calcext:value-type="float">
            <text:p>598.71</text:p>
          </table:table-cell>
          <table:table-cell office:value-type="float" office:value="328.67077267" calcext:value-type="float">
            <text:p>328.7</text:p>
          </table:table-cell>
          <table:table-cell office:value-type="float" office:value="328.63800617" calcext:value-type="float">
            <text:p>328.6</text:p>
          </table:table-cell>
          <table:table-cell table:formula="of:=([.G19]-[.H19])/[.G19]*100" office:value-type="float" office:value="0.00996939877977394" calcext:value-type="float">
            <text:p>0.0</text:p>
          </table:table-cell>
          <table:table-cell office:value-type="float" office:value="170681" calcext:value-type="float">
            <text:p>170,681</text:p>
          </table:table-cell>
          <table:table-cell/>
          <table:table-cell office:value-type="float" office:value="310.6" calcext:value-type="float">
            <text:p>310.6</text:p>
          </table:table-cell>
          <table:table-cell table:formula="of:=([.H19]-[.L19])/[.L19] * 100" office:value-type="float" office:value="5.80747140051512" calcext:value-type="float">
            <text:p>5.8</text:p>
          </table:table-cell>
        </table:table-row>
        <table:table-row table:style-name="ro1">
          <table:table-cell office:value-type="string" calcext:value-type="string">
            <text:p>25_8</text:p>
          </table:table-cell>
          <table:table-cell office:value-type="float" office:value="359.695" calcext:value-type="float">
            <text:p>359.7</text:p>
          </table:table-cell>
          <table:table-cell office:value-type="float" office:value="1325" calcext:value-type="float">
            <text:p>1325</text:p>
          </table:table-cell>
          <table:table-cell office:value-type="float" office:value="104" calcext:value-type="float">
            <text:p>104</text:p>
          </table:table-cell>
          <table:table-cell office:value-type="float" office:value="2650" calcext:value-type="float">
            <text:p>2650</text:p>
          </table:table-cell>
          <table:table-cell office:value-type="float" office:value="533.66" calcext:value-type="float">
            <text:p>533.66</text:p>
          </table:table-cell>
          <table:table-cell office:value-type="float" office:value="357.68369787" calcext:value-type="float">
            <text:p>357.7</text:p>
          </table:table-cell>
          <table:table-cell office:value-type="float" office:value="357.64810966" calcext:value-type="float">
            <text:p>357.6</text:p>
          </table:table-cell>
          <table:table-cell table:formula="of:=([.G20]-[.H20])/[.G20]*100" office:value-type="float" office:value="0.0099496315353318" calcext:value-type="float">
            <text:p>0.0</text:p>
          </table:table-cell>
          <table:table-cell office:value-type="float" office:value="228650" calcext:value-type="float">
            <text:p>228,650</text:p>
          </table:table-cell>
          <table:table-cell/>
          <table:table-cell office:value-type="float" office:value="332.4" calcext:value-type="float">
            <text:p>332.4</text:p>
          </table:table-cell>
          <table:table-cell table:formula="of:=([.H20]-[.L20])/[.L20] * 100" office:value-type="float" office:value="7.59570086040915" calcext:value-type="float">
            <text:p>7.6</text:p>
          </table:table-cell>
        </table:table-row>
        <table:table-row table:style-name="ro1">
          <table:table-cell office:value-type="string" calcext:value-type="string">
            <text:p>25_9</text:p>
          </table:table-cell>
          <table:table-cell office:value-type="float" office:value="404.112" calcext:value-type="float">
            <text:p>404.1</text:p>
          </table:table-cell>
          <table:table-cell office:value-type="float" office:value="1763" calcext:value-type="float">
            <text:p>1763</text:p>
          </table:table-cell>
          <table:table-cell office:value-type="float" office:value="116" calcext:value-type="float">
            <text:p>116</text:p>
          </table:table-cell>
          <table:table-cell office:value-type="float" office:value="3526" calcext:value-type="float">
            <text:p>3526</text:p>
          </table:table-cell>
          <table:table-cell office:value-type="float" office:value="7200" calcext:value-type="float">
            <text:p>7200</text:p>
          </table:table-cell>
          <table:table-cell office:value-type="float" office:value="402.67063677" calcext:value-type="float">
            <text:p>402.7</text:p>
          </table:table-cell>
          <table:table-cell office:value-type="float" office:value="336.90339068" calcext:value-type="float">
            <text:p>336.9</text:p>
          </table:table-cell>
          <table:table-cell table:formula="of:=([.G21]-[.H21])/[.G21]*100" office:value-type="float" office:value="16.3327643201273" calcext:value-type="float">
            <text:p>16.3</text:p>
          </table:table-cell>
          <table:table-cell office:value-type="float" office:value="748709" calcext:value-type="float">
            <text:p>748,709</text:p>
          </table:table-cell>
          <table:table-cell/>
          <table:table-cell office:value-type="float" office:value="293.7" calcext:value-type="float">
            <text:p>293.7</text:p>
          </table:table-cell>
          <table:table-cell table:formula="of:=([.H21]-[.L21])/[.L21] * 100" office:value-type="float" office:value="14.7100410895472" calcext:value-type="float">
            <text:p>14.7</text:p>
          </table:table-cell>
        </table:table-row>
        <table:table-row table:style-name="ro1">
          <table:table-cell office:value-type="string" calcext:value-type="string">
            <text:p>25_10</text:p>
          </table:table-cell>
          <table:table-cell office:value-type="float" office:value="469.584" calcext:value-type="float">
            <text:p>469.6</text:p>
          </table:table-cell>
          <table:table-cell office:value-type="float" office:value="1730" calcext:value-type="float">
            <text:p>1730</text:p>
          </table:table-cell>
          <table:table-cell office:value-type="float" office:value="109" calcext:value-type="float">
            <text:p>109</text:p>
          </table:table-cell>
          <table:table-cell office:value-type="float" office:value="3460" calcext:value-type="float">
            <text:p>3460</text:p>
          </table:table-cell>
          <table:table-cell office:value-type="float" office:value="7200" calcext:value-type="float">
            <text:p>7200</text:p>
          </table:table-cell>
          <table:table-cell office:value-type="float" office:value="469.583817" calcext:value-type="float">
            <text:p>469.6</text:p>
          </table:table-cell>
          <table:table-cell office:value-type="float" office:value="413.651148" calcext:value-type="float">
            <text:p>413.7</text:p>
          </table:table-cell>
          <table:table-cell table:formula="of:=([.G22]-[.H22])/[.G22]*100" office:value-type="float" office:value="11.9111151140884" calcext:value-type="float">
            <text:p>11.9</text:p>
          </table:table-cell>
          <table:table-cell office:value-type="float" office:value="1458151" calcext:value-type="float">
            <text:p>1,458,151</text:p>
          </table:table-cell>
          <table:table-cell/>
          <table:table-cell office:value-type="float" office:value="381" calcext:value-type="float">
            <text:p>381.0</text:p>
          </table:table-cell>
          <table:table-cell table:formula="of:=([.H22]-[.L22])/[.L22] * 100" office:value-type="float" office:value="8.56985511811023" calcext:value-type="float">
            <text:p>8.6</text:p>
          </table:table-cell>
        </table:table-row>
        <table:table-row table:style-name="ro1">
          <table:table-cell/>
          <table:table-cell table:style-name="ce2" table:formula="of:=AVERAGE([.B13:.B22])" office:value-type="float" office:value="416.2775" calcext:value-type="float">
            <text:p>416.3</text:p>
          </table:table-cell>
          <table:table-cell table:style-name="ce2" table:formula="of:=AVERAGE([.C13:.C22])" office:value-type="float" office:value="1286.2" calcext:value-type="float">
            <text:p>1286.2</text:p>
          </table:table-cell>
          <table:table-cell table:style-name="ce2" table:formula="of:=AVERAGE([.D13:.D22])" office:value-type="float" office:value="100.1" calcext:value-type="float">
            <text:p>100.1</text:p>
          </table:table-cell>
          <table:table-cell table:style-name="ce2" table:formula="of:=AVERAGE([.E13:.E22])" office:value-type="float" office:value="2572.4" calcext:value-type="float">
            <text:p>2572.4</text:p>
          </table:table-cell>
          <table:table-cell table:style-name="ce2" table:formula="of:=AVERAGE([.F13:.F22])" office:value-type="float" office:value="4408.212" calcext:value-type="float">
            <text:p>4408.2</text:p>
          </table:table-cell>
          <table:table-cell table:style-name="ce2" table:formula="of:=AVERAGE([.G13:.G22])" office:value-type="float" office:value="410.682012747" calcext:value-type="float">
            <text:p>410.7</text:p>
          </table:table-cell>
          <table:table-cell table:style-name="ce2" table:formula="of:=AVERAGE([.H13:.H22])" office:value-type="float" office:value="386.005964602" calcext:value-type="float">
            <text:p>386.0</text:p>
          </table:table-cell>
          <table:table-cell table:style-name="ce2" table:formula="of:=([.G23]-[.H23])/[.G23]*100" office:value-type="float" office:value="6.00855342554327" calcext:value-type="float">
            <text:p>6.0</text:p>
          </table:table-cell>
          <table:table-cell table:style-name="ce4" table:formula="of:=AVERAGE([.J13:.J22])" office:value-type="float" office:value="1129012.5" calcext:value-type="float">
            <text:p>1,129,013</text:p>
          </table:table-cell>
          <table:table-cell/>
          <table:table-cell office:value-type="float" office:value="343.11" calcext:value-type="float">
            <text:p>343.1</text:p>
          </table:table-cell>
          <table:table-cell table:formula="of:=([.H23]-[.L23])/[.L23] * 100" office:value-type="float" office:value="12.5021027081694" calcext:value-type="float">
            <text:p>12.5</text:p>
          </table:table-cell>
        </table:table-row>
        <table:table-row table:style-name="ro1">
          <table:table-cell office:value-type="string" calcext:value-type="string">
            <text:p>50_1</text:p>
          </table:table-cell>
          <table:table-cell office:value-type="float" office:value="965.154" calcext:value-type="float">
            <text:p>965.2</text:p>
          </table:table-cell>
          <table:table-cell office:value-type="float" office:value="10059" calcext:value-type="float">
            <text:p>10059</text:p>
          </table:table-cell>
          <table:table-cell office:value-type="float" office:value="327" calcext:value-type="float">
            <text:p>327</text:p>
          </table:table-cell>
          <table:table-cell office:value-type="float" office:value="20118" calcext:value-type="float">
            <text:p>2011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51.03613086" calcext:value-type="float">
            <text:p>951.0</text:p>
          </table:table-cell>
          <table:table-cell office:value-type="float" office:value="477.27206226" calcext:value-type="float">
            <text:p>477.3</text:p>
          </table:table-cell>
          <table:table-cell table:formula="of:=([.G24]-[.H24])/[.G24]*100" office:value-type="float" office:value="49.8155699060125" calcext:value-type="float">
            <text:p>49.8</text:p>
          </table:table-cell>
          <table:table-cell office:value-type="float" office:value="24016" calcext:value-type="float">
            <text:p>24,016</text:p>
          </table:table-cell>
          <table:table-cell/>
          <table:table-cell office:value-type="float" office:value="401.1" calcext:value-type="float">
            <text:p>401.1</text:p>
          </table:table-cell>
          <table:table-cell table:formula="of:=([.H24]-[.L24])/[.L24] * 100" office:value-type="float" office:value="18.9907908900523" calcext:value-type="float">
            <text:p>19.0</text:p>
          </table:table-cell>
        </table:table-row>
        <table:table-row table:style-name="ro1">
          <table:table-cell office:value-type="string" calcext:value-type="string">
            <text:p>50_2</text:p>
          </table:table-cell>
          <table:table-cell office:value-type="float" office:value="584.301" calcext:value-type="float">
            <text:p>584.3</text:p>
          </table:table-cell>
          <table:table-cell office:value-type="float" office:value="8518" calcext:value-type="float">
            <text:p>8518</text:p>
          </table:table-cell>
          <table:table-cell office:value-type="float" office:value="323" calcext:value-type="float">
            <text:p>323</text:p>
          </table:table-cell>
          <table:table-cell office:value-type="float" office:value="17036" calcext:value-type="float">
            <text:p>17036</text:p>
          </table:table-cell>
          <table:table-cell office:value-type="float" office:value="7200" calcext:value-type="float">
            <text:p>7200</text:p>
          </table:table-cell>
          <table:table-cell office:value-type="float" office:value="577.85348083" calcext:value-type="float">
            <text:p>577.9</text:p>
          </table:table-cell>
          <table:table-cell office:value-type="float" office:value="377.4378981" calcext:value-type="float">
            <text:p>377.4</text:p>
          </table:table-cell>
          <table:table-cell table:formula="of:=([.G25]-[.H25])/[.G25]*100" office:value-type="float" office:value="34.6827681027608" calcext:value-type="float">
            <text:p>34.7</text:p>
          </table:table-cell>
          <table:table-cell office:value-type="float" office:value="46361" calcext:value-type="float">
            <text:p>46,361</text:p>
          </table:table-cell>
          <table:table-cell/>
          <table:table-cell office:value-type="float" office:value="314.9" calcext:value-type="float">
            <text:p>314.9</text:p>
          </table:table-cell>
          <table:table-cell table:formula="of:=([.H25]-[.L25])/[.L25] * 100" office:value-type="float" office:value="19.859605620832" calcext:value-type="float">
            <text:p>19.9</text:p>
          </table:table-cell>
        </table:table-row>
        <table:table-row table:style-name="ro1">
          <table:table-cell office:value-type="string" calcext:value-type="string">
            <text:p>50_3</text:p>
          </table:table-cell>
          <table:table-cell office:value-type="float" office:value="559.885" calcext:value-type="float">
            <text:p>559.9</text:p>
          </table:table-cell>
          <table:table-cell office:value-type="float" office:value="8318" calcext:value-type="float">
            <text:p>8318</text:p>
          </table:table-cell>
          <table:table-cell office:value-type="float" office:value="320" calcext:value-type="float">
            <text:p>320</text:p>
          </table:table-cell>
          <table:table-cell office:value-type="float" office:value="16636" calcext:value-type="float">
            <text:p>16636</text:p>
          </table:table-cell>
          <table:table-cell office:value-type="float" office:value="7200" calcext:value-type="float">
            <text:p>7200</text:p>
          </table:table-cell>
          <table:table-cell office:value-type="float" office:value="559.01309627" calcext:value-type="float">
            <text:p>559.0</text:p>
          </table:table-cell>
          <table:table-cell office:value-type="float" office:value="396.38189919" calcext:value-type="float">
            <text:p>396.4</text:p>
          </table:table-cell>
          <table:table-cell table:formula="of:=([.G26]-[.H26])/[.G26]*100" office:value-type="float" office:value="29.0925558211699" calcext:value-type="float">
            <text:p>29.1</text:p>
          </table:table-cell>
          <table:table-cell office:value-type="float" office:value="44907" calcext:value-type="float">
            <text:p>44,907</text:p>
          </table:table-cell>
          <table:table-cell/>
          <table:table-cell office:value-type="float" office:value="323.5" calcext:value-type="float">
            <text:p>323.5</text:p>
          </table:table-cell>
          <table:table-cell table:formula="of:=([.H26]-[.L26])/[.L26] * 100" office:value-type="float" office:value="22.5291805842349" calcext:value-type="float">
            <text:p>22.5</text:p>
          </table:table-cell>
        </table:table-row>
        <table:table-row table:style-name="ro1">
          <table:table-cell office:value-type="string" calcext:value-type="string">
            <text:p>50_4</text:p>
          </table:table-cell>
          <table:table-cell office:value-type="float" office:value="537.166" calcext:value-type="float">
            <text:p>537.2</text:p>
          </table:table-cell>
          <table:table-cell office:value-type="float" office:value="8401" calcext:value-type="float">
            <text:p>8401</text:p>
          </table:table-cell>
          <table:table-cell office:value-type="float" office:value="309" calcext:value-type="float">
            <text:p>309</text:p>
          </table:table-cell>
          <table:table-cell office:value-type="float" office:value="16802" calcext:value-type="float">
            <text:p>16802</text:p>
          </table:table-cell>
          <table:table-cell office:value-type="float" office:value="7200" calcext:value-type="float">
            <text:p>7200</text:p>
          </table:table-cell>
          <table:table-cell office:value-type="float" office:value="513.3087635" calcext:value-type="float">
            <text:p>513.3</text:p>
          </table:table-cell>
          <table:table-cell office:value-type="float" office:value="367.39786059" calcext:value-type="float">
            <text:p>367.4</text:p>
          </table:table-cell>
          <table:table-cell table:formula="of:=([.G27]-[.H27])/[.G27]*100" office:value-type="float" office:value="28.4255624071378" calcext:value-type="float">
            <text:p>28.4</text:p>
          </table:table-cell>
          <table:table-cell office:value-type="float" office:value="47961" calcext:value-type="float">
            <text:p>47,961</text:p>
          </table:table-cell>
          <table:table-cell/>
          <table:table-cell office:value-type="float" office:value="329.4" calcext:value-type="float">
            <text:p>329.4</text:p>
          </table:table-cell>
          <table:table-cell table:formula="of:=([.H27]-[.L27])/[.L27] * 100" office:value-type="float" office:value="11.5354768032787" calcext:value-type="float">
            <text:p>11.5</text:p>
          </table:table-cell>
        </table:table-row>
        <table:table-row table:style-name="ro1">
          <table:table-cell office:value-type="string" calcext:value-type="string">
            <text:p>50_5</text:p>
          </table:table-cell>
          <table:table-cell office:value-type="float" office:value="692.16" calcext:value-type="float">
            <text:p>692.2</text:p>
          </table:table-cell>
          <table:table-cell office:value-type="float" office:value="6527" calcext:value-type="float">
            <text:p>6527</text:p>
          </table:table-cell>
          <table:table-cell office:value-type="float" office:value="277" calcext:value-type="float">
            <text:p>277</text:p>
          </table:table-cell>
          <table:table-cell office:value-type="float" office:value="13054" calcext:value-type="float">
            <text:p>1305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67.92693476" calcext:value-type="float">
            <text:p>667.9</text:p>
          </table:table-cell>
          <table:table-cell office:value-type="float" office:value="496.86659594" calcext:value-type="float">
            <text:p>496.9</text:p>
          </table:table-cell>
          <table:table-cell table:formula="of:=([.G28]-[.H28])/[.G28]*100" office:value-type="float" office:value="25.6106364211028" calcext:value-type="float">
            <text:p>25.6</text:p>
          </table:table-cell>
          <table:table-cell office:value-type="float" office:value="43036" calcext:value-type="float">
            <text:p>43,036</text:p>
          </table:table-cell>
          <table:table-cell/>
          <table:table-cell office:value-type="float" office:value="404.2" calcext:value-type="float">
            <text:p>404.2</text:p>
          </table:table-cell>
          <table:table-cell table:formula="of:=([.H28]-[.L28])/[.L28] * 100" office:value-type="float" office:value="22.9259267540821" calcext:value-type="float">
            <text:p>22.9</text:p>
          </table:table-cell>
        </table:table-row>
        <table:table-row table:style-name="ro1">
          <table:table-cell office:value-type="string" calcext:value-type="string">
            <text:p>50_6</text:p>
          </table:table-cell>
          <table:table-cell office:value-type="float" office:value="843.728" calcext:value-type="float">
            <text:p>843.7</text:p>
          </table:table-cell>
          <table:table-cell office:value-type="float" office:value="8475" calcext:value-type="float">
            <text:p>8475</text:p>
          </table:table-cell>
          <table:table-cell office:value-type="float" office:value="315" calcext:value-type="float">
            <text:p>315</text:p>
          </table:table-cell>
          <table:table-cell office:value-type="float" office:value="16950" calcext:value-type="float">
            <text:p>1695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38.92037847" calcext:value-type="float">
            <text:p>838.9</text:p>
          </table:table-cell>
          <table:table-cell office:value-type="float" office:value="366.1347805" calcext:value-type="float">
            <text:p>366.1</text:p>
          </table:table-cell>
          <table:table-cell table:formula="of:=([.G29]-[.H29])/[.G29]*100" office:value-type="float" office:value="56.3564326369391" calcext:value-type="float">
            <text:p>56.4</text:p>
          </table:table-cell>
          <table:table-cell office:value-type="float" office:value="59725" calcext:value-type="float">
            <text:p>59,725</text:p>
          </table:table-cell>
          <table:table-cell/>
          <table:table-cell office:value-type="float" office:value="308.2" calcext:value-type="float">
            <text:p>308.2</text:p>
          </table:table-cell>
          <table:table-cell table:formula="of:=([.H29]-[.L29])/[.L29] * 100" office:value-type="float" office:value="18.7977873134328" calcext:value-type="float">
            <text:p>18.8</text:p>
          </table:table-cell>
        </table:table-row>
        <table:table-row table:style-name="ro1">
          <table:table-cell office:value-type="string" calcext:value-type="string">
            <text:p>50_7</text:p>
          </table:table-cell>
          <table:table-cell office:value-type="float" office:value="538.448" calcext:value-type="float">
            <text:p>538.4</text:p>
          </table:table-cell>
          <table:table-cell office:value-type="float" office:value="11895" calcext:value-type="float">
            <text:p>11895</text:p>
          </table:table-cell>
          <table:table-cell office:value-type="float" office:value="374" calcext:value-type="float">
            <text:p>374</text:p>
          </table:table-cell>
          <table:table-cell office:value-type="float" office:value="23790" calcext:value-type="float">
            <text:p>2379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525.6546009" calcext:value-type="float">
            <text:p>525.7</text:p>
          </table:table-cell>
          <table:table-cell office:value-type="float" office:value="365.24553913" calcext:value-type="float">
            <text:p>365.2</text:p>
          </table:table-cell>
          <table:table-cell table:formula="of:=([.G30]-[.H30])/[.G30]*100" office:value-type="float" office:value="30.5160577868729" calcext:value-type="float">
            <text:p>30.5</text:p>
          </table:table-cell>
          <table:table-cell office:value-type="float" office:value="26149" calcext:value-type="float">
            <text:p>26,149</text:p>
          </table:table-cell>
          <table:table-cell/>
          <table:table-cell office:value-type="float" office:value="315.7" calcext:value-type="float">
            <text:p>315.7</text:p>
          </table:table-cell>
          <table:table-cell table:formula="of:=([.H30]-[.L30])/[.L30] * 100" office:value-type="float" office:value="15.6938673202407" calcext:value-type="float">
            <text:p>15.7</text:p>
          </table:table-cell>
        </table:table-row>
        <table:table-row table:style-name="ro1">
          <table:table-cell office:value-type="string" calcext:value-type="string">
            <text:p>50_8</text:p>
          </table:table-cell>
          <table:table-cell office:value-type="float" office:value="480.989" calcext:value-type="float">
            <text:p>481.0</text:p>
          </table:table-cell>
          <table:table-cell office:value-type="float" office:value="8702" calcext:value-type="float">
            <text:p>8702</text:p>
          </table:table-cell>
          <table:table-cell office:value-type="float" office:value="322" calcext:value-type="float">
            <text:p>322</text:p>
          </table:table-cell>
          <table:table-cell office:value-type="float" office:value="17404" calcext:value-type="float">
            <text:p>1740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473.0550855" calcext:value-type="float">
            <text:p>473.1</text:p>
          </table:table-cell>
          <table:table-cell office:value-type="float" office:value="377.05047231" calcext:value-type="float">
            <text:p>377.1</text:p>
          </table:table-cell>
          <table:table-cell table:formula="of:=([.G31]-[.H31])/[.G31]*100" office:value-type="float" office:value="20.2945948860326" calcext:value-type="float">
            <text:p>20.3</text:p>
          </table:table-cell>
          <table:table-cell office:value-type="float" office:value="82757" calcext:value-type="float">
            <text:p>82,757</text:p>
          </table:table-cell>
          <table:table-cell/>
          <table:table-cell office:value-type="float" office:value="336.3" calcext:value-type="float">
            <text:p>336.3</text:p>
          </table:table-cell>
          <table:table-cell table:formula="of:=([.H31]-[.L31])/[.L31] * 100" office:value-type="float" office:value="12.1172977430865" calcext:value-type="float">
            <text:p>12.1</text:p>
          </table:table-cell>
        </table:table-row>
        <table:table-row table:style-name="ro1">
          <table:table-cell office:value-type="string" calcext:value-type="string">
            <text:p>50_9</text:p>
          </table:table-cell>
          <table:table-cell office:value-type="float" office:value="545.224" calcext:value-type="float">
            <text:p>545.2</text:p>
          </table:table-cell>
          <table:table-cell office:value-type="float" office:value="10627" calcext:value-type="float">
            <text:p>10627</text:p>
          </table:table-cell>
          <table:table-cell office:value-type="float" office:value="361" calcext:value-type="float">
            <text:p>361</text:p>
          </table:table-cell>
          <table:table-cell office:value-type="float" office:value="21254" calcext:value-type="float">
            <text:p>21254</text:p>
          </table:table-cell>
          <table:table-cell office:value-type="float" office:value="7200" calcext:value-type="float">
            <text:p>7200</text:p>
          </table:table-cell>
          <table:table-cell office:value-type="float" office:value="542.46274867" calcext:value-type="float">
            <text:p>542.5</text:p>
          </table:table-cell>
          <table:table-cell office:value-type="float" office:value="361.54620712" calcext:value-type="float">
            <text:p>361.5</text:p>
          </table:table-cell>
          <table:table-cell table:formula="of:=([.G32]-[.H32])/[.G32]*100" office:value-type="float" office:value="33.350961332104" calcext:value-type="float">
            <text:p>33.4</text:p>
          </table:table-cell>
          <table:table-cell office:value-type="float" office:value="44903" calcext:value-type="float">
            <text:p>44,903</text:p>
          </table:table-cell>
          <table:table-cell/>
          <table:table-cell office:value-type="float" office:value="306.5" calcext:value-type="float">
            <text:p>306.5</text:p>
          </table:table-cell>
          <table:table-cell table:formula="of:=([.H32]-[.L32])/[.L32] * 100" office:value-type="float" office:value="17.9596108058728" calcext:value-type="float">
            <text:p>18.0</text:p>
          </table:table-cell>
        </table:table-row>
        <table:table-row table:style-name="ro1">
          <table:table-cell office:value-type="string" calcext:value-type="string">
            <text:p>50_10</text:p>
          </table:table-cell>
          <table:table-cell office:value-type="float" office:value="619.424" calcext:value-type="float">
            <text:p>619.4</text:p>
          </table:table-cell>
          <table:table-cell office:value-type="float" office:value="7586" calcext:value-type="float">
            <text:p>7586</text:p>
          </table:table-cell>
          <table:table-cell office:value-type="float" office:value="297" calcext:value-type="float">
            <text:p>297</text:p>
          </table:table-cell>
          <table:table-cell office:value-type="float" office:value="15172" calcext:value-type="float">
            <text:p>15172</text:p>
          </table:table-cell>
          <table:table-cell office:value-type="float" office:value="7200" calcext:value-type="float">
            <text:p>7200</text:p>
          </table:table-cell>
          <table:table-cell office:value-type="float" office:value="601.47120937" calcext:value-type="float">
            <text:p>601.5</text:p>
          </table:table-cell>
          <table:table-cell office:value-type="float" office:value="449.82964287" calcext:value-type="float">
            <text:p>449.8</text:p>
          </table:table-cell>
          <table:table-cell table:formula="of:=([.G33]-[.H33])/[.G33]*100" office:value-type="float" office:value="25.2117747512527" calcext:value-type="float">
            <text:p>25.2</text:p>
          </table:table-cell>
          <table:table-cell office:value-type="float" office:value="64989" calcext:value-type="float">
            <text:p>64,989</text:p>
          </table:table-cell>
          <table:table-cell/>
          <table:table-cell office:value-type="float" office:value="386.4" calcext:value-type="float">
            <text:p>386.4</text:p>
          </table:table-cell>
          <table:table-cell table:formula="of:=([.H33]-[.L33])/[.L33] * 100" office:value-type="float" office:value="16.4155390450311" calcext:value-type="float">
            <text:p>16.4</text:p>
          </table:table-cell>
        </table:table-row>
        <table:table-row table:style-name="ro1">
          <table:table-cell/>
          <table:table-cell table:style-name="ce2" table:formula="of:=AVERAGE([.B24:.B33])" office:value-type="float" office:value="636.6479" calcext:value-type="float">
            <text:p>636.6</text:p>
          </table:table-cell>
          <table:table-cell table:style-name="ce2" table:formula="of:=AVERAGE([.C24:.C33])" office:value-type="float" office:value="8910.8" calcext:value-type="float">
            <text:p>8910.8</text:p>
          </table:table-cell>
          <table:table-cell table:style-name="ce2" table:formula="of:=AVERAGE([.D24:.D33])" office:value-type="float" office:value="322.5" calcext:value-type="float">
            <text:p>322.5</text:p>
          </table:table-cell>
          <table:table-cell table:style-name="ce2" table:formula="of:=AVERAGE([.E24:.E33])" office:value-type="float" office:value="17821.6" calcext:value-type="float">
            <text:p>17821.6</text:p>
          </table:table-cell>
          <table:table-cell table:style-name="ce2" table:formula="of:=AVERAGE([.F24:.F33])" office:value-type="float" office:value="7200.005" calcext:value-type="float">
            <text:p>7200.0</text:p>
          </table:table-cell>
          <table:table-cell table:style-name="ce2" table:formula="of:=AVERAGE([.G24:.G33])" office:value-type="float" office:value="625.070242913" calcext:value-type="float">
            <text:p>625.1</text:p>
          </table:table-cell>
          <table:table-cell table:style-name="ce2" table:formula="of:=AVERAGE([.H24:.H33])" office:value-type="float" office:value="403.516295801" calcext:value-type="float">
            <text:p>403.5</text:p>
          </table:table-cell>
          <table:table-cell table:style-name="ce2" table:formula="of:=([.G34]-[.H34])/[.G34]*100" office:value-type="float" office:value="35.4446479614031" calcext:value-type="float">
            <text:p>35.4</text:p>
          </table:table-cell>
          <table:table-cell table:style-name="ce4" table:formula="of:=AVERAGE([.J24:.J33])" office:value-type="float" office:value="48480.4" calcext:value-type="float">
            <text:p>48,480</text:p>
          </table:table-cell>
          <table:table-cell/>
          <table:table-cell office:value-type="float" office:value="342.62" calcext:value-type="float">
            <text:p>342.6</text:p>
          </table:table-cell>
          <table:table-cell table:formula="of:=([.H34]-[.L34])/[.L34] * 100" office:value-type="float" office:value="17.7737130935147" calcext:value-type="float">
            <text:p>17.8</text:p>
          </table:table-cell>
        </table:table-row>
        <table:table-row table:style-name="ro1">
          <table:table-cell office:value-type="string" calcext:value-type="string">
            <text:p>75_1</text:p>
          </table:table-cell>
          <table:table-cell office:value-type="float" office:value="1199.47" calcext:value-type="float">
            <text:p>1199.5</text:p>
          </table:table-cell>
          <table:table-cell office:value-type="float" office:value="31400" calcext:value-type="float">
            <text:p>31400</text:p>
          </table:table-cell>
          <table:table-cell office:value-type="float" office:value="684" calcext:value-type="float">
            <text:p>684</text:p>
          </table:table-cell>
          <table:table-cell office:value-type="float" office:value="62800" calcext:value-type="float">
            <text:p>62800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199.4723149" calcext:value-type="float">
            <text:p>1199.5</text:p>
          </table:table-cell>
          <table:table-cell office:value-type="float" office:value="514.36360934" calcext:value-type="float">
            <text:p>514.4</text:p>
          </table:table-cell>
          <table:table-cell table:formula="of:=([.G35]-[.H35])/[.G35]*100" office:value-type="float" office:value="57.1175088453057" calcext:value-type="float">
            <text:p>57.1</text:p>
          </table:table-cell>
          <table:table-cell office:value-type="float" office:value="6223" calcext:value-type="float">
            <text:p>6,223</text:p>
          </table:table-cell>
          <table:table-cell/>
          <table:table-cell office:value-type="float" office:value="456.7" calcext:value-type="float">
            <text:p>456.7</text:p>
          </table:table-cell>
          <table:table-cell table:formula="of:=([.H35]-[.L35])/[.L35] * 100" office:value-type="float" office:value="12.6261461221809" calcext:value-type="float">
            <text:p>12.6</text:p>
          </table:table-cell>
        </table:table-row>
        <table:table-row table:style-name="ro1">
          <table:table-cell office:value-type="string" calcext:value-type="string">
            <text:p>75_2</text:p>
          </table:table-cell>
          <table:table-cell office:value-type="float" office:value="706.771" calcext:value-type="float">
            <text:p>706.8</text:p>
          </table:table-cell>
          <table:table-cell office:value-type="float" office:value="21890" calcext:value-type="float">
            <text:p>21890</text:p>
          </table:table-cell>
          <table:table-cell office:value-type="float" office:value="581" calcext:value-type="float">
            <text:p>581</text:p>
          </table:table-cell>
          <table:table-cell office:value-type="float" office:value="43780" calcext:value-type="float">
            <text:p>4378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93.942978" calcext:value-type="float">
            <text:p>693.9</text:p>
          </table:table-cell>
          <table:table-cell office:value-type="float" office:value="386.01953443" calcext:value-type="float">
            <text:p>386.0</text:p>
          </table:table-cell>
          <table:table-cell table:formula="of:=([.G36]-[.H36])/[.G36]*100" office:value-type="float" office:value="44.3730181487621" calcext:value-type="float">
            <text:p>44.4</text:p>
          </table:table-cell>
          <table:table-cell office:value-type="float" office:value="19698" calcext:value-type="float">
            <text:p>19,698</text:p>
          </table:table-cell>
          <table:table-cell/>
          <table:table-cell office:value-type="float" office:value="336.8" calcext:value-type="float">
            <text:p>336.8</text:p>
          </table:table-cell>
          <table:table-cell table:formula="of:=([.H36]-[.L36])/[.L36] * 100" office:value-type="float" office:value="14.6138760184086" calcext:value-type="float">
            <text:p>14.6</text:p>
          </table:table-cell>
        </table:table-row>
        <table:table-row table:style-name="ro1">
          <table:table-cell office:value-type="string" calcext:value-type="string">
            <text:p>75_3</text:p>
          </table:table-cell>
          <table:table-cell office:value-type="float" office:value="650.255" calcext:value-type="float">
            <text:p>650.3</text:p>
          </table:table-cell>
          <table:table-cell office:value-type="float" office:value="33255" calcext:value-type="float">
            <text:p>33255</text:p>
          </table:table-cell>
          <table:table-cell office:value-type="float" office:value="718" calcext:value-type="float">
            <text:p>718</text:p>
          </table:table-cell>
          <table:table-cell office:value-type="float" office:value="66510" calcext:value-type="float">
            <text:p>6651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650.25526063" calcext:value-type="float">
            <text:p>650.3</text:p>
          </table:table-cell>
          <table:table-cell office:value-type="float" office:value="379.51141238" calcext:value-type="float">
            <text:p>379.5</text:p>
          </table:table-cell>
          <table:table-cell table:formula="of:=([.G37]-[.H37])/[.G37]*100" office:value-type="float" office:value="41.6365486974592" calcext:value-type="float">
            <text:p>41.6</text:p>
          </table:table-cell>
          <table:table-cell office:value-type="float" office:value="1386" calcext:value-type="float">
            <text:p>1,386</text:p>
          </table:table-cell>
          <table:table-cell/>
          <table:table-cell office:value-type="float" office:value="355.7" calcext:value-type="float">
            <text:p>355.7</text:p>
          </table:table-cell>
          <table:table-cell table:formula="of:=([.H37]-[.L37])/[.L37] * 100" office:value-type="float" office:value="6.69424019679506" calcext:value-type="float">
            <text:p>6.7</text:p>
          </table:table-cell>
        </table:table-row>
        <table:table-row table:style-name="ro1">
          <table:table-cell office:value-type="string" calcext:value-type="string">
            <text:p>75_4</text:p>
          </table:table-cell>
          <table:table-cell office:value-type="float" office:value="822.789" calcext:value-type="float">
            <text:p>822.8</text:p>
          </table:table-cell>
          <table:table-cell office:value-type="float" office:value="25492" calcext:value-type="float">
            <text:p>25492</text:p>
          </table:table-cell>
          <table:table-cell office:value-type="float" office:value="626" calcext:value-type="float">
            <text:p>626</text:p>
          </table:table-cell>
          <table:table-cell office:value-type="float" office:value="50984" calcext:value-type="float">
            <text:p>50984</text:p>
          </table:table-cell>
          <table:table-cell office:value-type="float" office:value="7200" calcext:value-type="float">
            <text:p>7200</text:p>
          </table:table-cell>
          <table:table-cell office:value-type="float" office:value="822.7889991" calcext:value-type="float">
            <text:p>822.8</text:p>
          </table:table-cell>
          <table:table-cell office:value-type="float" office:value="408.45811659" calcext:value-type="float">
            <text:p>408.5</text:p>
          </table:table-cell>
          <table:table-cell table:formula="of:=([.G38]-[.H38])/[.G38]*100" office:value-type="float" office:value="50.3568816504854" calcext:value-type="float">
            <text:p>50.4</text:p>
          </table:table-cell>
          <table:table-cell office:value-type="float" office:value="4927" calcext:value-type="float">
            <text:p>4,927</text:p>
          </table:table-cell>
          <table:table-cell/>
          <table:table-cell office:value-type="float" office:value="379.9" calcext:value-type="float">
            <text:p>379.9</text:p>
          </table:table-cell>
          <table:table-cell table:formula="of:=([.H38]-[.L38])/[.L38] * 100" office:value-type="float" office:value="7.51727206896552" calcext:value-type="float">
            <text:p>7.5</text:p>
          </table:table-cell>
        </table:table-row>
        <table:table-row table:style-name="ro1">
          <table:table-cell office:value-type="string" calcext:value-type="string">
            <text:p>75_5</text:p>
          </table:table-cell>
          <table:table-cell office:value-type="float" office:value="732.495" calcext:value-type="float">
            <text:p>732.5</text:p>
          </table:table-cell>
          <table:table-cell office:value-type="float" office:value="28839" calcext:value-type="float">
            <text:p>28839</text:p>
          </table:table-cell>
          <table:table-cell office:value-type="float" office:value="661" calcext:value-type="float">
            <text:p>661</text:p>
          </table:table-cell>
          <table:table-cell office:value-type="float" office:value="57678" calcext:value-type="float">
            <text:p>5767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30.5442489" calcext:value-type="float">
            <text:p>730.5</text:p>
          </table:table-cell>
          <table:table-cell office:value-type="float" office:value="404.25910505" calcext:value-type="float">
            <text:p>404.3</text:p>
          </table:table-cell>
          <table:table-cell table:formula="of:=([.G39]-[.H39])/[.G39]*100" office:value-type="float" office:value="44.6632964863246" calcext:value-type="float">
            <text:p>44.7</text:p>
          </table:table-cell>
          <table:table-cell office:value-type="float" office:value="4644" calcext:value-type="float">
            <text:p>4,644</text:p>
          </table:table-cell>
          <table:table-cell/>
          <table:table-cell office:value-type="float" office:value="372.2" calcext:value-type="float">
            <text:p>372.2</text:p>
          </table:table-cell>
          <table:table-cell table:formula="of:=([.H39]-[.L39])/[.L39] * 100" office:value-type="float" office:value="8.61340812735089" calcext:value-type="float">
            <text:p>8.6</text:p>
          </table:table-cell>
        </table:table-row>
        <table:table-row table:style-name="ro1">
          <table:table-cell office:value-type="string" calcext:value-type="string">
            <text:p>75_6</text:p>
          </table:table-cell>
          <table:table-cell office:value-type="float" office:value="735.38" calcext:value-type="float">
            <text:p>735.4</text:p>
          </table:table-cell>
          <table:table-cell office:value-type="float" office:value="33285" calcext:value-type="float">
            <text:p>33285</text:p>
          </table:table-cell>
          <table:table-cell office:value-type="float" office:value="729" calcext:value-type="float">
            <text:p>729</text:p>
          </table:table-cell>
          <table:table-cell office:value-type="float" office:value="66570" calcext:value-type="float">
            <text:p>6657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35.38020753" calcext:value-type="float">
            <text:p>735.4</text:p>
          </table:table-cell>
          <table:table-cell office:value-type="float" office:value="391.80319058" calcext:value-type="float">
            <text:p>391.8</text:p>
          </table:table-cell>
          <table:table-cell table:formula="of:=([.G40]-[.H40])/[.G40]*100" office:value-type="float" office:value="46.7210041053469" calcext:value-type="float">
            <text:p>46.7</text:p>
          </table:table-cell>
          <table:table-cell office:value-type="float" office:value="1213" calcext:value-type="float">
            <text:p>1,213</text:p>
          </table:table-cell>
          <table:table-cell/>
          <table:table-cell office:value-type="float" office:value="368.8" calcext:value-type="float">
            <text:p>368.8</text:p>
          </table:table-cell>
          <table:table-cell table:formula="of:=([.H40]-[.L40])/[.L40] * 100" office:value-type="float" office:value="6.23730764099782" calcext:value-type="float">
            <text:p>6.2</text:p>
          </table:table-cell>
        </table:table-row>
        <table:table-row table:style-name="ro1">
          <table:table-cell office:value-type="string" calcext:value-type="string">
            <text:p>75_7</text:p>
          </table:table-cell>
          <table:table-cell office:value-type="float" office:value="599.83" calcext:value-type="float">
            <text:p>599.8</text:p>
          </table:table-cell>
          <table:table-cell office:value-type="float" office:value="37734" calcext:value-type="float">
            <text:p>37734</text:p>
          </table:table-cell>
          <table:table-cell office:value-type="float" office:value="762" calcext:value-type="float">
            <text:p>762</text:p>
          </table:table-cell>
          <table:table-cell office:value-type="float" office:value="75468" calcext:value-type="float">
            <text:p>75468</text:p>
          </table:table-cell>
          <table:table-cell office:value-type="float" office:value="7200" calcext:value-type="float">
            <text:p>7200</text:p>
          </table:table-cell>
          <table:table-cell office:value-type="float" office:value="599.82958743" calcext:value-type="float">
            <text:p>599.8</text:p>
          </table:table-cell>
          <table:table-cell office:value-type="float" office:value="359.03605247" calcext:value-type="float">
            <text:p>359.0</text:p>
          </table:table-cell>
          <table:table-cell table:formula="of:=([.G41]-[.H41])/[.G41]*100" office:value-type="float" office:value="40.1436574663967" calcext:value-type="float">
            <text:p>40.1</text:p>
          </table:table-cell>
          <table:table-cell office:value-type="float" office:value="4746" calcext:value-type="float">
            <text:p>4,746</text:p>
          </table:table-cell>
          <table:table-cell/>
          <table:table-cell office:value-type="float" office:value="333.4" calcext:value-type="float">
            <text:p>333.4</text:p>
          </table:table-cell>
          <table:table-cell table:formula="of:=([.H41]-[.L41])/[.L41] * 100" office:value-type="float" office:value="7.68927788542293" calcext:value-type="float">
            <text:p>7.7</text:p>
          </table:table-cell>
        </table:table-row>
        <table:table-row table:style-name="ro1">
          <table:table-cell office:value-type="string" calcext:value-type="string">
            <text:p>75_8</text:p>
          </table:table-cell>
          <table:table-cell office:value-type="float" office:value="661.775" calcext:value-type="float">
            <text:p>661.8</text:p>
          </table:table-cell>
          <table:table-cell office:value-type="float" office:value="28124" calcext:value-type="float">
            <text:p>28124</text:p>
          </table:table-cell>
          <table:table-cell office:value-type="float" office:value="642" calcext:value-type="float">
            <text:p>642</text:p>
          </table:table-cell>
          <table:table-cell office:value-type="float" office:value="56248" calcext:value-type="float">
            <text:p>56248</text:p>
          </table:table-cell>
          <table:table-cell office:value-type="float" office:value="7200" calcext:value-type="float">
            <text:p>7200</text:p>
          </table:table-cell>
          <table:table-cell office:value-type="float" office:value="661.77467567" calcext:value-type="float">
            <text:p>661.8</text:p>
          </table:table-cell>
          <table:table-cell office:value-type="float" office:value="406.81008813" calcext:value-type="float">
            <text:p>406.8</text:p>
          </table:table-cell>
          <table:table-cell table:formula="of:=([.G42]-[.H42])/[.G42]*100" office:value-type="float" office:value="38.5274016842464" calcext:value-type="float">
            <text:p>38.5</text:p>
          </table:table-cell>
          <table:table-cell office:value-type="float" office:value="3660" calcext:value-type="float">
            <text:p>3,660</text:p>
          </table:table-cell>
          <table:table-cell/>
          <table:table-cell office:value-type="float" office:value="373.3" calcext:value-type="float">
            <text:p>373.3</text:p>
          </table:table-cell>
          <table:table-cell table:formula="of:=([.H42]-[.L42])/[.L42] * 100" office:value-type="float" office:value="8.9767179560675" calcext:value-type="float">
            <text:p>9.0</text:p>
          </table:table-cell>
        </table:table-row>
        <table:table-row table:style-name="ro1">
          <table:table-cell office:value-type="string" calcext:value-type="string">
            <text:p>75_9</text:p>
          </table:table-cell>
          <table:table-cell office:value-type="float" office:value="715.853" calcext:value-type="float">
            <text:p>715.9</text:p>
          </table:table-cell>
          <table:table-cell office:value-type="float" office:value="26518" calcext:value-type="float">
            <text:p>26518</text:p>
          </table:table-cell>
          <table:table-cell office:value-type="float" office:value="662" calcext:value-type="float">
            <text:p>662</text:p>
          </table:table-cell>
          <table:table-cell office:value-type="float" office:value="53036" calcext:value-type="float">
            <text:p>53036</text:p>
          </table:table-cell>
          <table:table-cell office:value-type="float" office:value="7200" calcext:value-type="float">
            <text:p>7200</text:p>
          </table:table-cell>
          <table:table-cell office:value-type="float" office:value="715.8531215" calcext:value-type="float">
            <text:p>715.9</text:p>
          </table:table-cell>
          <table:table-cell office:value-type="float" office:value="387.59104434" calcext:value-type="float">
            <text:p>387.6</text:p>
          </table:table-cell>
          <table:table-cell table:formula="of:=([.G43]-[.H43])/[.G43]*100" office:value-type="float" office:value="45.8560656230931" calcext:value-type="float">
            <text:p>45.9</text:p>
          </table:table-cell>
          <table:table-cell office:value-type="float" office:value="2570" calcext:value-type="float">
            <text:p>2,570</text:p>
          </table:table-cell>
          <table:table-cell/>
          <table:table-cell office:value-type="float" office:value="362.4" calcext:value-type="float">
            <text:p>362.4</text:p>
          </table:table-cell>
          <table:table-cell table:formula="of:=([.H43]-[.L43])/[.L43] * 100" office:value-type="float" office:value="6.95117117549669" calcext:value-type="float">
            <text:p>7.0</text:p>
          </table:table-cell>
        </table:table-row>
        <table:table-row table:style-name="ro1">
          <table:table-cell office:value-type="string" calcext:value-type="string">
            <text:p>75_10</text:p>
          </table:table-cell>
          <table:table-cell office:value-type="float" office:value="1216.01" calcext:value-type="float">
            <text:p>1216.0</text:p>
          </table:table-cell>
          <table:table-cell office:value-type="float" office:value="21327" calcext:value-type="float">
            <text:p>21327</text:p>
          </table:table-cell>
          <table:table-cell office:value-type="float" office:value="573" calcext:value-type="float">
            <text:p>573</text:p>
          </table:table-cell>
          <table:table-cell office:value-type="float" office:value="42654" calcext:value-type="float">
            <text:p>4265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03.0369144" calcext:value-type="float">
            <text:p>1203.0</text:p>
          </table:table-cell>
          <table:table-cell office:value-type="float" office:value="479.33939127" calcext:value-type="float">
            <text:p>479.3</text:p>
          </table:table-cell>
          <table:table-cell table:formula="of:=([.G44]-[.H44])/[.G44]*100" office:value-type="float" office:value="60.155886695375" calcext:value-type="float">
            <text:p>60.2</text:p>
          </table:table-cell>
          <table:table-cell office:value-type="float" office:value="9013" calcext:value-type="float">
            <text:p>9,013</text:p>
          </table:table-cell>
          <table:table-cell/>
          <table:table-cell office:value-type="float" office:value="434.4" calcext:value-type="float">
            <text:p>434.4</text:p>
          </table:table-cell>
          <table:table-cell table:formula="of:=([.H44]-[.L44])/[.L44] * 100" office:value-type="float" office:value="10.3451637361879" calcext:value-type="float">
            <text:p>10.3</text:p>
          </table:table-cell>
        </table:table-row>
        <table:table-row table:style-name="ro1">
          <table:table-cell/>
          <table:table-cell table:style-name="ce2" table:formula="of:=AVERAGE([.B35:.B44])" office:value-type="float" office:value="804.0628" calcext:value-type="float">
            <text:p>804.1</text:p>
          </table:table-cell>
          <table:table-cell table:style-name="ce2" table:formula="of:=AVERAGE([.C35:.C44])" office:value-type="float" office:value="28786.4" calcext:value-type="float">
            <text:p>28786.4</text:p>
          </table:table-cell>
          <table:table-cell table:style-name="ce2" table:formula="of:=AVERAGE([.D35:.D44])" office:value-type="float" office:value="663.8" calcext:value-type="float">
            <text:p>663.8</text:p>
          </table:table-cell>
          <table:table-cell table:style-name="ce2" table:formula="of:=AVERAGE([.E35:.E44])" office:value-type="float" office:value="57572.8" calcext:value-type="float">
            <text:p>57572.8</text:p>
          </table:table-cell>
          <table:table-cell table:style-name="ce2" table:formula="of:=AVERAGE([.F35:.F44])" office:value-type="float" office:value="7200.013" calcext:value-type="float">
            <text:p>7200.0</text:p>
          </table:table-cell>
          <table:table-cell table:style-name="ce2" table:formula="of:=AVERAGE([.G35:.G44])" office:value-type="float" office:value="801.287830806" calcext:value-type="float">
            <text:p>801.3</text:p>
          </table:table-cell>
          <table:table-cell table:style-name="ce2" table:formula="of:=AVERAGE([.H35:.H44])" office:value-type="float" office:value="411.719154458" calcext:value-type="float">
            <text:p>411.7</text:p>
          </table:table-cell>
          <table:table-cell table:style-name="ce2" table:formula="of:=([.G45]-[.H45])/[.G45]*100" office:value-type="float" office:value="48.6178201353864" calcext:value-type="float">
            <text:p>48.6</text:p>
          </table:table-cell>
          <table:table-cell table:style-name="ce4" table:formula="of:=AVERAGE([.J35:.J44])" office:value-type="float" office:value="5808" calcext:value-type="float">
            <text:p>5,808</text:p>
          </table:table-cell>
          <table:table-cell/>
          <table:table-cell office:value-type="float" office:value="377.36" calcext:value-type="float">
            <text:p>377.4</text:p>
          </table:table-cell>
          <table:table-cell table:formula="of:=([.H45]-[.L45])/[.L45] * 100" office:value-type="float" office:value="9.10513951081197" calcext:value-type="float">
            <text:p>9.1</text:p>
          </table:table-cell>
        </table:table-row>
        <table:table-row table:style-name="ro1">
          <table:table-cell office:value-type="string" calcext:value-type="string">
            <text:p>100_1</text:p>
          </table:table-cell>
          <table:table-cell office:value-type="float" office:value="1375.28" calcext:value-type="float">
            <text:p>1375.3</text:p>
          </table:table-cell>
          <table:table-cell office:value-type="float" office:value="61719" calcext:value-type="float">
            <text:p>61719</text:p>
          </table:table-cell>
          <table:table-cell office:value-type="float" office:value="1059" calcext:value-type="float">
            <text:p>1059</text:p>
          </table:table-cell>
          <table:table-cell office:value-type="float" office:value="123438" calcext:value-type="float">
            <text:p>12343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375.2753867" calcext:value-type="float">
            <text:p>1375.3</text:p>
          </table:table-cell>
          <table:table-cell office:value-type="float" office:value="421.79582386" calcext:value-type="float">
            <text:p>421.8</text:p>
          </table:table-cell>
          <table:table-cell table:formula="of:=([.G46]-[.H46])/[.G46]*100" office:value-type="float" office:value="69.3300826918667" calcext:value-type="float">
            <text:p>69.3</text:p>
          </table:table-cell>
          <table:table-cell office:value-type="float" office:value="797" calcext:value-type="float">
            <text:p>797</text:p>
          </table:table-cell>
          <table:table-cell/>
          <table:table-cell office:value-type="float" office:value="406" calcext:value-type="float">
            <text:p>406.0</text:p>
          </table:table-cell>
          <table:table-cell table:formula="of:=([.H46]-[.L46])/[.L46] * 100" office:value-type="float" office:value="3.89059700985221" calcext:value-type="float">
            <text:p>3.9</text:p>
          </table:table-cell>
        </table:table-row>
        <table:table-row table:style-name="ro1">
          <table:table-cell office:value-type="string" calcext:value-type="string">
            <text:p>100_2</text:p>
          </table:table-cell>
          <table:table-cell office:value-type="float" office:value="904.997" calcext:value-type="float">
            <text:p>905.0</text:p>
          </table:table-cell>
          <table:table-cell office:value-type="float" office:value="59793" calcext:value-type="float">
            <text:p>59793</text:p>
          </table:table-cell>
          <table:table-cell office:value-type="float" office:value="1073" calcext:value-type="float">
            <text:p>1073</text:p>
          </table:table-cell>
          <table:table-cell office:value-type="float" office:value="119586" calcext:value-type="float">
            <text:p>11958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904.99735" calcext:value-type="float">
            <text:p>905.0</text:p>
          </table:table-cell>
          <table:table-cell office:value-type="float" office:value="423.65637658" calcext:value-type="float">
            <text:p>423.7</text:p>
          </table:table-cell>
          <table:table-cell table:formula="of:=([.G47]-[.H47])/[.G47]*100" office:value-type="float" office:value="53.1870036326626" calcext:value-type="float">
            <text:p>53.2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411.9" calcext:value-type="float">
            <text:p>411.9</text:p>
          </table:table-cell>
          <table:table-cell table:formula="of:=([.H47]-[.L47])/[.L47] * 100" office:value-type="float" office:value="2.85418222384075" calcext:value-type="float">
            <text:p>2.9</text:p>
          </table:table-cell>
        </table:table-row>
        <table:table-row table:style-name="ro1">
          <table:table-cell office:value-type="string" calcext:value-type="string">
            <text:p>100_3</text:p>
          </table:table-cell>
          <table:table-cell office:value-type="float" office:value="818.185" calcext:value-type="float">
            <text:p>818.2</text:p>
          </table:table-cell>
          <table:table-cell office:value-type="float" office:value="62443" calcext:value-type="float">
            <text:p>62443</text:p>
          </table:table-cell>
          <table:table-cell office:value-type="float" office:value="1101" calcext:value-type="float">
            <text:p>1101</text:p>
          </table:table-cell>
          <table:table-cell office:value-type="float" office:value="124886" calcext:value-type="float">
            <text:p>1248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818.18502667" calcext:value-type="float">
            <text:p>818.2</text:p>
          </table:table-cell>
          <table:table-cell office:value-type="float" office:value="445.2364858" calcext:value-type="float">
            <text:p>445.2</text:p>
          </table:table-cell>
          <table:table-cell table:formula="of:=([.G48]-[.H48])/[.G48]*100" office:value-type="float" office:value="45.5824206888623" calcext:value-type="float">
            <text:p>45.6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437.2" calcext:value-type="float">
            <text:p>437.2</text:p>
          </table:table-cell>
          <table:table-cell table:formula="of:=([.H48]-[.L48])/[.L48] * 100" office:value-type="float" office:value="1.83817150045747" calcext:value-type="float">
            <text:p>1.8</text:p>
          </table:table-cell>
        </table:table-row>
        <table:table-row table:style-name="ro1">
          <table:table-cell office:value-type="string" calcext:value-type="string">
            <text:p>100_4</text:p>
          </table:table-cell>
          <table:table-cell office:value-type="float" office:value="732.726" calcext:value-type="float">
            <text:p>732.7</text:p>
          </table:table-cell>
          <table:table-cell office:value-type="float" office:value="72830" calcext:value-type="float">
            <text:p>72830</text:p>
          </table:table-cell>
          <table:table-cell office:value-type="float" office:value="1180" calcext:value-type="float">
            <text:p>1180</text:p>
          </table:table-cell>
          <table:table-cell office:value-type="float" office:value="145660" calcext:value-type="float">
            <text:p>145660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32.72603333" calcext:value-type="float">
            <text:p>732.7</text:p>
          </table:table-cell>
          <table:table-cell office:value-type="float" office:value="398.48818472" calcext:value-type="float">
            <text:p>398.5</text:p>
          </table:table-cell>
          <table:table-cell table:formula="of:=([.G49]-[.H49])/[.G49]*100" office:value-type="float" office:value="45.6156644374977" calcext:value-type="float">
            <text:p>45.6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float" office:value="384.3" calcext:value-type="float">
            <text:p>384.3</text:p>
          </table:table-cell>
          <table:table-cell table:formula="of:=([.H49]-[.L49])/[.L49] * 100" office:value-type="float" office:value="3.69195543065313" calcext:value-type="float">
            <text:p>3.7</text:p>
          </table:table-cell>
        </table:table-row>
        <table:table-row table:style-name="ro1">
          <table:table-cell office:value-type="string" calcext:value-type="string">
            <text:p>100_5</text:p>
          </table:table-cell>
          <table:table-cell office:value-type="float" office:value="810.703" calcext:value-type="float">
            <text:p>810.7</text:p>
          </table:table-cell>
          <table:table-cell office:value-type="float" office:value="67981" calcext:value-type="float">
            <text:p>67981</text:p>
          </table:table-cell>
          <table:table-cell office:value-type="float" office:value="1141" calcext:value-type="float">
            <text:p>1141</text:p>
          </table:table-cell>
          <table:table-cell office:value-type="float" office:value="135962" calcext:value-type="float">
            <text:p>13596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810.70346333" calcext:value-type="float">
            <text:p>810.7</text:p>
          </table:table-cell>
          <table:table-cell office:value-type="float" office:value="403.59097556" calcext:value-type="float">
            <text:p>403.6</text:p>
          </table:table-cell>
          <table:table-cell table:formula="of:=([.G50]-[.H50])/[.G50]*100" office:value-type="float" office:value="50.2171886743604" calcext:value-type="float">
            <text:p>50.2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float" office:value="392.4" calcext:value-type="float">
            <text:p>392.4</text:p>
          </table:table-cell>
          <table:table-cell table:formula="of:=([.H50]-[.L50])/[.L50] * 100" office:value-type="float" office:value="2.85193057084608" calcext:value-type="float">
            <text:p>2.9</text:p>
          </table:table-cell>
        </table:table-row>
        <table:table-row table:style-name="ro1">
          <table:table-cell office:value-type="string" calcext:value-type="string">
            <text:p>100_6</text:p>
          </table:table-cell>
          <table:table-cell office:value-type="float" office:value="814.02" calcext:value-type="float">
            <text:p>814.0</text:p>
          </table:table-cell>
          <table:table-cell office:value-type="float" office:value="67555" calcext:value-type="float">
            <text:p>67555</text:p>
          </table:table-cell>
          <table:table-cell office:value-type="float" office:value="1160" calcext:value-type="float">
            <text:p>1160</text:p>
          </table:table-cell>
          <table:table-cell office:value-type="float" office:value="135110" calcext:value-type="float">
            <text:p>135110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14.02021" calcext:value-type="float">
            <text:p>814.0</text:p>
          </table:table-cell>
          <table:table-cell office:value-type="float" office:value="404.53419517" calcext:value-type="float">
            <text:p>404.5</text:p>
          </table:table-cell>
          <table:table-cell table:formula="of:=([.G51]-[.H51])/[.G51]*100" office:value-type="float" office:value="50.3041582751367" calcext:value-type="float">
            <text:p>50.3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float" office:value="390.2" calcext:value-type="float">
            <text:p>390.2</text:p>
          </table:table-cell>
          <table:table-cell table:formula="of:=([.H51]-[.L51])/[.L51] * 100" office:value-type="float" office:value="3.67355078677601" calcext:value-type="float">
            <text:p>3.7</text:p>
          </table:table-cell>
        </table:table-row>
        <table:table-row table:style-name="ro1">
          <table:table-cell office:value-type="string" calcext:value-type="string">
            <text:p>100_7</text:p>
          </table:table-cell>
          <table:table-cell office:value-type="float" office:value="735.769" calcext:value-type="float">
            <text:p>735.8</text:p>
          </table:table-cell>
          <table:table-cell office:value-type="float" office:value="77000" calcext:value-type="float">
            <text:p>77000</text:p>
          </table:table-cell>
          <table:table-cell office:value-type="float" office:value="1240" calcext:value-type="float">
            <text:p>1240</text:p>
          </table:table-cell>
          <table:table-cell office:value-type="float" office:value="154000" calcext:value-type="float">
            <text:p>154000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735.76893" calcext:value-type="float">
            <text:p>735.8</text:p>
          </table:table-cell>
          <table:table-cell office:value-type="float" office:value="384.69934669" calcext:value-type="float">
            <text:p>384.7</text:p>
          </table:table-cell>
          <table:table-cell table:formula="of:=([.G52]-[.H52])/[.G52]*100" office:value-type="float" office:value="47.7146518418493" calcext:value-type="float">
            <text:p>47.7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float" office:value="374.4" calcext:value-type="float">
            <text:p>374.4</text:p>
          </table:table-cell>
          <table:table-cell table:formula="of:=([.H52]-[.L52])/[.L52] * 100" office:value-type="float" office:value="2.75089388087608" calcext:value-type="float">
            <text:p>2.8</text:p>
          </table:table-cell>
        </table:table-row>
        <table:table-row table:style-name="ro1">
          <table:table-cell office:value-type="string" calcext:value-type="string">
            <text:p>100_8</text:p>
          </table:table-cell>
          <table:table-cell office:value-type="float" office:value="761.8" calcext:value-type="float">
            <text:p>761.8</text:p>
          </table:table-cell>
          <table:table-cell office:value-type="float" office:value="62453" calcext:value-type="float">
            <text:p>62453</text:p>
          </table:table-cell>
          <table:table-cell office:value-type="float" office:value="1079" calcext:value-type="float">
            <text:p>1079</text:p>
          </table:table-cell>
          <table:table-cell office:value-type="float" office:value="124906" calcext:value-type="float">
            <text:p>12490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61.79983667" calcext:value-type="float">
            <text:p>761.8</text:p>
          </table:table-cell>
          <table:table-cell office:value-type="float" office:value="425.85135861" calcext:value-type="float">
            <text:p>425.9</text:p>
          </table:table-cell>
          <table:table-cell table:formula="of:=([.G53]-[.H53])/[.G53]*100" office:value-type="float" office:value="44.0993108542143" calcext:value-type="float">
            <text:p>44.1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407.7" calcext:value-type="float">
            <text:p>407.7</text:p>
          </table:table-cell>
          <table:table-cell table:formula="of:=([.H53]-[.L53])/[.L53] * 100" office:value-type="float" office:value="4.45213603384842" calcext:value-type="float">
            <text:p>4.5</text:p>
          </table:table-cell>
        </table:table-row>
        <table:table-row table:style-name="ro1">
          <table:table-cell office:value-type="string" calcext:value-type="string">
            <text:p>100_9</text:p>
          </table:table-cell>
          <table:table-cell office:value-type="float" office:value="969.56" calcext:value-type="float">
            <text:p>969.6</text:p>
          </table:table-cell>
          <table:table-cell office:value-type="float" office:value="57914" calcext:value-type="float">
            <text:p>57914</text:p>
          </table:table-cell>
          <table:table-cell office:value-type="float" office:value="1082" calcext:value-type="float">
            <text:p>1082</text:p>
          </table:table-cell>
          <table:table-cell office:value-type="float" office:value="115828" calcext:value-type="float">
            <text:p>11582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969.56043333" calcext:value-type="float">
            <text:p>969.6</text:p>
          </table:table-cell>
          <table:table-cell office:value-type="float" office:value="431.21634561" calcext:value-type="float">
            <text:p>431.2</text:p>
          </table:table-cell>
          <table:table-cell table:formula="of:=([.G54]-[.H54])/[.G54]*100" office:value-type="float" office:value="55.5245520767625" calcext:value-type="float">
            <text:p>55.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422.1" calcext:value-type="float">
            <text:p>422.1</text:p>
          </table:table-cell>
          <table:table-cell table:formula="of:=([.H54]-[.L54])/[.L54] * 100" office:value-type="float" office:value="2.15975968017057" calcext:value-type="float">
            <text:p>2.2</text:p>
          </table:table-cell>
        </table:table-row>
        <table:table-row table:style-name="ro1">
          <table:table-cell office:value-type="string" calcext:value-type="string">
            <text:p>100_10</text:p>
          </table:table-cell>
          <table:table-cell office:value-type="float" office:value="867.182" calcext:value-type="float">
            <text:p>867.2</text:p>
          </table:table-cell>
          <table:table-cell office:value-type="float" office:value="64388" calcext:value-type="float">
            <text:p>64388</text:p>
          </table:table-cell>
          <table:table-cell office:value-type="float" office:value="1114" calcext:value-type="float">
            <text:p>1114</text:p>
          </table:table-cell>
          <table:table-cell office:value-type="float" office:value="128776" calcext:value-type="float">
            <text:p>12877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867.18218" calcext:value-type="float">
            <text:p>867.2</text:p>
          </table:table-cell>
          <table:table-cell office:value-type="float" office:value="441.7899013" calcext:value-type="float">
            <text:p>441.8</text:p>
          </table:table-cell>
          <table:table-cell table:formula="of:=([.G55]-[.H55])/[.G55]*100" office:value-type="float" office:value="49.0545456895805" calcext:value-type="float">
            <text:p>49.1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419.1" calcext:value-type="float">
            <text:p>419.1</text:p>
          </table:table-cell>
          <table:table-cell table:formula="of:=([.H55]-[.L55])/[.L55] * 100" office:value-type="float" office:value="5.41395879265091" calcext:value-type="float">
            <text:p>5.4</text:p>
          </table:table-cell>
        </table:table-row>
        <table:table-row table:style-name="ro1">
          <table:table-cell/>
          <table:table-cell table:style-name="ce2" table:formula="of:=AVERAGE([.B46:.B55])" office:value-type="float" office:value="879.0222" calcext:value-type="float">
            <text:p>879.0</text:p>
          </table:table-cell>
          <table:table-cell table:style-name="ce2" table:formula="of:=AVERAGE([.C46:.C55])" office:value-type="float" office:value="65407.6" calcext:value-type="float">
            <text:p>65407.6</text:p>
          </table:table-cell>
          <table:table-cell table:style-name="ce2" table:formula="of:=AVERAGE([.D46:.D55])" office:value-type="float" office:value="1122.9" calcext:value-type="float">
            <text:p>1122.9</text:p>
          </table:table-cell>
          <table:table-cell table:style-name="ce2" table:formula="of:=AVERAGE([.E46:.E55])" office:value-type="float" office:value="130815.2" calcext:value-type="float">
            <text:p>130815.2</text:p>
          </table:table-cell>
          <table:table-cell table:style-name="ce2" table:formula="of:=AVERAGE([.F46:.F55])" office:value-type="float" office:value="7200.033" calcext:value-type="float">
            <text:p>7200.0</text:p>
          </table:table-cell>
          <table:table-cell table:style-name="ce2" table:formula="of:=AVERAGE([.G46:.G55])" office:value-type="float" office:value="879.021885003" calcext:value-type="float">
            <text:p>879.0</text:p>
          </table:table-cell>
          <table:table-cell table:style-name="ce2" table:formula="of:=AVERAGE([.H46:.H55])" office:value-type="float" office:value="418.08589939" calcext:value-type="float">
            <text:p>418.1</text:p>
          </table:table-cell>
          <table:table-cell table:style-name="ce2" table:formula="of:=([.G56]-[.H56])/[.G56]*100" office:value-type="float" office:value="52.4373731163049" calcext:value-type="float">
            <text:p>52.4</text:p>
          </table:table-cell>
          <table:table-cell table:style-name="ce4" table:formula="of:=AVERAGE([.J46:.J55])" office:value-type="float" office:value="653.8" calcext:value-type="float">
            <text:p>654</text:p>
          </table:table-cell>
          <table:table-cell/>
          <table:table-cell office:value-type="float" office:value="404.53" calcext:value-type="float">
            <text:p>404.5</text:p>
          </table:table-cell>
          <table:table-cell table:formula="of:=([.H56]-[.L56])/[.L56] * 100" office:value-type="float" office:value="3.35102449509308" calcext:value-type="float">
            <text:p>3.4</text:p>
          </table:table-cell>
        </table:table-row>
        <table:table-row table:style-name="ro1">
          <table:table-cell office:value-type="string" calcext:value-type="string">
            <text:p>200_1</text:p>
          </table:table-cell>
          <table:table-cell office:value-type="float" office:value="1504.12" calcext:value-type="float">
            <text:p>1504.1</text:p>
          </table:table-cell>
          <table:table-cell office:value-type="float" office:value="412064" calcext:value-type="float">
            <text:p>412064</text:p>
          </table:table-cell>
          <table:table-cell office:value-type="float" office:value="3316" calcext:value-type="float">
            <text:p>3316</text:p>
          </table:table-cell>
          <table:table-cell office:value-type="float" office:value="824128" calcext:value-type="float">
            <text:p>824128</text:p>
          </table:table-cell>
          <table:table-cell office:value-type="float" office:value="7200.68" calcext:value-type="float">
            <text:p>7200.68</text:p>
          </table:table-cell>
          <table:table-cell office:value-type="float" office:value="1504.1152867" calcext:value-type="float">
            <text:p>1504.1</text:p>
          </table:table-cell>
          <table:table-cell office:value-type="float" office:value="546.73750853" calcext:value-type="float">
            <text:p>546.7</text:p>
          </table:table-cell>
          <table:table-cell table:formula="of:=([.G57]-[.H57])/[.G57]*100" office:value-type="float" office:value="63.6505583471908" calcext:value-type="float">
            <text:p>63.7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float" office:value="445.1" calcext:value-type="float">
            <text:p>445.1</text:p>
          </table:table-cell>
          <table:table-cell table:formula="of:=([.H57]-[.L57])/[.L57] * 100" office:value-type="float" office:value="22.8347581509773" calcext:value-type="float">
            <text:p>22.8</text:p>
          </table:table-cell>
        </table:table-row>
        <table:table-row table:style-name="ro1">
          <table:table-cell office:value-type="string" calcext:value-type="string">
            <text:p>200_2</text:p>
          </table:table-cell>
          <table:table-cell office:value-type="float" office:value="1459.52" calcext:value-type="float">
            <text:p>1459.5</text:p>
          </table:table-cell>
          <table:table-cell office:value-type="float" office:value="404375" calcext:value-type="float">
            <text:p>404375</text:p>
          </table:table-cell>
          <table:table-cell office:value-type="float" office:value="3300" calcext:value-type="float">
            <text:p>3300</text:p>
          </table:table-cell>
          <table:table-cell office:value-type="float" office:value="808750" calcext:value-type="float">
            <text:p>808750</text:p>
          </table:table-cell>
          <table:table-cell office:value-type="float" office:value="7200.2" calcext:value-type="float">
            <text:p>7200.2</text:p>
          </table:table-cell>
          <table:table-cell office:value-type="float" office:value="1459.5230667" calcext:value-type="float">
            <text:p>1459.5</text:p>
          </table:table-cell>
          <table:table-cell office:value-type="float" office:value="534.99328261" calcext:value-type="float">
            <text:p>535.0</text:p>
          </table:table-cell>
          <table:table-cell table:formula="of:=([.G58]-[.H58])/[.G58]*100" office:value-type="float" office:value="63.3446503987343" calcext:value-type="float">
            <text:p>63.3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457.9" calcext:value-type="float">
            <text:p>457.9</text:p>
          </table:table-cell>
          <table:table-cell table:formula="of:=([.H58]-[.L58])/[.L58] * 100" office:value-type="float" office:value="16.8362704979253" calcext:value-type="float">
            <text:p>16.8</text:p>
          </table:table-cell>
        </table:table-row>
        <table:table-row table:style-name="ro1">
          <table:table-cell office:value-type="string" calcext:value-type="string">
            <text:p>200_3</text:p>
          </table:table-cell>
          <table:table-cell office:value-type="float" office:value="1327.89" calcext:value-type="float">
            <text:p>1327.9</text:p>
          </table:table-cell>
          <table:table-cell office:value-type="float" office:value="415629" calcext:value-type="float">
            <text:p>415629</text:p>
          </table:table-cell>
          <table:table-cell office:value-type="float" office:value="3375" calcext:value-type="float">
            <text:p>3375</text:p>
          </table:table-cell>
          <table:table-cell office:value-type="float" office:value="831258" calcext:value-type="float">
            <text:p>831258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327.8925" calcext:value-type="float">
            <text:p>1327.9</text:p>
          </table:table-cell>
          <table:table-cell office:value-type="float" office:value="541.61399177" calcext:value-type="float">
            <text:p>541.6</text:p>
          </table:table-cell>
          <table:table-cell table:formula="of:=([.G59]-[.H59])/[.G59]*100" office:value-type="float" office:value="59.2125121747431" calcext:value-type="float">
            <text:p>59.2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481.8" calcext:value-type="float">
            <text:p>481.8</text:p>
          </table:table-cell>
          <table:table-cell table:formula="of:=([.H59]-[.L59])/[.L59] * 100" office:value-type="float" office:value="12.4146931859693" calcext:value-type="float">
            <text:p>12.4</text:p>
          </table:table-cell>
        </table:table-row>
        <table:table-row table:style-name="ro1">
          <table:table-cell office:value-type="string" calcext:value-type="string">
            <text:p>200_4</text:p>
          </table:table-cell>
          <table:table-cell office:value-type="float" office:value="1162.77" calcext:value-type="float">
            <text:p>1162.8</text:p>
          </table:table-cell>
          <table:table-cell office:value-type="float" office:value="481774" calcext:value-type="float">
            <text:p>481774</text:p>
          </table:table-cell>
          <table:table-cell office:value-type="float" office:value="3714" calcext:value-type="float">
            <text:p>3714</text:p>
          </table:table-cell>
          <table:table-cell office:value-type="float" office:value="963548" calcext:value-type="float">
            <text:p>963548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1162.76884" calcext:value-type="float">
            <text:p>1162.8</text:p>
          </table:table-cell>
          <table:table-cell office:value-type="float" office:value="523.95971824" calcext:value-type="float">
            <text:p>524.0</text:p>
          </table:table-cell>
          <table:table-cell table:formula="of:=([.G60]-[.H60])/[.G60]*100" office:value-type="float" office:value="54.9386171855104" calcext:value-type="float">
            <text:p>54.9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417.4" calcext:value-type="float">
            <text:p>417.4</text:p>
          </table:table-cell>
          <table:table-cell table:formula="of:=([.H60]-[.L60])/[.L60] * 100" office:value-type="float" office:value="25.5294006324868" calcext:value-type="float">
            <text:p>25.5</text:p>
          </table:table-cell>
        </table:table-row>
        <table:table-row table:style-name="ro1">
          <table:table-cell office:value-type="string" calcext:value-type="string">
            <text:p>200_5</text:p>
          </table:table-cell>
          <table:table-cell office:value-type="float" office:value="1391.93" calcext:value-type="float">
            <text:p>1391.9</text:p>
          </table:table-cell>
          <table:table-cell office:value-type="float" office:value="480978" calcext:value-type="float">
            <text:p>480978</text:p>
          </table:table-cell>
          <table:table-cell office:value-type="float" office:value="3602" calcext:value-type="float">
            <text:p>3602</text:p>
          </table:table-cell>
          <table:table-cell office:value-type="float" office:value="961956" calcext:value-type="float">
            <text:p>961956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1391.9313033" calcext:value-type="float">
            <text:p>1391.9</text:p>
          </table:table-cell>
          <table:table-cell office:value-type="float" office:value="529.04209441" calcext:value-type="float">
            <text:p>529.0</text:p>
          </table:table-cell>
          <table:table-cell table:formula="of:=([.G61]-[.H61])/[.G61]*100" office:value-type="float" office:value="61.9922266885051" calcext:value-type="float">
            <text:p>62.0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452.3" calcext:value-type="float">
            <text:p>452.3</text:p>
          </table:table-cell>
          <table:table-cell table:formula="of:=([.H61]-[.L61])/[.L61] * 100" office:value-type="float" office:value="16.9670781361928" calcext:value-type="float">
            <text:p>17.0</text:p>
          </table:table-cell>
        </table:table-row>
        <table:table-row table:style-name="ro1">
          <table:table-cell office:value-type="string" calcext:value-type="string">
            <text:p>200_6</text:p>
          </table:table-cell>
          <table:table-cell office:value-type="float" office:value="1441.3" calcext:value-type="float">
            <text:p>1441.3</text:p>
          </table:table-cell>
          <table:table-cell office:value-type="float" office:value="360717" calcext:value-type="float">
            <text:p>360717</text:p>
          </table:table-cell>
          <table:table-cell office:value-type="float" office:value="3214" calcext:value-type="float">
            <text:p>3214</text:p>
          </table:table-cell>
          <table:table-cell office:value-type="float" office:value="721434" calcext:value-type="float">
            <text:p>72143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441.29719" calcext:value-type="float">
            <text:p>1441.3</text:p>
          </table:table-cell>
          <table:table-cell office:value-type="float" office:value="498.6090091" calcext:value-type="float">
            <text:p>498.6</text:p>
          </table:table-cell>
          <table:table-cell table:formula="of:=([.G62]-[.H62])/[.G62]*100" office:value-type="float" office:value="65.4055379723595" calcext:value-type="float">
            <text:p>65.4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367.1" calcext:value-type="float">
            <text:p>367.1</text:p>
          </table:table-cell>
          <table:table-cell table:formula="of:=([.H62]-[.L62])/[.L62] * 100" office:value-type="float" office:value="35.823756224462" calcext:value-type="float">
            <text:p>35.8</text:p>
          </table:table-cell>
        </table:table-row>
        <table:table-row table:style-name="ro1">
          <table:table-cell office:value-type="string" calcext:value-type="string">
            <text:p>200_7</text:p>
          </table:table-cell>
          <table:table-cell office:value-type="float" office:value="1177.94" calcext:value-type="float">
            <text:p>1177.9</text:p>
          </table:table-cell>
          <table:table-cell office:value-type="float" office:value="426764" calcext:value-type="float">
            <text:p>426764</text:p>
          </table:table-cell>
          <table:table-cell office:value-type="float" office:value="3301" calcext:value-type="float">
            <text:p>3301</text:p>
          </table:table-cell>
          <table:table-cell office:value-type="float" office:value="853528" calcext:value-type="float">
            <text:p>853528</text:p>
          </table:table-cell>
          <table:table-cell office:value-type="float" office:value="7200.25" calcext:value-type="float">
            <text:p>7200.25</text:p>
          </table:table-cell>
          <table:table-cell office:value-type="float" office:value="1177.9363067" calcext:value-type="float">
            <text:p>1177.9</text:p>
          </table:table-cell>
          <table:table-cell office:value-type="float" office:value="502.51943198" calcext:value-type="float">
            <text:p>502.5</text:p>
          </table:table-cell>
          <table:table-cell table:formula="of:=([.G63]-[.H63])/[.G63]*100" office:value-type="float" office:value="57.3389979473667" calcext:value-type="float">
            <text:p>57.3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408.1" calcext:value-type="float">
            <text:p>408.1</text:p>
          </table:table-cell>
          <table:table-cell table:formula="of:=([.H63]-[.L63])/[.L63] * 100" office:value-type="float" office:value="23.1363469688802" calcext:value-type="float">
            <text:p>23.1</text:p>
          </table:table-cell>
        </table:table-row>
        <table:table-row table:style-name="ro1">
          <table:table-cell office:value-type="string" calcext:value-type="string">
            <text:p>200_8</text:p>
          </table:table-cell>
          <table:table-cell office:value-type="float" office:value="1169.18" calcext:value-type="float">
            <text:p>1169.2</text:p>
          </table:table-cell>
          <table:table-cell office:value-type="float" office:value="397617" calcext:value-type="float">
            <text:p>397617</text:p>
          </table:table-cell>
          <table:table-cell office:value-type="float" office:value="3282" calcext:value-type="float">
            <text:p>3282</text:p>
          </table:table-cell>
          <table:table-cell office:value-type="float" office:value="795234" calcext:value-type="float">
            <text:p>795234</text:p>
          </table:table-cell>
          <table:table-cell office:value-type="float" office:value="7200.17" calcext:value-type="float">
            <text:p>7200.17</text:p>
          </table:table-cell>
          <table:table-cell office:value-type="float" office:value="1169.18108" calcext:value-type="float">
            <text:p>1169.2</text:p>
          </table:table-cell>
          <table:table-cell office:value-type="float" office:value="532.92301366" calcext:value-type="float">
            <text:p>532.9</text:p>
          </table:table-cell>
          <table:table-cell table:formula="of:=([.G64]-[.H64])/[.G64]*100" office:value-type="float" office:value="54.4191209748279" calcext:value-type="float">
            <text:p>54.4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float" office:value="454.3" calcext:value-type="float">
            <text:p>454.3</text:p>
          </table:table-cell>
          <table:table-cell table:formula="of:=([.H64]-[.L64])/[.L64] * 100" office:value-type="float" office:value="17.3064084657715" calcext:value-type="float">
            <text:p>17.3</text:p>
          </table:table-cell>
        </table:table-row>
        <table:table-row table:style-name="ro1">
          <table:table-cell office:value-type="string" calcext:value-type="string">
            <text:p>200_9</text:p>
          </table:table-cell>
          <table:table-cell office:value-type="float" office:value="1346.68" calcext:value-type="float">
            <text:p>1346.7</text:p>
          </table:table-cell>
          <table:table-cell office:value-type="float" office:value="434158" calcext:value-type="float">
            <text:p>434158</text:p>
          </table:table-cell>
          <table:table-cell office:value-type="float" office:value="3526" calcext:value-type="float">
            <text:p>3526</text:p>
          </table:table-cell>
          <table:table-cell office:value-type="float" office:value="868316" calcext:value-type="float">
            <text:p>86831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346.68256" calcext:value-type="float">
            <text:p>1346.7</text:p>
          </table:table-cell>
          <table:table-cell office:value-type="float" office:value="535.8686984" calcext:value-type="float">
            <text:p>535.9</text:p>
          </table:table-cell>
          <table:table-cell table:formula="of:=([.G65]-[.H65])/[.G65]*100" office:value-type="float" office:value="60.208239542361" calcext:value-type="float">
            <text:p>60.2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426.8" calcext:value-type="float">
            <text:p>426.8</text:p>
          </table:table-cell>
          <table:table-cell table:formula="of:=([.H65]-[.L65])/[.L65] * 100" office:value-type="float" office:value="25.5549902530459" calcext:value-type="float">
            <text:p>25.6</text:p>
          </table:table-cell>
        </table:table-row>
        <table:table-row table:style-name="ro1">
          <table:table-cell office:value-type="string" calcext:value-type="string">
            <text:p>200_10</text:p>
          </table:table-cell>
          <table:table-cell office:value-type="float" office:value="1470.02" calcext:value-type="float">
            <text:p>1470.0</text:p>
          </table:table-cell>
          <table:table-cell office:value-type="float" office:value="476660" calcext:value-type="float">
            <text:p>476660</text:p>
          </table:table-cell>
          <table:table-cell office:value-type="float" office:value="3561" calcext:value-type="float">
            <text:p>3561</text:p>
          </table:table-cell>
          <table:table-cell office:value-type="float" office:value="953320" calcext:value-type="float">
            <text:p>953320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1470.0153833" calcext:value-type="float">
            <text:p>1470.0</text:p>
          </table:table-cell>
          <table:table-cell office:value-type="float" office:value="540.22642189" calcext:value-type="float">
            <text:p>540.2</text:p>
          </table:table-cell>
          <table:table-cell table:formula="of:=([.G66]-[.H66])/[.G66]*100" office:value-type="float" office:value="63.2502878522768" calcext:value-type="float">
            <text:p>63.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441.8" calcext:value-type="float">
            <text:p>441.8</text:p>
          </table:table-cell>
          <table:table-cell table:formula="of:=([.H66]-[.L66])/[.L66] * 100" office:value-type="float" office:value="22.2785020122227" calcext:value-type="float">
            <text:p>22.3</text:p>
          </table:table-cell>
        </table:table-row>
        <table:table-row table:style-name="ro1">
          <table:table-cell/>
          <table:table-cell table:style-name="ce2" table:formula="of:=AVERAGE([.B57:.B66])" office:value-type="float" office:value="1345.135" calcext:value-type="float">
            <text:p>1345.1</text:p>
          </table:table-cell>
          <table:table-cell table:style-name="ce2" table:formula="of:=AVERAGE([.C57:.C66])" office:value-type="float" office:value="429073.6" calcext:value-type="float">
            <text:p>429073.6</text:p>
          </table:table-cell>
          <table:table-cell table:style-name="ce2" table:formula="of:=AVERAGE([.D57:.D66])" office:value-type="float" office:value="3419.1" calcext:value-type="float">
            <text:p>3419.1</text:p>
          </table:table-cell>
          <table:table-cell table:style-name="ce2" table:formula="of:=AVERAGE([.E57:.E66])" office:value-type="float" office:value="858147.2" calcext:value-type="float">
            <text:p>858147.2</text:p>
          </table:table-cell>
          <table:table-cell table:style-name="ce2" table:formula="of:=AVERAGE([.F57:.F66])" office:value-type="float" office:value="7200.221" calcext:value-type="float">
            <text:p>7200.2</text:p>
          </table:table-cell>
          <table:table-cell table:style-name="ce2" table:formula="of:=AVERAGE([.G57:.G66])" office:value-type="float" office:value="1345.13435167" calcext:value-type="float">
            <text:p>1345.1</text:p>
          </table:table-cell>
          <table:table-cell table:style-name="ce2" table:formula="of:=AVERAGE([.H57:.H66])" office:value-type="float" office:value="528.649317059" calcext:value-type="float">
            <text:p>528.6</text:p>
          </table:table-cell>
          <table:table-cell table:style-name="ce2" table:formula="of:=([.G67]-[.H67])/[.G67]*100" office:value-type="float" office:value="60.6991438139487" calcext:value-type="float">
            <text:p>60.7</text:p>
          </table:table-cell>
          <table:table-cell table:style-name="ce4" table:formula="of:=AVERAGE([.J57:.J66])" office:value-type="float" office:value="506.6" calcext:value-type="float">
            <text:p>507</text:p>
          </table:table-cell>
          <table:table-cell/>
          <table:table-cell office:value-type="float" office:value="435.26" calcext:value-type="float">
            <text:p>435.3</text:p>
          </table:table-cell>
          <table:table-cell table:formula="of:=([.H67]-[.L67])/[.L67] * 100" office:value-type="float" office:value="21.4559842528603" calcext:value-type="float">
            <text:p>21.5</text:p>
          </table:table-cell>
        </table:table-row>
        <table:table-row table:style-name="ro1">
          <table:table-cell office:value-type="string" calcext:value-type="string">
            <text:p>300_1</text:p>
          </table:table-cell>
          <table:table-cell office:value-type="float" office:value="2036.98" calcext:value-type="float">
            <text:p>2037.0</text:p>
          </table:table-cell>
          <table:table-cell office:value-type="float" office:value="1309443" calcext:value-type="float">
            <text:p>1309443</text:p>
          </table:table-cell>
          <table:table-cell office:value-type="float" office:value="6620" calcext:value-type="float">
            <text:p>6620</text:p>
          </table:table-cell>
          <table:table-cell office:value-type="float" office:value="2618886" calcext:value-type="float">
            <text:p>2618886</text:p>
          </table:table-cell>
          <table:table-cell office:value-type="float" office:value="7200.18" calcext:value-type="float">
            <text:p>7200.18</text:p>
          </table:table-cell>
          <table:table-cell office:value-type="float" office:value="2036.9793633" calcext:value-type="float">
            <text:p>2037.0</text:p>
          </table:table-cell>
          <table:table-cell office:value-type="float" office:value="584.56032874" calcext:value-type="float">
            <text:p>584.6</text:p>
          </table:table-cell>
          <table:table-cell table:formula="of:=([.G68]-[.H68])/[.G68]*100" office:value-type="float" office:value="71.3025895464652" calcext:value-type="float">
            <text:p>71.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455" calcext:value-type="float">
            <text:p>455.0</text:p>
          </table:table-cell>
          <table:table-cell table:formula="of:=([.H68]-[.L68])/[.L68] * 100" office:value-type="float" office:value="28.4747975252747" calcext:value-type="float">
            <text:p>28.5</text:p>
          </table:table-cell>
        </table:table-row>
        <table:table-row table:style-name="ro1">
          <table:table-cell office:value-type="string" calcext:value-type="string">
            <text:p>300_2</text:p>
          </table:table-cell>
          <table:table-cell office:value-type="float" office:value="2083.89" calcext:value-type="float">
            <text:p>2083.9</text:p>
          </table:table-cell>
          <table:table-cell office:value-type="float" office:value="1449352" calcext:value-type="float">
            <text:p>1449352</text:p>
          </table:table-cell>
          <table:table-cell office:value-type="float" office:value="6915" calcext:value-type="float">
            <text:p>6915</text:p>
          </table:table-cell>
          <table:table-cell office:value-type="float" office:value="2898704" calcext:value-type="float">
            <text:p>2898704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083.89072" calcext:value-type="float">
            <text:p>2083.9</text:p>
          </table:table-cell>
          <table:table-cell office:value-type="float" office:value="600.60769889" calcext:value-type="float">
            <text:p>600.6</text:p>
          </table:table-cell>
          <table:table-cell table:formula="of:=([.G69]-[.H69])/[.G69]*100" office:value-type="float" office:value="71.1785415076852" calcext:value-type="float">
            <text:p>71.2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463.1" calcext:value-type="float">
            <text:p>463.1</text:p>
          </table:table-cell>
          <table:table-cell table:formula="of:=([.H69]-[.L69])/[.L69] * 100" office:value-type="float" office:value="29.6928738695746" calcext:value-type="float">
            <text:p>29.7</text:p>
          </table:table-cell>
        </table:table-row>
        <table:table-row table:style-name="ro1">
          <table:table-cell office:value-type="string" calcext:value-type="string">
            <text:p>300_3</text:p>
          </table:table-cell>
          <table:table-cell office:value-type="float" office:value="1608.19" calcext:value-type="float">
            <text:p>1608.2</text:p>
          </table:table-cell>
          <table:table-cell office:value-type="float" office:value="1227143" calcext:value-type="float">
            <text:p>1227143</text:p>
          </table:table-cell>
          <table:table-cell office:value-type="float" office:value="6485" calcext:value-type="float">
            <text:p>6485</text:p>
          </table:table-cell>
          <table:table-cell office:value-type="float" office:value="2454286" calcext:value-type="float">
            <text:p>2454286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608.1932733" calcext:value-type="float">
            <text:p>1608.2</text:p>
          </table:table-cell>
          <table:table-cell office:value-type="float" office:value="584.77799107" calcext:value-type="float">
            <text:p>584.8</text:p>
          </table:table-cell>
          <table:table-cell table:formula="of:=([.G70]-[.H70])/[.G70]*100" office:value-type="float" office:value="63.6375800857542" calcext:value-type="float">
            <text:p>63.6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464.3" calcext:value-type="float">
            <text:p>464.3</text:p>
          </table:table-cell>
          <table:table-cell table:formula="of:=([.H70]-[.L70])/[.L70] * 100" office:value-type="float" office:value="25.9483073594659" calcext:value-type="float">
            <text:p>25.9</text:p>
          </table:table-cell>
        </table:table-row>
        <table:table-row table:style-name="ro1">
          <table:table-cell office:value-type="string" calcext:value-type="string">
            <text:p>300_4</text:p>
          </table:table-cell>
          <table:table-cell office:value-type="float" office:value="1722.96" calcext:value-type="float">
            <text:p>1723.0</text:p>
          </table:table-cell>
          <table:table-cell office:value-type="float" office:value="1435781" calcext:value-type="float">
            <text:p>1435781</text:p>
          </table:table-cell>
          <table:table-cell office:value-type="float" office:value="7043" calcext:value-type="float">
            <text:p>7043</text:p>
          </table:table-cell>
          <table:table-cell office:value-type="float" office:value="2871562" calcext:value-type="float">
            <text:p>2871562</text:p>
          </table:table-cell>
          <table:table-cell office:value-type="float" office:value="7200.69" calcext:value-type="float">
            <text:p>7200.69</text:p>
          </table:table-cell>
          <table:table-cell office:value-type="float" office:value="1722.9622367" calcext:value-type="float">
            <text:p>1723.0</text:p>
          </table:table-cell>
          <table:table-cell office:value-type="float" office:value="591.8546161" calcext:value-type="float">
            <text:p>591.9</text:p>
          </table:table-cell>
          <table:table-cell table:formula="of:=([.G71]-[.H71])/[.G71]*100" office:value-type="float" office:value="65.6490082316846" calcext:value-type="float">
            <text:p>65.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461.5" calcext:value-type="float">
            <text:p>461.5</text:p>
          </table:table-cell>
          <table:table-cell table:formula="of:=([.H71]-[.L71])/[.L71] * 100" office:value-type="float" office:value="28.2458539761647" calcext:value-type="float">
            <text:p>28.2</text:p>
          </table:table-cell>
        </table:table-row>
        <table:table-row table:style-name="ro1">
          <table:table-cell office:value-type="string" calcext:value-type="string">
            <text:p>300_5</text:p>
          </table:table-cell>
          <table:table-cell office:value-type="float" office:value="1809.78" calcext:value-type="float">
            <text:p>1809.8</text:p>
          </table:table-cell>
          <table:table-cell office:value-type="float" office:value="1280623" calcext:value-type="float">
            <text:p>1280623</text:p>
          </table:table-cell>
          <table:table-cell office:value-type="float" office:value="6443" calcext:value-type="float">
            <text:p>6443</text:p>
          </table:table-cell>
          <table:table-cell office:value-type="float" office:value="2561246" calcext:value-type="float">
            <text:p>2561246</text:p>
          </table:table-cell>
          <table:table-cell office:value-type="float" office:value="7200.57" calcext:value-type="float">
            <text:p>7200.57</text:p>
          </table:table-cell>
          <table:table-cell office:value-type="float" office:value="1809.7837767" calcext:value-type="float">
            <text:p>1809.8</text:p>
          </table:table-cell>
          <table:table-cell office:value-type="float" office:value="616.47761313" calcext:value-type="float">
            <text:p>616.5</text:p>
          </table:table-cell>
          <table:table-cell table:formula="of:=([.G72]-[.H72])/[.G72]*100" office:value-type="float" office:value="65.9363941114502" calcext:value-type="float">
            <text:p>65.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49.4" calcext:value-type="float">
            <text:p>449.4</text:p>
          </table:table-cell>
          <table:table-cell table:formula="of:=([.H72]-[.L72])/[.L72] * 100" office:value-type="float" office:value="37.1779290453939" calcext:value-type="float">
            <text:p>37.2</text:p>
          </table:table-cell>
        </table:table-row>
        <table:table-row table:style-name="ro1">
          <table:table-cell office:value-type="string" calcext:value-type="string">
            <text:p>300_6</text:p>
          </table:table-cell>
          <table:table-cell office:value-type="float" office:value="1949.14" calcext:value-type="float">
            <text:p>1949.1</text:p>
          </table:table-cell>
          <table:table-cell office:value-type="float" office:value="1482588" calcext:value-type="float">
            <text:p>1482588</text:p>
          </table:table-cell>
          <table:table-cell office:value-type="float" office:value="7147" calcext:value-type="float">
            <text:p>7147</text:p>
          </table:table-cell>
          <table:table-cell office:value-type="float" office:value="2965176" calcext:value-type="float">
            <text:p>2965176</text:p>
          </table:table-cell>
          <table:table-cell office:value-type="float" office:value="7201.91" calcext:value-type="float">
            <text:p>7201.91</text:p>
          </table:table-cell>
          <table:table-cell office:value-type="float" office:value="1949.1449467" calcext:value-type="float">
            <text:p>1949.1</text:p>
          </table:table-cell>
          <table:table-cell office:value-type="float" office:value="583.48793816" calcext:value-type="float">
            <text:p>583.5</text:p>
          </table:table-cell>
          <table:table-cell table:formula="of:=([.G73]-[.H73])/[.G73]*100" office:value-type="float" office:value="70.0644152120203" calcext:value-type="float">
            <text:p>70.1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471.5" calcext:value-type="float">
            <text:p>471.5</text:p>
          </table:table-cell>
          <table:table-cell table:formula="of:=([.H73]-[.L73])/[.L73] * 100" office:value-type="float" office:value="23.751418485684" calcext:value-type="float">
            <text:p>23.8</text:p>
          </table:table-cell>
        </table:table-row>
        <table:table-row table:style-name="ro1">
          <table:table-cell office:value-type="string" calcext:value-type="string">
            <text:p>300_7</text:p>
          </table:table-cell>
          <table:table-cell office:value-type="float" office:value="1777.54" calcext:value-type="float">
            <text:p>1777.5</text:p>
          </table:table-cell>
          <table:table-cell office:value-type="float" office:value="1270343" calcext:value-type="float">
            <text:p>1270343</text:p>
          </table:table-cell>
          <table:table-cell office:value-type="float" office:value="6642" calcext:value-type="float">
            <text:p>6642</text:p>
          </table:table-cell>
          <table:table-cell office:value-type="float" office:value="2540686" calcext:value-type="float">
            <text:p>2540686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777.5384267" calcext:value-type="float">
            <text:p>1777.5</text:p>
          </table:table-cell>
          <table:table-cell office:value-type="float" office:value="604.84707925" calcext:value-type="float">
            <text:p>604.8</text:p>
          </table:table-cell>
          <table:table-cell table:formula="of:=([.G74]-[.H74])/[.G74]*100" office:value-type="float" office:value="65.9727705367867" calcext:value-type="float">
            <text:p>66.0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459.1" calcext:value-type="float">
            <text:p>459.1</text:p>
          </table:table-cell>
          <table:table-cell table:formula="of:=([.H74]-[.L74])/[.L74] * 100" office:value-type="float" office:value="31.7462599106948" calcext:value-type="float">
            <text:p>31.7</text:p>
          </table:table-cell>
        </table:table-row>
        <table:table-row table:style-name="ro1">
          <table:table-cell office:value-type="string" calcext:value-type="string">
            <text:p>300_8</text:p>
          </table:table-cell>
          <table:table-cell office:value-type="float" office:value="1754.2" calcext:value-type="float">
            <text:p>1754.2</text:p>
          </table:table-cell>
          <table:table-cell office:value-type="float" office:value="1223060" calcext:value-type="float">
            <text:p>1223060</text:p>
          </table:table-cell>
          <table:table-cell office:value-type="float" office:value="6531" calcext:value-type="float">
            <text:p>6531</text:p>
          </table:table-cell>
          <table:table-cell office:value-type="float" office:value="2446120" calcext:value-type="float">
            <text:p>2446120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1754.2038867" calcext:value-type="float">
            <text:p>1754.2</text:p>
          </table:table-cell>
          <table:table-cell office:value-type="float" office:value="618.30116576" calcext:value-type="float">
            <text:p>618.3</text:p>
          </table:table-cell>
          <table:table-cell table:formula="of:=([.G75]-[.H75])/[.G75]*100" office:value-type="float" office:value="64.7531754747651" calcext:value-type="float">
            <text:p>64.8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472.4" calcext:value-type="float">
            <text:p>472.4</text:p>
          </table:table-cell>
          <table:table-cell table:formula="of:=([.H75]-[.L75])/[.L75] * 100" office:value-type="float" office:value="30.885090127011" calcext:value-type="float">
            <text:p>30.9</text:p>
          </table:table-cell>
        </table:table-row>
        <table:table-row table:style-name="ro1">
          <table:table-cell office:value-type="string" calcext:value-type="string">
            <text:p>300_9</text:p>
          </table:table-cell>
          <table:table-cell office:value-type="float" office:value="2120.51" calcext:value-type="float">
            <text:p>2120.5</text:p>
          </table:table-cell>
          <table:table-cell office:value-type="float" office:value="1230118" calcext:value-type="float">
            <text:p>1230118</text:p>
          </table:table-cell>
          <table:table-cell office:value-type="float" office:value="6515" calcext:value-type="float">
            <text:p>6515</text:p>
          </table:table-cell>
          <table:table-cell office:value-type="float" office:value="2460236" calcext:value-type="float">
            <text:p>2460236</text:p>
          </table:table-cell>
          <table:table-cell office:value-type="float" office:value="7200.56" calcext:value-type="float">
            <text:p>7200.56</text:p>
          </table:table-cell>
          <table:table-cell office:value-type="float" office:value="2120.5099167" calcext:value-type="float">
            <text:p>2120.5</text:p>
          </table:table-cell>
          <table:table-cell office:value-type="float" office:value="637.39937913" calcext:value-type="float">
            <text:p>637.4</text:p>
          </table:table-cell>
          <table:table-cell table:formula="of:=([.G76]-[.H76])/[.G76]*100" office:value-type="float" office:value="69.9412214906337" calcext:value-type="float">
            <text:p>69.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73.3" calcext:value-type="float">
            <text:p>473.3</text:p>
          </table:table-cell>
          <table:table-cell table:formula="of:=([.H76]-[.L76])/[.L76] * 100" office:value-type="float" office:value="34.6713245573632" calcext:value-type="float">
            <text:p>34.7</text:p>
          </table:table-cell>
        </table:table-row>
        <table:table-row table:style-name="ro1">
          <table:table-cell office:value-type="string" calcext:value-type="string">
            <text:p>300_10</text:p>
          </table:table-cell>
          <table:table-cell office:value-type="float" office:value="2022.26" calcext:value-type="float">
            <text:p>2022.3</text:p>
          </table:table-cell>
          <table:table-cell office:value-type="float" office:value="1186772" calcext:value-type="float">
            <text:p>1186772</text:p>
          </table:table-cell>
          <table:table-cell office:value-type="float" office:value="6232" calcext:value-type="float">
            <text:p>6232</text:p>
          </table:table-cell>
          <table:table-cell office:value-type="float" office:value="2373544" calcext:value-type="float">
            <text:p>2373544</text:p>
          </table:table-cell>
          <table:table-cell office:value-type="float" office:value="7200.52" calcext:value-type="float">
            <text:p>7200.52</text:p>
          </table:table-cell>
          <table:table-cell office:value-type="float" office:value="2022.2559333" calcext:value-type="float">
            <text:p>2022.3</text:p>
          </table:table-cell>
          <table:table-cell office:value-type="float" office:value="621.00921487" calcext:value-type="float">
            <text:p>621.0</text:p>
          </table:table-cell>
          <table:table-cell table:formula="of:=([.G77]-[.H77])/[.G77]*100" office:value-type="float" office:value="69.2912650350536" calcext:value-type="float">
            <text:p>69.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451.6" calcext:value-type="float">
            <text:p>451.6</text:p>
          </table:table-cell>
          <table:table-cell table:formula="of:=([.H77]-[.L77])/[.L77] * 100" office:value-type="float" office:value="37.5131122387068" calcext:value-type="float">
            <text:p>37.5</text:p>
          </table:table-cell>
        </table:table-row>
        <table:table-row table:style-name="ro1">
          <table:table-cell/>
          <table:table-cell table:style-name="ce2" table:formula="of:=AVERAGE([.B68:.B77])" office:value-type="float" office:value="1888.545" calcext:value-type="float">
            <text:p>1888.5</text:p>
          </table:table-cell>
          <table:table-cell table:style-name="ce2" table:formula="of:=AVERAGE([.C68:.C77])" office:value-type="float" office:value="1309522.3" calcext:value-type="float">
            <text:p>1309522.3</text:p>
          </table:table-cell>
          <table:table-cell table:style-name="ce2" table:formula="of:=AVERAGE([.D68:.D77])" office:value-type="float" office:value="6657.3" calcext:value-type="float">
            <text:p>6657.3</text:p>
          </table:table-cell>
          <table:table-cell table:style-name="ce2" table:formula="of:=AVERAGE([.E68:.E77])" office:value-type="float" office:value="2619044.6" calcext:value-type="float">
            <text:p>2619044.6</text:p>
          </table:table-cell>
          <table:table-cell table:style-name="ce2" table:formula="of:=AVERAGE([.F68:.F77])" office:value-type="float" office:value="7200.552" calcext:value-type="float">
            <text:p>7200.6</text:p>
          </table:table-cell>
          <table:table-cell table:style-name="ce2" table:formula="of:=AVERAGE([.G68:.G77])" office:value-type="float" office:value="1888.54624801" calcext:value-type="float">
            <text:p>1888.5</text:p>
          </table:table-cell>
          <table:table-cell table:style-name="ce2" table:formula="of:=AVERAGE([.H68:.H77])" office:value-type="float" office:value="604.33230251" calcext:value-type="float">
            <text:p>604.3</text:p>
          </table:table-cell>
          <table:table-cell table:style-name="ce2" table:formula="of:=([.G78]-[.H78])/[.G78]*100" office:value-type="float" office:value="68.0001322103286" calcext:value-type="float">
            <text:p>68.0</text:p>
          </table:table-cell>
          <table:table-cell table:style-name="ce4" table:formula="of:=AVERAGE([.J68:.J77])" office:value-type="float" office:value="302.3" calcext:value-type="float">
            <text:p>302</text:p>
          </table:table-cell>
          <table:table-cell/>
          <table:table-cell office:value-type="float" office:value="462.12" calcext:value-type="float">
            <text:p>462.1</text:p>
          </table:table-cell>
          <table:table-cell table:formula="of:=([.H78]-[.L78])/[.L78] * 100" office:value-type="float" office:value="30.7738904418766" calcext:value-type="float">
            <text:p>30.8</text:p>
          </table:table-cell>
        </table:table-row>
        <table:table-row table:style-name="ro1" table:number-rows-repeated="104849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cmp mank" table:style-name="ta1">
        <table:table-column table:style-name="co7" table:default-cell-style-name="Default"/>
        <table:table-column table:style-name="co7" table:default-cell-style-name="ce1"/>
        <table:table-column table:style-name="co7" table:default-cell-style-name="ce14"/>
        <table:table-column table:style-name="co7" table:default-cell-style-name="Default"/>
        <table:table-column table:style-name="co7" table:default-cell-style-name="ce1"/>
        <table:table-column table:style-name="co7" table:number-columns-repeated="3" table:default-cell-style-name="ce16"/>
        <table:table-column table:style-name="co7" table:number-columns-repeated="2" table:default-cell-style-name="ce1"/>
        <table:table-column table:style-name="co7" table:number-columns-repeated="4" table:default-cell-style-name="ce3"/>
        <table:table-column table:style-name="co7" table:number-columns-repeated="3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3" table:number-rows-spanned="1">
            <text:p>Previous results</text:p>
          </table:table-cell>
          <table:covered-table-cell table:style-name="ce22"/>
          <table:covered-table-cell/>
          <table:table-cell table:style-name="ce10" office:value-type="string" calcext:value-type="string" table:number-columns-spanned="6" table:number-rows-spanned="1">
            <text:p>New results</text:p>
          </table:table-cell>
          <table:covered-table-cell table:number-columns-repeated="3" table:style-name="ce26"/>
          <table:covered-table-cell table:number-columns-repeated="2" table:style-name="ce10"/>
          <table:table-cell table:style-name="ce29" office:value-type="string" calcext:value-type="string" table:number-columns-spanned="4" table:number-rows-spanned="1">
            <text:p>Problem size</text:p>
          </table:table-cell>
          <table:covered-table-cell table:number-columns-repeated="3" table:style-name="ce29"/>
          <table:table-cell table:number-columns-repeated="3"/>
        </table:table-row>
        <table:table-row table:style-name="ro1">
          <table:covered-table-cell table:style-name="ce9"/>
          <table:table-cell table:style-name="ce10" office:value-type="string" calcext:value-type="string">
            <text:p>LB</text:p>
          </table:table-cell>
          <table:table-cell table:style-name="ce22" office:value-type="string" calcext:value-type="string">
            <text:p>Time (sec.)</text:p>
          </table:table-cell>
          <table:table-cell office:value-type="string" calcext:value-type="string">
            <text:p>Time adj</text:p>
          </table:table-cell>
          <table:table-cell table:style-name="ce10" office:value-type="string" calcext:value-type="string">
            <text:p>LB+</text:p>
          </table:table-cell>
          <table:table-cell table:style-name="ce26" office:value-type="string" calcext:value-type="string">
            <text:p>Initial (obj)</text:p>
          </table:table-cell>
          <table:table-cell table:style-name="ce26" office:value-type="string" calcext:value-type="string">
            <text:p>Final (obj)</text:p>
          </table:table-cell>
          <table:table-cell table:style-name="ce26" office:value-type="string" calcext:value-type="string">
            <text:p>Gap (%)</text:p>
          </table:table-cell>
          <table:table-cell table:style-name="ce10" office:value-type="string" calcext:value-type="string">
            <text:p>Time (sec.)</text:p>
          </table:table-cell>
          <table:table-cell table:style-name="ce10" office:value-type="string" calcext:value-type="string">
            <text:p>LB Change (%)</text:p>
          </table:table-cell>
          <table:table-cell table:style-name="ce29" office:value-type="string" calcext:value-type="string">
            <text:p>nodes</text:p>
          </table:table-cell>
          <table:table-cell table:style-name="ce29" office:value-type="string" calcext:value-type="string">
            <text:p># Rows</text:p>
          </table:table-cell>
          <table:table-cell table:style-name="ce29" office:value-type="string" calcext:value-type="string">
            <text:p># Cols</text:p>
          </table:table-cell>
          <table:table-cell table:style-name="ce29" office:value-type="string" calcext:value-type="string">
            <text:p># NZZ</text:p>
          </table:table-cell>
          <table:table-cell/>
          <table:table-cell table:style-name="ce1" table:number-columns-repeated="2"/>
        </table:table-row>
        <table:table-row table:style-name="ro1">
          <table:table-cell office:value-type="string" calcext:value-type="string">
            <text:p>A1</text:p>
          </table:table-cell>
          <table:table-cell table:style-name="ce11" office:value-type="float" office:value="218.2" calcext:value-type="float">
            <text:p>218.2</text:p>
          </table:table-cell>
          <table:table-cell office:value-type="float" office:value="2" calcext:value-type="float">
            <text:p>2.0</text:p>
          </table:table-cell>
          <table:table-cell table:formula="of:=[.C3]*1.471875" office:value-type="float" office:value="2.94375" calcext:value-type="float">
            <text:p>2.94375</text:p>
          </table:table-cell>
          <table:table-cell table:style-name="ce11" office:value-type="float" office:value="218.19855033" calcext:value-type="float">
            <text:p>218.2</text:p>
          </table:table-cell>
          <table:table-cell office:value-type="float" office:value="226.978" calcext:value-type="float">
            <text:p>227.0</text:p>
          </table:table-cell>
          <table:table-cell office:value-type="float" office:value="218.19855033" calcext:value-type="float">
            <text:p>218.2</text:p>
          </table:table-cell>
          <table:table-cell table:formula="of:=([.G3]-[.E3])/[.G3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3]-[.B3])/[.B3]*100" office:value-type="float" office:value="-0.00066437671860656" calcext:value-type="float">
            <text:p>0.0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</text:p>
          </table:table-cell>
          <table:table-cell table:style-name="ce11" office:value-type="float" office:value="246.6" calcext:value-type="float">
            <text:p>246.6</text:p>
          </table:table-cell>
          <table:table-cell office:value-type="float" office:value="5" calcext:value-type="float">
            <text:p>5.0</text:p>
          </table:table-cell>
          <table:table-cell table:formula="of:=[.C4]*1.471875" office:value-type="float" office:value="7.359375" calcext:value-type="float">
            <text:p>7.359375</text:p>
          </table:table-cell>
          <table:table-cell table:style-name="ce11" office:value-type="float" office:value="246.62617517" calcext:value-type="float">
            <text:p>246.6</text:p>
          </table:table-cell>
          <table:table-cell office:value-type="float" office:value="246.626" calcext:value-type="float">
            <text:p>246.6</text:p>
          </table:table-cell>
          <table:table-cell office:value-type="float" office:value="246.62617517" calcext:value-type="float">
            <text:p>246.6</text:p>
          </table:table-cell>
          <table:table-cell table:formula="of:=([.G4]-[.E4])/[.G4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4]-[.B4])/[.B4]*100" office:value-type="float" office:value="0.0106144241687008" calcext:value-type="float">
            <text:p>0.0</text:p>
          </table:table-cell>
          <table:table-cell office:value-type="float" office:value="463" calcext:value-type="float">
            <text:p>463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3</text:p>
          </table:table-cell>
          <table:table-cell table:style-name="ce11" office:value-type="float" office:value="305.8" calcext:value-type="float">
            <text:p>305.8</text:p>
          </table:table-cell>
          <table:table-cell office:value-type="float" office:value="7" calcext:value-type="float">
            <text:p>7.0</text:p>
          </table:table-cell>
          <table:table-cell table:formula="of:=[.C5]*1.471875" office:value-type="float" office:value="10.303125" calcext:value-type="float">
            <text:p>10.303125</text:p>
          </table:table-cell>
          <table:table-cell table:style-name="ce11" office:value-type="float" office:value="305.859574" calcext:value-type="float">
            <text:p>305.9</text:p>
          </table:table-cell>
          <table:table-cell office:value-type="float" office:value="305.86" calcext:value-type="float">
            <text:p>305.9</text:p>
          </table:table-cell>
          <table:table-cell office:value-type="float" office:value="305.859574" calcext:value-type="float">
            <text:p>305.9</text:p>
          </table:table-cell>
          <table:table-cell table:formula="of:=([.G5]-[.E5])/[.G5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5]-[.B5])/[.B5]*100" office:value-type="float" office:value="0.0194813603662517" calcext:value-type="float">
            <text:p>0.0</text:p>
          </table:table-cell>
          <table:table-cell office:value-type="float" office:value="2192" calcext:value-type="float">
            <text:p>2,192</text:p>
          </table:table-cell>
          <table:table-cell office:value-type="float" office:value="123" calcext:value-type="float">
            <text:p>123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4</text:p>
          </table:table-cell>
          <table:table-cell table:style-name="ce11" office:value-type="float" office:value="186.9" calcext:value-type="float">
            <text:p>186.9</text:p>
          </table:table-cell>
          <table:table-cell office:value-type="float" office:value="8" calcext:value-type="float">
            <text:p>8.0</text:p>
          </table:table-cell>
          <table:table-cell table:formula="of:=[.C6]*1.471875" office:value-type="float" office:value="11.775" calcext:value-type="float">
            <text:p>11.775</text:p>
          </table:table-cell>
          <table:table-cell table:style-name="ce11" office:value-type="float" office:value="186.8969446" calcext:value-type="float">
            <text:p>186.9</text:p>
          </table:table-cell>
          <table:table-cell office:value-type="float" office:value="186.897" calcext:value-type="float">
            <text:p>186.9</text:p>
          </table:table-cell>
          <table:table-cell office:value-type="float" office:value="186.8969446" calcext:value-type="float">
            <text:p>186.9</text:p>
          </table:table-cell>
          <table:table-cell table:formula="of:=([.G6]-[.E6])/[.G6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6]-[.B6])/[.B6]*100" office:value-type="float" office:value="-0.00163477795612297" calcext:value-type="float">
            <text:p>0.0</text:p>
          </table:table-cell>
          <table:table-cell office:value-type="float" office:value="1998" calcext:value-type="float">
            <text:p>1,998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5</text:p>
          </table:table-cell>
          <table:table-cell table:style-name="ce11" office:value-type="float" office:value="189.5" calcext:value-type="float">
            <text:p>189.5</text:p>
          </table:table-cell>
          <table:table-cell office:value-type="float" office:value="2" calcext:value-type="float">
            <text:p>2.0</text:p>
          </table:table-cell>
          <table:table-cell table:formula="of:=[.C7]*1.471875" office:value-type="float" office:value="2.94375" calcext:value-type="float">
            <text:p>2.94375</text:p>
          </table:table-cell>
          <table:table-cell table:style-name="ce11" office:value-type="float" office:value="189.543179" calcext:value-type="float">
            <text:p>189.5</text:p>
          </table:table-cell>
          <table:table-cell office:value-type="float" office:value="191.972" calcext:value-type="float">
            <text:p>192.0</text:p>
          </table:table-cell>
          <table:table-cell office:value-type="float" office:value="189.543179" calcext:value-type="float">
            <text:p>189.5</text:p>
          </table:table-cell>
          <table:table-cell table:formula="of:=([.G7]-[.E7])/[.G7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7]-[.B7])/[.B7]*100" office:value-type="float" office:value="0.0227857519788967" calcext:value-type="float">
            <text:p>0.0</text:p>
          </table:table-cell>
          <table:table-cell office:value-type="float" office:value="674" calcext:value-type="float">
            <text:p>674</text:p>
          </table:table-cell>
          <table:table-cell office:value-type="float" office:value="135" calcext:value-type="float">
            <text:p>135</text:p>
          </table:table-cell>
          <table:table-cell office:value-type="float" office:value="31" calcext:value-type="float">
            <text:p>31</text:p>
          </table:table-cell>
          <table:table-cell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6</text:p>
          </table:table-cell>
          <table:table-cell table:style-name="ce11" office:value-type="float" office:value="200.1" calcext:value-type="float">
            <text:p>200.1</text:p>
          </table:table-cell>
          <table:table-cell office:value-type="float" office:value="2" calcext:value-type="float">
            <text:p>2.0</text:p>
          </table:table-cell>
          <table:table-cell table:formula="of:=[.C8]*1.471875" office:value-type="float" office:value="2.94375" calcext:value-type="float">
            <text:p>2.94375</text:p>
          </table:table-cell>
          <table:table-cell table:style-name="ce11" office:value-type="float" office:value="200.0991589" calcext:value-type="float">
            <text:p>200.1</text:p>
          </table:table-cell>
          <table:table-cell office:value-type="float" office:value="200.126" calcext:value-type="float">
            <text:p>200.1</text:p>
          </table:table-cell>
          <table:table-cell office:value-type="float" office:value="200.0991589" calcext:value-type="float">
            <text:p>200.1</text:p>
          </table:table-cell>
          <table:table-cell table:formula="of:=([.G8]-[.E8])/[.G8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8]-[.B8])/[.B8]*100" office:value-type="float" office:value="-0.000420339830086142" calcext:value-type="float">
            <text:p>0.0</text:p>
          </table:table-cell>
          <table:table-cell office:value-type="float" office:value="375" calcext:value-type="float">
            <text:p>37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7</text:p>
          </table:table-cell>
          <table:table-cell table:style-name="ce11" office:value-type="float" office:value="225.4" calcext:value-type="float">
            <text:p>225.4</text:p>
          </table:table-cell>
          <table:table-cell office:value-type="float" office:value="1" calcext:value-type="float">
            <text:p>1.0</text:p>
          </table:table-cell>
          <table:table-cell table:formula="of:=[.C9]*1.471875" office:value-type="float" office:value="1.471875" calcext:value-type="float">
            <text:p>1.471875</text:p>
          </table:table-cell>
          <table:table-cell table:style-name="ce11" office:value-type="float" office:value="225.36852533" calcext:value-type="float">
            <text:p>225.4</text:p>
          </table:table-cell>
          <table:table-cell office:value-type="float" office:value="225.369" calcext:value-type="float">
            <text:p>225.4</text:p>
          </table:table-cell>
          <table:table-cell office:value-type="float" office:value="225.36852533" calcext:value-type="float">
            <text:p>225.4</text:p>
          </table:table-cell>
          <table:table-cell table:formula="of:=([.G9]-[.E9])/[.G9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9]-[.B9])/[.B9]*100" office:value-type="float" office:value="-0.013963917480033" calcext:value-type="float">
            <text:p>0.0</text:p>
          </table:table-cell>
          <table:table-cell office:value-type="float" office:value="222" calcext:value-type="float">
            <text:p>222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8</text:p>
          </table:table-cell>
          <table:table-cell table:style-name="ce11" office:value-type="float" office:value="232" calcext:value-type="float">
            <text:p>232.0</text:p>
          </table:table-cell>
          <table:table-cell office:value-type="float" office:value="4" calcext:value-type="float">
            <text:p>4.0</text:p>
          </table:table-cell>
          <table:table-cell table:formula="of:=[.C10]*1.471875" office:value-type="float" office:value="5.8875" calcext:value-type="float">
            <text:p>5.8875</text:p>
          </table:table-cell>
          <table:table-cell table:style-name="ce11" office:value-type="float" office:value="232.04877757" calcext:value-type="float">
            <text:p>232.0</text:p>
          </table:table-cell>
          <table:table-cell office:value-type="float" office:value="232.049" calcext:value-type="float">
            <text:p>232.0</text:p>
          </table:table-cell>
          <table:table-cell office:value-type="float" office:value="232.04877757" calcext:value-type="float">
            <text:p>232.0</text:p>
          </table:table-cell>
          <table:table-cell table:formula="of:=([.G10]-[.E10])/[.G10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10]-[.B10])/[.B10]*100" office:value-type="float" office:value="0.0210248146551718" calcext:value-type="float">
            <text:p>0.0</text:p>
          </table:table-cell>
          <table:table-cell office:value-type="float" office:value="175" calcext:value-type="float">
            <text:p>17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9</text:p>
          </table:table-cell>
          <table:table-cell table:style-name="ce11" office:value-type="float" office:value="222.3" calcext:value-type="float">
            <text:p>222.3</text:p>
          </table:table-cell>
          <table:table-cell office:value-type="float" office:value="20" calcext:value-type="float">
            <text:p>20.0</text:p>
          </table:table-cell>
          <table:table-cell table:formula="of:=[.C11]*1.471875" office:value-type="float" office:value="29.4375" calcext:value-type="float">
            <text:p>29.4375</text:p>
          </table:table-cell>
          <table:table-cell table:style-name="ce11" office:value-type="float" office:value="222.29502767" calcext:value-type="float">
            <text:p>222.3</text:p>
          </table:table-cell>
          <table:table-cell office:value-type="float" office:value="234.211" calcext:value-type="float">
            <text:p>234.2</text:p>
          </table:table-cell>
          <table:table-cell office:value-type="float" office:value="222.29502767" calcext:value-type="float">
            <text:p>222.3</text:p>
          </table:table-cell>
          <table:table-cell table:formula="of:=([.G11]-[.E11])/[.G11]*100" office:value-type="float" office:value="0" calcext:value-type="float">
            <text:p>0.0</text:p>
          </table:table-cell>
          <table:table-cell office:value-type="float" office:value="1.33" calcext:value-type="float">
            <text:p>1.3</text:p>
          </table:table-cell>
          <table:table-cell table:formula="of:=([.E11]-[.B11])/[.B11]*100" office:value-type="float" office:value="-0.00223676563203567" calcext:value-type="float">
            <text:p>0.0</text:p>
          </table:table-cell>
          <table:table-cell office:value-type="float" office:value="2315" calcext:value-type="float">
            <text:p>2,315</text:p>
          </table:table-cell>
          <table:table-cell office:value-type="float" office:value="201" calcext:value-type="float">
            <text:p>201</text:p>
          </table:table-cell>
          <table:table-cell office:value-type="float" office:value="35" calcext:value-type="float">
            <text:p>35</text:p>
          </table:table-cell>
          <table:table-cell office:value-type="float" office:value="402" calcext:value-type="float">
            <text:p>4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10</text:p>
          </table:table-cell>
          <table:table-cell table:style-name="ce11" office:value-type="float" office:value="225" calcext:value-type="float">
            <text:p>225.0</text:p>
          </table:table-cell>
          <table:table-cell office:value-type="float" office:value="1" calcext:value-type="float">
            <text:p>1.0</text:p>
          </table:table-cell>
          <table:table-cell table:formula="of:=[.C12]*1.471875" office:value-type="float" office:value="1.471875" calcext:value-type="float">
            <text:p>1.471875</text:p>
          </table:table-cell>
          <table:table-cell table:style-name="ce11" office:value-type="float" office:value="225.00599533" calcext:value-type="float">
            <text:p>225.0</text:p>
          </table:table-cell>
          <table:table-cell office:value-type="float" office:value="225.006" calcext:value-type="float">
            <text:p>225.0</text:p>
          </table:table-cell>
          <table:table-cell office:value-type="float" office:value="225.00599533" calcext:value-type="float">
            <text:p>225.0</text:p>
          </table:table-cell>
          <table:table-cell table:formula="of:=([.G12]-[.E12])/[.G12]*100" office:value-type="float" office:value="0" calcext:value-type="float">
            <text:p>0.0</text:p>
          </table:table-cell>
          <table:table-cell office:value-type="float" office:value="1" calcext:value-type="float">
            <text:p>1.0</text:p>
          </table:table-cell>
          <table:table-cell table:formula="of:=([.E12]-[.B12])/[.B12]*100" office:value-type="float" office:value="0.00266459111110685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/>
          <table:table-cell table:style-name="ce12" table:formula="of:=AVERAGE([.B3:.B12])" office:value-type="float" office:value="225.18" calcext:value-type="float">
            <text:p>225.2</text:p>
          </table:table-cell>
          <table:table-cell table:style-name="ce15" table:formula="of:=AVERAGE([.C3:.C12])" office:value-type="float" office:value="5.2" calcext:value-type="float">
            <text:p>5.2</text:p>
          </table:table-cell>
          <table:table-cell table:style-name="ce15" table:formula="of:=AVERAGE([.D3:.D12])" office:value-type="float" office:value="7.65375" calcext:value-type="float">
            <text:p>7.7</text:p>
          </table:table-cell>
          <table:table-cell table:style-name="ce12" table:formula="of:=AVERAGE([.E3:.E12])" office:value-type="float" office:value="225.19419079" calcext:value-type="float">
            <text:p>225.2</text:p>
          </table:table-cell>
          <table:table-cell table:style-name="ce27" office:value-type="float" office:value="227.5094" calcext:value-type="float">
            <text:p>227.5</text:p>
          </table:table-cell>
          <table:table-cell table:style-name="ce27" office:value-type="float" office:value="225.19419079" calcext:value-type="float">
            <text:p>225.2</text:p>
          </table:table-cell>
          <table:table-cell table:style-name="ce27" table:formula="of:=AVERAGE([.H3:.H12])" office:value-type="float" office:value="0" calcext:value-type="float">
            <text:p>0.0</text:p>
          </table:table-cell>
          <table:table-cell table:style-name="ce2" table:formula="of:=AVERAGE([.I3:.I12])" office:value-type="float" office:value="1.033" calcext:value-type="float">
            <text:p>1.0</text:p>
          </table:table-cell>
          <table:table-cell table:style-name="ce2" table:formula="of:=AVERAGE([.J3:.J12])" office:value-type="float" office:value="0.00576507646632435" calcext:value-type="float">
            <text:p>0.0</text:p>
          </table:table-cell>
          <table:table-cell table:style-name="ce4" table:formula="of:=AVERAGE([.K3:.K12])" office:value-type="float" office:value="845.7" calcext:value-type="float">
            <text:p>846</text:p>
          </table:table-cell>
          <table:table-cell table:style-name="ce4" table:formula="of:=AVERAGE([.L3:.L12])" office:value-type="float" office:value="128.3" calcext:value-type="float">
            <text:p>128</text:p>
          </table:table-cell>
          <table:table-cell table:style-name="ce4" table:formula="of:=AVERAGE([.M3:.M12])" office:value-type="float" office:value="28.8" calcext:value-type="float">
            <text:p>29</text:p>
          </table:table-cell>
          <table:table-cell table:style-name="ce4" table:formula="of:=AVERAGE([.N3:.N12])" office:value-type="float" office:value="256.6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378.7" calcext:value-type="float">
            <text:p>378.7</text:p>
          </table:table-cell>
          <table:table-cell office:value-type="float" office:value="36000" calcext:value-type="float">
            <text:p>36,000.0</text:p>
          </table:table-cell>
          <table:table-cell table:formula="of:=[.C14]*1.471875" office:value-type="float" office:value="52987.5" calcext:value-type="float">
            <text:p>52987.5</text:p>
          </table:table-cell>
          <table:table-cell table:style-name="ce11" office:value-type="float" office:value="428.05386753" calcext:value-type="float">
            <text:p>428.1</text:p>
          </table:table-cell>
          <table:table-cell office:value-type="float" office:value="428.584" calcext:value-type="float">
            <text:p>428.6</text:p>
          </table:table-cell>
          <table:table-cell office:value-type="float" office:value="428.09667333" calcext:value-type="float">
            <text:p>428.1</text:p>
          </table:table-cell>
          <table:table-cell table:formula="of:=([.G14]-[.E14])/[.G14]*100" office:value-type="float" office:value="0.00999909662157067" calcext:value-type="float">
            <text:p>0.0</text:p>
          </table:table-cell>
          <table:table-cell office:value-type="float" office:value="5970.3" calcext:value-type="float">
            <text:p>5970.3</text:p>
          </table:table-cell>
          <table:table-cell table:formula="of:=([.E14]-[.B14])/[.B14]*100" office:value-type="float" office:value="13.0324445550568" calcext:value-type="float">
            <text:p>13.0</text:p>
          </table:table-cell>
          <table:table-cell office:value-type="float" office:value="3149921" calcext:value-type="float">
            <text:p>3,149,921</text:p>
          </table:table-cell>
          <table:table-cell office:value-type="float" office:value="1249" calcext:value-type="float">
            <text:p>1,249</text:p>
          </table:table-cell>
          <table:table-cell office:value-type="float" office:value="98" calcext:value-type="float">
            <text:p>98</text:p>
          </table:table-cell>
          <table:table-cell office:value-type="float" office:value="2498" calcext:value-type="float">
            <text:p>2,4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27.9" calcext:value-type="float">
            <text:p>427.9</text:p>
          </table:table-cell>
          <table:table-cell office:value-type="float" office:value="36000" calcext:value-type="float">
            <text:p>36,000.0</text:p>
          </table:table-cell>
          <table:table-cell table:formula="of:=[.C15]*1.471875" office:value-type="float" office:value="52987.5" calcext:value-type="float">
            <text:p>52987.5</text:p>
          </table:table-cell>
          <table:table-cell table:style-name="ce11" office:value-type="float" office:value="476.00133908" calcext:value-type="float">
            <text:p>476.0</text:p>
          </table:table-cell>
          <table:table-cell office:value-type="float" office:value="483.63" calcext:value-type="float">
            <text:p>483.6</text:p>
          </table:table-cell>
          <table:table-cell office:value-type="float" office:value="476.0489371" calcext:value-type="float">
            <text:p>476.0</text:p>
          </table:table-cell>
          <table:table-cell table:formula="of:=([.G15]-[.E15])/[.G15]*100" office:value-type="float" office:value="0.00999855609172611" calcext:value-type="float">
            <text:p>0.0</text:p>
          </table:table-cell>
          <table:table-cell office:value-type="float" office:value="469.53" calcext:value-type="float">
            <text:p>469.5</text:p>
          </table:table-cell>
          <table:table-cell table:formula="of:=([.E15]-[.B15])/[.B15]*100" office:value-type="float" office:value="11.2412570881047" calcext:value-type="float">
            <text:p>11.2</text:p>
          </table:table-cell>
          <table:table-cell office:value-type="float" office:value="268511" calcext:value-type="float">
            <text:p>268,511</text:p>
          </table:table-cell>
          <table:table-cell office:value-type="float" office:value="841" calcext:value-type="float">
            <text:p>841</text:p>
          </table:table-cell>
          <table:table-cell office:value-type="float" office:value="88" calcext:value-type="float">
            <text:p>88</text:p>
          </table:table-cell>
          <table:table-cell office:value-type="float" office:value="1682" calcext:value-type="float">
            <text:p>1,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3</text:p>
          </table:table-cell>
          <table:table-cell table:style-name="ce11" office:value-type="float" office:value="391.2" calcext:value-type="float">
            <text:p>391.2</text:p>
          </table:table-cell>
          <table:table-cell office:value-type="float" office:value="36000" calcext:value-type="float">
            <text:p>36,000.0</text:p>
          </table:table-cell>
          <table:table-cell table:formula="of:=[.C16]*1.471875" office:value-type="float" office:value="52987.5" calcext:value-type="float">
            <text:p>52987.5</text:p>
          </table:table-cell>
          <table:table-cell table:style-name="ce16" office:value-type="float" office:value="371.41041504" calcext:value-type="float">
            <text:p>371.4</text:p>
          </table:table-cell>
          <table:table-cell office:value-type="float" office:value="402.797" calcext:value-type="float">
            <text:p>402.8</text:p>
          </table:table-cell>
          <table:table-cell office:value-type="float" office:value="399.0918764" calcext:value-type="float">
            <text:p>399.1</text:p>
          </table:table-cell>
          <table:table-cell table:formula="of:=([.G16]-[.E16])/[.G16]*100" office:value-type="float" office:value="6.93611245853964" calcext:value-type="float">
            <text:p>6.9</text:p>
          </table:table-cell>
          <table:table-cell office:value-type="float" office:value="7200" calcext:value-type="float">
            <text:p>7200.0</text:p>
          </table:table-cell>
          <table:table-cell table:formula="of:=([.E16]-[.B16])/[.B16]*100" office:value-type="float" office:value="-5.05868736196319" calcext:value-type="float">
            <text:p>-5.1</text:p>
          </table:table-cell>
          <table:table-cell office:value-type="float" office:value="1865152" calcext:value-type="float">
            <text:p>1,865,152</text:p>
          </table:table-cell>
          <table:table-cell office:value-type="float" office:value="1274" calcext:value-type="float">
            <text:p>1,274</text:p>
          </table:table-cell>
          <table:table-cell office:value-type="float" office:value="99" calcext:value-type="float">
            <text:p>99</text:p>
          </table:table-cell>
          <table:table-cell office:value-type="float" office:value="2548" calcext:value-type="float">
            <text:p>2,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330.4" calcext:value-type="float">
            <text:p>330.4</text:p>
          </table:table-cell>
          <table:table-cell office:value-type="float" office:value="36000" calcext:value-type="float">
            <text:p>36,000.0</text:p>
          </table:table-cell>
          <table:table-cell table:formula="of:=[.C17]*1.471875" office:value-type="float" office:value="52987.5" calcext:value-type="float">
            <text:p>52987.5</text:p>
          </table:table-cell>
          <table:table-cell table:style-name="ce11" office:value-type="float" office:value="411.25473157" calcext:value-type="float">
            <text:p>411.3</text:p>
          </table:table-cell>
          <table:table-cell office:value-type="float" office:value="432.158" calcext:value-type="float">
            <text:p>432.2</text:p>
          </table:table-cell>
          <table:table-cell office:value-type="float" office:value="411.29577673" calcext:value-type="float">
            <text:p>411.3</text:p>
          </table:table-cell>
          <table:table-cell table:formula="of:=([.G17]-[.E17])/[.G17]*100" office:value-type="float" office:value="0.00997947519090494" calcext:value-type="float">
            <text:p>0.0</text:p>
          </table:table-cell>
          <table:table-cell office:value-type="float" office:value="509.92" calcext:value-type="float">
            <text:p>509.9</text:p>
          </table:table-cell>
          <table:table-cell table:formula="of:=([.E17]-[.B17])/[.B17]*100" office:value-type="float" office:value="24.4717710562954" calcext:value-type="float">
            <text:p>24.5</text:p>
          </table:table-cell>
          <table:table-cell office:value-type="float" office:value="220784" calcext:value-type="float">
            <text:p>220,784</text:p>
          </table:table-cell>
          <table:table-cell office:value-type="float" office:value="847" calcext:value-type="float">
            <text:p>847</text:p>
          </table:table-cell>
          <table:table-cell office:value-type="float" office:value="89" calcext:value-type="float">
            <text:p>89</text:p>
          </table:table-cell>
          <table:table-cell office:value-type="float" office:value="1694" calcext:value-type="float">
            <text:p>1,6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311" calcext:value-type="float">
            <text:p>311.0</text:p>
          </table:table-cell>
          <table:table-cell office:value-type="float" office:value="36000" calcext:value-type="float">
            <text:p>36,000.0</text:p>
          </table:table-cell>
          <table:table-cell table:formula="of:=[.C18]*1.471875" office:value-type="float" office:value="52987.5" calcext:value-type="float">
            <text:p>52987.5</text:p>
          </table:table-cell>
          <table:table-cell table:style-name="ce11" office:value-type="float" office:value="363.68555249" calcext:value-type="float">
            <text:p>363.7</text:p>
          </table:table-cell>
          <table:table-cell office:value-type="float" office:value="380.728" calcext:value-type="float">
            <text:p>380.7</text:p>
          </table:table-cell>
          <table:table-cell office:value-type="float" office:value="366.33909303" calcext:value-type="float">
            <text:p>366.3</text:p>
          </table:table-cell>
          <table:table-cell table:formula="of:=([.G18]-[.E18])/[.G18]*100" office:value-type="float" office:value="0.724339987319533" calcext:value-type="float">
            <text:p>0.7</text:p>
          </table:table-cell>
          <table:table-cell office:value-type="float" office:value="7200" calcext:value-type="float">
            <text:p>7200.0</text:p>
          </table:table-cell>
          <table:table-cell table:formula="of:=([.E18]-[.B18])/[.B18]*100" office:value-type="float" office:value="16.9406921189711" calcext:value-type="float">
            <text:p>16.9</text:p>
          </table:table-cell>
          <table:table-cell office:value-type="float" office:value="2044932" calcext:value-type="float">
            <text:p>2,044,932</text:p>
          </table:table-cell>
          <table:table-cell office:value-type="float" office:value="1091" calcext:value-type="float">
            <text:p>1,091</text:p>
          </table:table-cell>
          <table:table-cell office:value-type="float" office:value="90" calcext:value-type="float">
            <text:p>90</text:p>
          </table:table-cell>
          <table:table-cell office:value-type="float" office:value="2182" calcext:value-type="float">
            <text:p>2,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274.2" calcext:value-type="float">
            <text:p>274.2</text:p>
          </table:table-cell>
          <table:table-cell office:value-type="float" office:value="36000" calcext:value-type="float">
            <text:p>36,000.0</text:p>
          </table:table-cell>
          <table:table-cell table:formula="of:=[.C19]*1.471875" office:value-type="float" office:value="52987.5" calcext:value-type="float">
            <text:p>52987.5</text:p>
          </table:table-cell>
          <table:table-cell table:style-name="ce11" office:value-type="float" office:value="372.8130858" calcext:value-type="float">
            <text:p>372.8</text:p>
          </table:table-cell>
          <table:table-cell office:value-type="float" office:value="472.816" calcext:value-type="float">
            <text:p>472.8</text:p>
          </table:table-cell>
          <table:table-cell office:value-type="float" office:value="467.33884657" calcext:value-type="float">
            <text:p>467.3</text:p>
          </table:table-cell>
          <table:table-cell table:formula="of:=([.G19]-[.E19])/[.G19]*100" office:value-type="float" office:value="20.226386371209" calcext:value-type="float">
            <text:p>20.2</text:p>
          </table:table-cell>
          <table:table-cell office:value-type="float" office:value="7200" calcext:value-type="float">
            <text:p>7200.0</text:p>
          </table:table-cell>
          <table:table-cell table:formula="of:=([.E19]-[.B19])/[.B19]*100" office:value-type="float" office:value="35.9639262582057" calcext:value-type="float">
            <text:p>36.0</text:p>
          </table:table-cell>
          <table:table-cell office:value-type="float" office:value="1134634" calcext:value-type="float">
            <text:p>1,134,634</text:p>
          </table:table-cell>
          <table:table-cell office:value-type="float" office:value="1299" calcext:value-type="float">
            <text:p>1,299</text:p>
          </table:table-cell>
          <table:table-cell office:value-type="float" office:value="100" calcext:value-type="float">
            <text:p>100</text:p>
          </table:table-cell>
          <table:table-cell office:value-type="float" office:value="2598" calcext:value-type="float">
            <text:p>2,5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10.6" calcext:value-type="float">
            <text:p>310.6</text:p>
          </table:table-cell>
          <table:table-cell office:value-type="float" office:value="36000" calcext:value-type="float">
            <text:p>36,000.0</text:p>
          </table:table-cell>
          <table:table-cell table:formula="of:=[.C20]*1.471875" office:value-type="float" office:value="52987.5" calcext:value-type="float">
            <text:p>52987.5</text:p>
          </table:table-cell>
          <table:table-cell table:style-name="ce11" office:value-type="float" office:value="328.63800617" calcext:value-type="float">
            <text:p>328.6</text:p>
          </table:table-cell>
          <table:table-cell office:value-type="float" office:value="328.671" calcext:value-type="float">
            <text:p>328.7</text:p>
          </table:table-cell>
          <table:table-cell office:value-type="float" office:value="328.67077267" calcext:value-type="float">
            <text:p>328.7</text:p>
          </table:table-cell>
          <table:table-cell table:formula="of:=([.G20]-[.E20])/[.G20]*100" office:value-type="float" office:value="0.00996939877977394" calcext:value-type="float">
            <text:p>0.0</text:p>
          </table:table-cell>
          <table:table-cell office:value-type="float" office:value="598.71" calcext:value-type="float">
            <text:p>598.7</text:p>
          </table:table-cell>
          <table:table-cell table:formula="of:=([.E20]-[.B20])/[.B20]*100" office:value-type="float" office:value="5.80747140051512" calcext:value-type="float">
            <text:p>5.8</text:p>
          </table:table-cell>
          <table:table-cell office:value-type="float" office:value="170681" calcext:value-type="float">
            <text:p>170,681</text:p>
          </table:table-cell>
          <table:table-cell office:value-type="float" office:value="1443" calcext:value-type="float">
            <text:p>1,443</text:p>
          </table:table-cell>
          <table:table-cell office:value-type="float" office:value="108" calcext:value-type="float">
            <text:p>108</text:p>
          </table:table-cell>
          <table:table-cell office:value-type="float" office:value="2886" calcext:value-type="float">
            <text:p>2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332.4" calcext:value-type="float">
            <text:p>332.4</text:p>
          </table:table-cell>
          <table:table-cell office:value-type="float" office:value="36000" calcext:value-type="float">
            <text:p>36,000.0</text:p>
          </table:table-cell>
          <table:table-cell table:formula="of:=[.C21]*1.471875" office:value-type="float" office:value="52987.5" calcext:value-type="float">
            <text:p>52987.5</text:p>
          </table:table-cell>
          <table:table-cell table:style-name="ce11" office:value-type="float" office:value="357.64810966" calcext:value-type="float">
            <text:p>357.6</text:p>
          </table:table-cell>
          <table:table-cell office:value-type="float" office:value="359.695" calcext:value-type="float">
            <text:p>359.7</text:p>
          </table:table-cell>
          <table:table-cell office:value-type="float" office:value="357.68369787" calcext:value-type="float">
            <text:p>357.7</text:p>
          </table:table-cell>
          <table:table-cell table:formula="of:=([.G21]-[.E21])/[.G21]*100" office:value-type="float" office:value="0.0099496315353318" calcext:value-type="float">
            <text:p>0.0</text:p>
          </table:table-cell>
          <table:table-cell office:value-type="float" office:value="533.66" calcext:value-type="float">
            <text:p>533.7</text:p>
          </table:table-cell>
          <table:table-cell table:formula="of:=([.E21]-[.B21])/[.B21]*100" office:value-type="float" office:value="7.59570086040915" calcext:value-type="float">
            <text:p>7.6</text:p>
          </table:table-cell>
          <table:table-cell office:value-type="float" office:value="228650" calcext:value-type="float">
            <text:p>228,650</text:p>
          </table:table-cell>
          <table:table-cell office:value-type="float" office:value="1325" calcext:value-type="float">
            <text:p>1,325</text:p>
          </table:table-cell>
          <table:table-cell office:value-type="float" office:value="104" calcext:value-type="float">
            <text:p>104</text:p>
          </table:table-cell>
          <table:table-cell office:value-type="float" office:value="2650" calcext:value-type="float">
            <text:p>2,6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9</text:p>
          </table:table-cell>
          <table:table-cell office:value-type="float" office:value="293.7" calcext:value-type="float">
            <text:p>293.7</text:p>
          </table:table-cell>
          <table:table-cell office:value-type="float" office:value="36000" calcext:value-type="float">
            <text:p>36,000.0</text:p>
          </table:table-cell>
          <table:table-cell table:formula="of:=[.C22]*1.471875" office:value-type="float" office:value="52987.5" calcext:value-type="float">
            <text:p>52987.5</text:p>
          </table:table-cell>
          <table:table-cell table:style-name="ce11" office:value-type="float" office:value="336.90339068" calcext:value-type="float">
            <text:p>336.9</text:p>
          </table:table-cell>
          <table:table-cell office:value-type="float" office:value="404.112" calcext:value-type="float">
            <text:p>404.1</text:p>
          </table:table-cell>
          <table:table-cell office:value-type="float" office:value="402.67063677" calcext:value-type="float">
            <text:p>402.7</text:p>
          </table:table-cell>
          <table:table-cell table:formula="of:=([.G22]-[.E22])/[.G22]*100" office:value-type="float" office:value="16.3327643201273" calcext:value-type="float">
            <text:p>16.3</text:p>
          </table:table-cell>
          <table:table-cell office:value-type="float" office:value="7200" calcext:value-type="float">
            <text:p>7200.0</text:p>
          </table:table-cell>
          <table:table-cell table:formula="of:=([.E22]-[.B22])/[.B22]*100" office:value-type="float" office:value="14.7100410895472" calcext:value-type="float">
            <text:p>14.7</text:p>
          </table:table-cell>
          <table:table-cell office:value-type="float" office:value="748709" calcext:value-type="float">
            <text:p>748,709</text:p>
          </table:table-cell>
          <table:table-cell office:value-type="float" office:value="1763" calcext:value-type="float">
            <text:p>1,763</text:p>
          </table:table-cell>
          <table:table-cell office:value-type="float" office:value="116" calcext:value-type="float">
            <text:p>116</text:p>
          </table:table-cell>
          <table:table-cell office:value-type="float" office:value="3526" calcext:value-type="float">
            <text:p>3,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10</text:p>
          </table:table-cell>
          <table:table-cell office:value-type="float" office:value="381" calcext:value-type="float">
            <text:p>381.0</text:p>
          </table:table-cell>
          <table:table-cell office:value-type="float" office:value="36000" calcext:value-type="float">
            <text:p>36,000.0</text:p>
          </table:table-cell>
          <table:table-cell table:formula="of:=[.C23]*1.471875" office:value-type="float" office:value="52987.5" calcext:value-type="float">
            <text:p>52987.5</text:p>
          </table:table-cell>
          <table:table-cell table:style-name="ce11" office:value-type="float" office:value="413.651148" calcext:value-type="float">
            <text:p>413.7</text:p>
          </table:table-cell>
          <table:table-cell office:value-type="float" office:value="469.584" calcext:value-type="float">
            <text:p>469.6</text:p>
          </table:table-cell>
          <table:table-cell office:value-type="float" office:value="469.583817" calcext:value-type="float">
            <text:p>469.6</text:p>
          </table:table-cell>
          <table:table-cell table:formula="of:=([.G23]-[.E23])/[.G23]*100" office:value-type="float" office:value="11.9111151140884" calcext:value-type="float">
            <text:p>11.9</text:p>
          </table:table-cell>
          <table:table-cell office:value-type="float" office:value="7200" calcext:value-type="float">
            <text:p>7200.0</text:p>
          </table:table-cell>
          <table:table-cell table:formula="of:=([.E23]-[.B23])/[.B23]*100" office:value-type="float" office:value="8.56985511811023" calcext:value-type="float">
            <text:p>8.6</text:p>
          </table:table-cell>
          <table:table-cell office:value-type="float" office:value="1458151" calcext:value-type="float">
            <text:p>1,458,151</text:p>
          </table:table-cell>
          <table:table-cell office:value-type="float" office:value="1730" calcext:value-type="float">
            <text:p>1,730</text:p>
          </table:table-cell>
          <table:table-cell office:value-type="float" office:value="109" calcext:value-type="float">
            <text:p>109</text:p>
          </table:table-cell>
          <table:table-cell office:value-type="float" office:value="3460" calcext:value-type="float">
            <text:p>3,460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14:.B23])" office:value-type="float" office:value="343.11" calcext:value-type="float">
            <text:p>343.1</text:p>
          </table:table-cell>
          <table:table-cell table:style-name="ce15" table:formula="of:=AVERAGE([.C14:.C23])" office:value-type="float" office:value="36000" calcext:value-type="float">
            <text:p>36,000.0</text:p>
          </table:table-cell>
          <table:table-cell table:style-name="ce15" table:formula="of:=AVERAGE([.D14:.D23])" office:value-type="float" office:value="52987.5" calcext:value-type="float">
            <text:p>52,987.5</text:p>
          </table:table-cell>
          <table:table-cell table:style-name="ce12" table:formula="of:=AVERAGE([.E14:.E23])" office:value-type="float" office:value="386.005964602" calcext:value-type="float">
            <text:p>386.0</text:p>
          </table:table-cell>
          <table:table-cell table:style-name="ce27" office:value-type="float" office:value="416.2775" calcext:value-type="float">
            <text:p>416.3</text:p>
          </table:table-cell>
          <table:table-cell table:style-name="ce27" office:value-type="float" office:value="410.682012747" calcext:value-type="float">
            <text:p>410.7</text:p>
          </table:table-cell>
          <table:table-cell table:style-name="ce27" table:formula="of:=AVERAGE([.H14:.H23])" office:value-type="float" office:value="5.61806144095032" calcext:value-type="float">
            <text:p>5.6</text:p>
          </table:table-cell>
          <table:table-cell table:style-name="ce2" table:formula="of:=AVERAGE([.I14:.I23])" office:value-type="float" office:value="4408.212" calcext:value-type="float">
            <text:p>4408.2</text:p>
          </table:table-cell>
          <table:table-cell table:style-name="ce2" table:formula="of:=AVERAGE([.J14:.J23])" office:value-type="float" office:value="13.3274472183252" calcext:value-type="float">
            <text:p>13.3</text:p>
          </table:table-cell>
          <table:table-cell table:style-name="ce4" table:formula="of:=AVERAGE([.K14:.K23])" office:value-type="float" office:value="1129012.5" calcext:value-type="float">
            <text:p>1,129,013</text:p>
          </table:table-cell>
          <table:table-cell table:style-name="ce4" table:formula="of:=AVERAGE([.L14:.L23])" office:value-type="float" office:value="1286.2" calcext:value-type="float">
            <text:p>1,286</text:p>
          </table:table-cell>
          <table:table-cell table:style-name="ce4" table:formula="of:=AVERAGE([.M14:.M23])" office:value-type="float" office:value="100.1" calcext:value-type="float">
            <text:p>100</text:p>
          </table:table-cell>
          <table:table-cell table:style-name="ce4" table:formula="of:=AVERAGE([.N14:.N23])" office:value-type="float" office:value="2572.4" calcext:value-type="float">
            <text:p>2,5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401.1" calcext:value-type="float">
            <text:p>401.1</text:p>
          </table:table-cell>
          <table:table-cell office:value-type="float" office:value="36000" calcext:value-type="float">
            <text:p>36,000.0</text:p>
          </table:table-cell>
          <table:table-cell table:formula="of:=[.C25]*1.471875" office:value-type="float" office:value="52987.5" calcext:value-type="float">
            <text:p>52987.5</text:p>
          </table:table-cell>
          <table:table-cell table:style-name="ce11" office:value-type="float" office:value="477.27206226" calcext:value-type="float">
            <text:p>477.3</text:p>
          </table:table-cell>
          <table:table-cell office:value-type="float" office:value="965.154" calcext:value-type="float">
            <text:p>965.2</text:p>
          </table:table-cell>
          <table:table-cell office:value-type="float" office:value="951.03613086" calcext:value-type="float">
            <text:p>951.0</text:p>
          </table:table-cell>
          <table:table-cell table:formula="of:=([.G25]-[.E25])/[.G25]*100" office:value-type="float" office:value="49.8155699060125" calcext:value-type="float">
            <text:p>49.8</text:p>
          </table:table-cell>
          <table:table-cell office:value-type="float" office:value="7200.01" calcext:value-type="float">
            <text:p>7200.0</text:p>
          </table:table-cell>
          <table:table-cell table:formula="of:=([.E25]-[.B25])/[.B25]*100" office:value-type="float" office:value="18.9907908900523" calcext:value-type="float">
            <text:p>19.0</text:p>
          </table:table-cell>
          <table:table-cell office:value-type="float" office:value="24016" calcext:value-type="float">
            <text:p>24,016</text:p>
          </table:table-cell>
          <table:table-cell office:value-type="float" office:value="10059" calcext:value-type="float">
            <text:p>10,059</text:p>
          </table:table-cell>
          <table:table-cell office:value-type="float" office:value="327" calcext:value-type="float">
            <text:p>327</text:p>
          </table:table-cell>
          <table:table-cell office:value-type="float" office:value="20118" calcext:value-type="float">
            <text:p>20,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314.9" calcext:value-type="float">
            <text:p>314.9</text:p>
          </table:table-cell>
          <table:table-cell office:value-type="float" office:value="36000" calcext:value-type="float">
            <text:p>36,000.0</text:p>
          </table:table-cell>
          <table:table-cell table:formula="of:=[.C26]*1.471875" office:value-type="float" office:value="52987.5" calcext:value-type="float">
            <text:p>52987.5</text:p>
          </table:table-cell>
          <table:table-cell table:style-name="ce11" office:value-type="float" office:value="377.4378981" calcext:value-type="float">
            <text:p>377.4</text:p>
          </table:table-cell>
          <table:table-cell office:value-type="float" office:value="584.301" calcext:value-type="float">
            <text:p>584.3</text:p>
          </table:table-cell>
          <table:table-cell office:value-type="float" office:value="577.85348083" calcext:value-type="float">
            <text:p>577.9</text:p>
          </table:table-cell>
          <table:table-cell table:formula="of:=([.G26]-[.E26])/[.G26]*100" office:value-type="float" office:value="34.6827681027608" calcext:value-type="float">
            <text:p>34.7</text:p>
          </table:table-cell>
          <table:table-cell office:value-type="float" office:value="7200" calcext:value-type="float">
            <text:p>7200.0</text:p>
          </table:table-cell>
          <table:table-cell table:formula="of:=([.E26]-[.B26])/[.B26]*100" office:value-type="float" office:value="19.859605620832" calcext:value-type="float">
            <text:p>19.9</text:p>
          </table:table-cell>
          <table:table-cell office:value-type="float" office:value="46361" calcext:value-type="float">
            <text:p>46,361</text:p>
          </table:table-cell>
          <table:table-cell office:value-type="float" office:value="8518" calcext:value-type="float">
            <text:p>8,518</text:p>
          </table:table-cell>
          <table:table-cell office:value-type="float" office:value="323" calcext:value-type="float">
            <text:p>323</text:p>
          </table:table-cell>
          <table:table-cell office:value-type="float" office:value="17036" calcext:value-type="float">
            <text:p>17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23.5" calcext:value-type="float">
            <text:p>323.5</text:p>
          </table:table-cell>
          <table:table-cell office:value-type="float" office:value="36000" calcext:value-type="float">
            <text:p>36,000.0</text:p>
          </table:table-cell>
          <table:table-cell table:formula="of:=[.C27]*1.471875" office:value-type="float" office:value="52987.5" calcext:value-type="float">
            <text:p>52987.5</text:p>
          </table:table-cell>
          <table:table-cell table:style-name="ce11" office:value-type="float" office:value="396.38189919" calcext:value-type="float">
            <text:p>396.4</text:p>
          </table:table-cell>
          <table:table-cell office:value-type="float" office:value="559.885" calcext:value-type="float">
            <text:p>559.9</text:p>
          </table:table-cell>
          <table:table-cell office:value-type="float" office:value="559.01309627" calcext:value-type="float">
            <text:p>559.0</text:p>
          </table:table-cell>
          <table:table-cell table:formula="of:=([.G27]-[.E27])/[.G27]*100" office:value-type="float" office:value="29.0925558211699" calcext:value-type="float">
            <text:p>29.1</text:p>
          </table:table-cell>
          <table:table-cell office:value-type="float" office:value="7200" calcext:value-type="float">
            <text:p>7200.0</text:p>
          </table:table-cell>
          <table:table-cell table:formula="of:=([.E27]-[.B27])/[.B27]*100" office:value-type="float" office:value="22.5291805842349" calcext:value-type="float">
            <text:p>22.5</text:p>
          </table:table-cell>
          <table:table-cell office:value-type="float" office:value="44907" calcext:value-type="float">
            <text:p>44,907</text:p>
          </table:table-cell>
          <table:table-cell office:value-type="float" office:value="8318" calcext:value-type="float">
            <text:p>8,318</text:p>
          </table:table-cell>
          <table:table-cell office:value-type="float" office:value="320" calcext:value-type="float">
            <text:p>320</text:p>
          </table:table-cell>
          <table:table-cell office:value-type="float" office:value="16636" calcext:value-type="float">
            <text:p>16,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29.4" calcext:value-type="float">
            <text:p>329.4</text:p>
          </table:table-cell>
          <table:table-cell office:value-type="float" office:value="36000" calcext:value-type="float">
            <text:p>36,000.0</text:p>
          </table:table-cell>
          <table:table-cell table:formula="of:=[.C28]*1.471875" office:value-type="float" office:value="52987.5" calcext:value-type="float">
            <text:p>52987.5</text:p>
          </table:table-cell>
          <table:table-cell table:style-name="ce11" office:value-type="float" office:value="367.39786059" calcext:value-type="float">
            <text:p>367.4</text:p>
          </table:table-cell>
          <table:table-cell office:value-type="float" office:value="537.166" calcext:value-type="float">
            <text:p>537.2</text:p>
          </table:table-cell>
          <table:table-cell office:value-type="float" office:value="513.3087635" calcext:value-type="float">
            <text:p>513.3</text:p>
          </table:table-cell>
          <table:table-cell table:formula="of:=([.G28]-[.E28])/[.G28]*100" office:value-type="float" office:value="28.4255624071378" calcext:value-type="float">
            <text:p>28.4</text:p>
          </table:table-cell>
          <table:table-cell office:value-type="float" office:value="7200" calcext:value-type="float">
            <text:p>7200.0</text:p>
          </table:table-cell>
          <table:table-cell table:formula="of:=([.E28]-[.B28])/[.B28]*100" office:value-type="float" office:value="11.5354768032787" calcext:value-type="float">
            <text:p>11.5</text:p>
          </table:table-cell>
          <table:table-cell office:value-type="float" office:value="47961" calcext:value-type="float">
            <text:p>47,961</text:p>
          </table:table-cell>
          <table:table-cell office:value-type="float" office:value="8401" calcext:value-type="float">
            <text:p>8,401</text:p>
          </table:table-cell>
          <table:table-cell office:value-type="float" office:value="309" calcext:value-type="float">
            <text:p>309</text:p>
          </table:table-cell>
          <table:table-cell office:value-type="float" office:value="16802" calcext:value-type="float">
            <text:p>16,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404.2" calcext:value-type="float">
            <text:p>404.2</text:p>
          </table:table-cell>
          <table:table-cell office:value-type="float" office:value="36000" calcext:value-type="float">
            <text:p>36,000.0</text:p>
          </table:table-cell>
          <table:table-cell table:formula="of:=[.C29]*1.471875" office:value-type="float" office:value="52987.5" calcext:value-type="float">
            <text:p>52987.5</text:p>
          </table:table-cell>
          <table:table-cell table:style-name="ce11" office:value-type="float" office:value="496.86659594" calcext:value-type="float">
            <text:p>496.9</text:p>
          </table:table-cell>
          <table:table-cell office:value-type="float" office:value="692.16" calcext:value-type="float">
            <text:p>692.2</text:p>
          </table:table-cell>
          <table:table-cell office:value-type="float" office:value="667.92693476" calcext:value-type="float">
            <text:p>667.9</text:p>
          </table:table-cell>
          <table:table-cell table:formula="of:=([.G29]-[.E29])/[.G29]*100" office:value-type="float" office:value="25.6106364211028" calcext:value-type="float">
            <text:p>25.6</text:p>
          </table:table-cell>
          <table:table-cell office:value-type="float" office:value="7200.01" calcext:value-type="float">
            <text:p>7200.0</text:p>
          </table:table-cell>
          <table:table-cell table:formula="of:=([.E29]-[.B29])/[.B29]*100" office:value-type="float" office:value="22.9259267540821" calcext:value-type="float">
            <text:p>22.9</text:p>
          </table:table-cell>
          <table:table-cell office:value-type="float" office:value="43036" calcext:value-type="float">
            <text:p>43,036</text:p>
          </table:table-cell>
          <table:table-cell office:value-type="float" office:value="6527" calcext:value-type="float">
            <text:p>6,527</text:p>
          </table:table-cell>
          <table:table-cell office:value-type="float" office:value="277" calcext:value-type="float">
            <text:p>277</text:p>
          </table:table-cell>
          <table:table-cell office:value-type="float" office:value="13054" calcext:value-type="float">
            <text:p>13,0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308.2" calcext:value-type="float">
            <text:p>308.2</text:p>
          </table:table-cell>
          <table:table-cell office:value-type="float" office:value="36000" calcext:value-type="float">
            <text:p>36,000.0</text:p>
          </table:table-cell>
          <table:table-cell table:formula="of:=[.C30]*1.471875" office:value-type="float" office:value="52987.5" calcext:value-type="float">
            <text:p>52987.5</text:p>
          </table:table-cell>
          <table:table-cell table:style-name="ce11" office:value-type="float" office:value="366.1347805" calcext:value-type="float">
            <text:p>366.1</text:p>
          </table:table-cell>
          <table:table-cell office:value-type="float" office:value="843.728" calcext:value-type="float">
            <text:p>843.7</text:p>
          </table:table-cell>
          <table:table-cell office:value-type="float" office:value="838.92037847" calcext:value-type="float">
            <text:p>838.9</text:p>
          </table:table-cell>
          <table:table-cell table:formula="of:=([.G30]-[.E30])/[.G30]*100" office:value-type="float" office:value="56.3564326369391" calcext:value-type="float">
            <text:p>56.4</text:p>
          </table:table-cell>
          <table:table-cell office:value-type="float" office:value="7200.01" calcext:value-type="float">
            <text:p>7200.0</text:p>
          </table:table-cell>
          <table:table-cell table:formula="of:=([.E30]-[.B30])/[.B30]*100" office:value-type="float" office:value="18.7977873134328" calcext:value-type="float">
            <text:p>18.8</text:p>
          </table:table-cell>
          <table:table-cell office:value-type="float" office:value="59725" calcext:value-type="float">
            <text:p>59,725</text:p>
          </table:table-cell>
          <table:table-cell office:value-type="float" office:value="8475" calcext:value-type="float">
            <text:p>8,475</text:p>
          </table:table-cell>
          <table:table-cell office:value-type="float" office:value="315" calcext:value-type="float">
            <text:p>315</text:p>
          </table:table-cell>
          <table:table-cell office:value-type="float" office:value="16950" calcext:value-type="float">
            <text:p>16,9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15.7" calcext:value-type="float">
            <text:p>315.7</text:p>
          </table:table-cell>
          <table:table-cell office:value-type="float" office:value="36000" calcext:value-type="float">
            <text:p>36,000.0</text:p>
          </table:table-cell>
          <table:table-cell table:formula="of:=[.C31]*1.471875" office:value-type="float" office:value="52987.5" calcext:value-type="float">
            <text:p>52987.5</text:p>
          </table:table-cell>
          <table:table-cell table:style-name="ce11" office:value-type="float" office:value="365.24553913" calcext:value-type="float">
            <text:p>365.2</text:p>
          </table:table-cell>
          <table:table-cell office:value-type="float" office:value="538.448" calcext:value-type="float">
            <text:p>538.4</text:p>
          </table:table-cell>
          <table:table-cell office:value-type="float" office:value="525.6546009" calcext:value-type="float">
            <text:p>525.7</text:p>
          </table:table-cell>
          <table:table-cell table:formula="of:=([.G31]-[.E31])/[.G31]*100" office:value-type="float" office:value="30.5160577868729" calcext:value-type="float">
            <text:p>30.5</text:p>
          </table:table-cell>
          <table:table-cell office:value-type="float" office:value="7200.01" calcext:value-type="float">
            <text:p>7200.0</text:p>
          </table:table-cell>
          <table:table-cell table:formula="of:=([.E31]-[.B31])/[.B31]*100" office:value-type="float" office:value="15.6938673202407" calcext:value-type="float">
            <text:p>15.7</text:p>
          </table:table-cell>
          <table:table-cell office:value-type="float" office:value="26149" calcext:value-type="float">
            <text:p>26,149</text:p>
          </table:table-cell>
          <table:table-cell office:value-type="float" office:value="11895" calcext:value-type="float">
            <text:p>11,895</text:p>
          </table:table-cell>
          <table:table-cell office:value-type="float" office:value="374" calcext:value-type="float">
            <text:p>374</text:p>
          </table:table-cell>
          <table:table-cell office:value-type="float" office:value="23790" calcext:value-type="float">
            <text:p>23,7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336.3" calcext:value-type="float">
            <text:p>336.3</text:p>
          </table:table-cell>
          <table:table-cell office:value-type="float" office:value="36000" calcext:value-type="float">
            <text:p>36,000.0</text:p>
          </table:table-cell>
          <table:table-cell table:formula="of:=[.C32]*1.471875" office:value-type="float" office:value="52987.5" calcext:value-type="float">
            <text:p>52987.5</text:p>
          </table:table-cell>
          <table:table-cell table:style-name="ce11" office:value-type="float" office:value="377.05047231" calcext:value-type="float">
            <text:p>377.1</text:p>
          </table:table-cell>
          <table:table-cell office:value-type="float" office:value="480.989" calcext:value-type="float">
            <text:p>481.0</text:p>
          </table:table-cell>
          <table:table-cell office:value-type="float" office:value="473.0550855" calcext:value-type="float">
            <text:p>473.1</text:p>
          </table:table-cell>
          <table:table-cell table:formula="of:=([.G32]-[.E32])/[.G32]*100" office:value-type="float" office:value="20.2945948860326" calcext:value-type="float">
            <text:p>20.3</text:p>
          </table:table-cell>
          <table:table-cell office:value-type="float" office:value="7200.01" calcext:value-type="float">
            <text:p>7200.0</text:p>
          </table:table-cell>
          <table:table-cell table:formula="of:=([.E32]-[.B32])/[.B32]*100" office:value-type="float" office:value="12.1172977430865" calcext:value-type="float">
            <text:p>12.1</text:p>
          </table:table-cell>
          <table:table-cell office:value-type="float" office:value="82757" calcext:value-type="float">
            <text:p>82,757</text:p>
          </table:table-cell>
          <table:table-cell office:value-type="float" office:value="8702" calcext:value-type="float">
            <text:p>8,702</text:p>
          </table:table-cell>
          <table:table-cell office:value-type="float" office:value="322" calcext:value-type="float">
            <text:p>322</text:p>
          </table:table-cell>
          <table:table-cell office:value-type="float" office:value="17404" calcext:value-type="float">
            <text:p>17,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306.5" calcext:value-type="float">
            <text:p>306.5</text:p>
          </table:table-cell>
          <table:table-cell office:value-type="float" office:value="36000" calcext:value-type="float">
            <text:p>36,000.0</text:p>
          </table:table-cell>
          <table:table-cell table:formula="of:=[.C33]*1.471875" office:value-type="float" office:value="52987.5" calcext:value-type="float">
            <text:p>52987.5</text:p>
          </table:table-cell>
          <table:table-cell table:style-name="ce11" office:value-type="float" office:value="361.54620712" calcext:value-type="float">
            <text:p>361.5</text:p>
          </table:table-cell>
          <table:table-cell office:value-type="float" office:value="545.224" calcext:value-type="float">
            <text:p>545.2</text:p>
          </table:table-cell>
          <table:table-cell office:value-type="float" office:value="542.46274867" calcext:value-type="float">
            <text:p>542.5</text:p>
          </table:table-cell>
          <table:table-cell table:formula="of:=([.G33]-[.E33])/[.G33]*100" office:value-type="float" office:value="33.350961332104" calcext:value-type="float">
            <text:p>33.4</text:p>
          </table:table-cell>
          <table:table-cell office:value-type="float" office:value="7200" calcext:value-type="float">
            <text:p>7200.0</text:p>
          </table:table-cell>
          <table:table-cell table:formula="of:=([.E33]-[.B33])/[.B33]*100" office:value-type="float" office:value="17.9596108058728" calcext:value-type="float">
            <text:p>18.0</text:p>
          </table:table-cell>
          <table:table-cell office:value-type="float" office:value="44903" calcext:value-type="float">
            <text:p>44,903</text:p>
          </table:table-cell>
          <table:table-cell office:value-type="float" office:value="10627" calcext:value-type="float">
            <text:p>10,627</text:p>
          </table:table-cell>
          <table:table-cell office:value-type="float" office:value="361" calcext:value-type="float">
            <text:p>361</text:p>
          </table:table-cell>
          <table:table-cell office:value-type="float" office:value="21254" calcext:value-type="float">
            <text:p>21,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386.4" calcext:value-type="float">
            <text:p>386.4</text:p>
          </table:table-cell>
          <table:table-cell office:value-type="float" office:value="36000" calcext:value-type="float">
            <text:p>36,000.0</text:p>
          </table:table-cell>
          <table:table-cell table:formula="of:=[.C34]*1.471875" office:value-type="float" office:value="52987.5" calcext:value-type="float">
            <text:p>52987.5</text:p>
          </table:table-cell>
          <table:table-cell table:style-name="ce11" office:value-type="float" office:value="449.82964287" calcext:value-type="float">
            <text:p>449.8</text:p>
          </table:table-cell>
          <table:table-cell office:value-type="float" office:value="619.424" calcext:value-type="float">
            <text:p>619.4</text:p>
          </table:table-cell>
          <table:table-cell office:value-type="float" office:value="601.47120937" calcext:value-type="float">
            <text:p>601.5</text:p>
          </table:table-cell>
          <table:table-cell table:formula="of:=([.G34]-[.E34])/[.G34]*100" office:value-type="float" office:value="25.2117747512527" calcext:value-type="float">
            <text:p>25.2</text:p>
          </table:table-cell>
          <table:table-cell office:value-type="float" office:value="7200" calcext:value-type="float">
            <text:p>7200.0</text:p>
          </table:table-cell>
          <table:table-cell table:formula="of:=([.E34]-[.B34])/[.B34]*100" office:value-type="float" office:value="16.4155390450311" calcext:value-type="float">
            <text:p>16.4</text:p>
          </table:table-cell>
          <table:table-cell office:value-type="float" office:value="64989" calcext:value-type="float">
            <text:p>64,989</text:p>
          </table:table-cell>
          <table:table-cell office:value-type="float" office:value="7586" calcext:value-type="float">
            <text:p>7,586</text:p>
          </table:table-cell>
          <table:table-cell office:value-type="float" office:value="297" calcext:value-type="float">
            <text:p>297</text:p>
          </table:table-cell>
          <table:table-cell office:value-type="float" office:value="15172" calcext:value-type="float">
            <text:p>15,172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25:.B34])" office:value-type="float" office:value="342.62" calcext:value-type="float">
            <text:p>342.6</text:p>
          </table:table-cell>
          <table:table-cell table:style-name="ce15" table:formula="of:=AVERAGE([.C25:.C34])" office:value-type="float" office:value="36000" calcext:value-type="float">
            <text:p>36,000.0</text:p>
          </table:table-cell>
          <table:table-cell table:style-name="ce15" table:formula="of:=AVERAGE([.D25:.D34])" office:value-type="float" office:value="52987.5" calcext:value-type="float">
            <text:p>52,987.5</text:p>
          </table:table-cell>
          <table:table-cell table:style-name="ce12" table:formula="of:=AVERAGE([.E25:.E34])" office:value-type="float" office:value="403.516295801" calcext:value-type="float">
            <text:p>403.5</text:p>
          </table:table-cell>
          <table:table-cell table:style-name="ce27" office:value-type="float" office:value="636.6479" calcext:value-type="float">
            <text:p>636.6</text:p>
          </table:table-cell>
          <table:table-cell table:style-name="ce27" office:value-type="float" office:value="625.070242913" calcext:value-type="float">
            <text:p>625.1</text:p>
          </table:table-cell>
          <table:table-cell table:style-name="ce27" table:formula="of:=AVERAGE([.H25:.H34])" office:value-type="float" office:value="33.3356914051385" calcext:value-type="float">
            <text:p>33.3</text:p>
          </table:table-cell>
          <table:table-cell table:style-name="ce2" table:formula="of:=AVERAGE([.I25:.I34])" office:value-type="float" office:value="7200.005" calcext:value-type="float">
            <text:p>7200.0</text:p>
          </table:table-cell>
          <table:table-cell table:style-name="ce2" table:formula="of:=AVERAGE([.J25:.J34])" office:value-type="float" office:value="17.6825082880144" calcext:value-type="float">
            <text:p>17.7</text:p>
          </table:table-cell>
          <table:table-cell table:style-name="ce4" table:formula="of:=AVERAGE([.K25:.K34])" office:value-type="float" office:value="48480.4" calcext:value-type="float">
            <text:p>48,480</text:p>
          </table:table-cell>
          <table:table-cell table:style-name="ce4" table:formula="of:=AVERAGE([.L25:.L34])" office:value-type="float" office:value="8910.8" calcext:value-type="float">
            <text:p>8,911</text:p>
          </table:table-cell>
          <table:table-cell table:style-name="ce4" table:formula="of:=AVERAGE([.M25:.M34])" office:value-type="float" office:value="322.5" calcext:value-type="float">
            <text:p>323</text:p>
          </table:table-cell>
          <table:table-cell table:style-name="ce4" table:formula="of:=AVERAGE([.N25:.N34])" office:value-type="float" office:value="17821.6" calcext:value-type="float">
            <text:p>17,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456.7" calcext:value-type="float">
            <text:p>456.7</text:p>
          </table:table-cell>
          <table:table-cell office:value-type="float" office:value="36000" calcext:value-type="float">
            <text:p>36,000.0</text:p>
          </table:table-cell>
          <table:table-cell table:formula="of:=[.C36]*1.471875" office:value-type="float" office:value="52987.5" calcext:value-type="float">
            <text:p>52987.5</text:p>
          </table:table-cell>
          <table:table-cell table:style-name="ce11" office:value-type="float" office:value="514.36360934" calcext:value-type="float">
            <text:p>514.4</text:p>
          </table:table-cell>
          <table:table-cell office:value-type="float" office:value="1199.47" calcext:value-type="float">
            <text:p>1199.5</text:p>
          </table:table-cell>
          <table:table-cell office:value-type="float" office:value="1199.4723149" calcext:value-type="float">
            <text:p>1199.5</text:p>
          </table:table-cell>
          <table:table-cell table:formula="of:=([.G36]-[.E36])/[.G36]*100" office:value-type="float" office:value="57.1175088453057" calcext:value-type="float">
            <text:p>57.1</text:p>
          </table:table-cell>
          <table:table-cell office:value-type="float" office:value="7200.04" calcext:value-type="float">
            <text:p>7200.0</text:p>
          </table:table-cell>
          <table:table-cell table:formula="of:=([.E36]-[.B36])/[.B36]*100" office:value-type="float" office:value="12.6261461221809" calcext:value-type="float">
            <text:p>12.6</text:p>
          </table:table-cell>
          <table:table-cell office:value-type="float" office:value="6223" calcext:value-type="float">
            <text:p>6,223</text:p>
          </table:table-cell>
          <table:table-cell office:value-type="float" office:value="31400" calcext:value-type="float">
            <text:p>31,400</text:p>
          </table:table-cell>
          <table:table-cell office:value-type="float" office:value="684" calcext:value-type="float">
            <text:p>684</text:p>
          </table:table-cell>
          <table:table-cell office:value-type="float" office:value="62800" calcext:value-type="float">
            <text:p>62,8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336.8" calcext:value-type="float">
            <text:p>336.8</text:p>
          </table:table-cell>
          <table:table-cell office:value-type="float" office:value="36000" calcext:value-type="float">
            <text:p>36,000.0</text:p>
          </table:table-cell>
          <table:table-cell table:formula="of:=[.C37]*1.471875" office:value-type="float" office:value="52987.5" calcext:value-type="float">
            <text:p>52987.5</text:p>
          </table:table-cell>
          <table:table-cell table:style-name="ce11" office:value-type="float" office:value="386.01953443" calcext:value-type="float">
            <text:p>386.0</text:p>
          </table:table-cell>
          <table:table-cell office:value-type="float" office:value="706.771" calcext:value-type="float">
            <text:p>706.8</text:p>
          </table:table-cell>
          <table:table-cell office:value-type="float" office:value="693.942978" calcext:value-type="float">
            <text:p>693.9</text:p>
          </table:table-cell>
          <table:table-cell table:formula="of:=([.G37]-[.E37])/[.G37]*100" office:value-type="float" office:value="44.3730181487621" calcext:value-type="float">
            <text:p>44.4</text:p>
          </table:table-cell>
          <table:table-cell office:value-type="float" office:value="7200.01" calcext:value-type="float">
            <text:p>7200.0</text:p>
          </table:table-cell>
          <table:table-cell table:formula="of:=([.E37]-[.B37])/[.B37]*100" office:value-type="float" office:value="14.6138760184086" calcext:value-type="float">
            <text:p>14.6</text:p>
          </table:table-cell>
          <table:table-cell office:value-type="float" office:value="19698" calcext:value-type="float">
            <text:p>19,698</text:p>
          </table:table-cell>
          <table:table-cell office:value-type="float" office:value="21890" calcext:value-type="float">
            <text:p>21,890</text:p>
          </table:table-cell>
          <table:table-cell office:value-type="float" office:value="581" calcext:value-type="float">
            <text:p>581</text:p>
          </table:table-cell>
          <table:table-cell office:value-type="float" office:value="43780" calcext:value-type="float">
            <text:p>43,7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355.7" calcext:value-type="float">
            <text:p>355.7</text:p>
          </table:table-cell>
          <table:table-cell office:value-type="float" office:value="36000" calcext:value-type="float">
            <text:p>36,000.0</text:p>
          </table:table-cell>
          <table:table-cell table:formula="of:=[.C38]*1.471875" office:value-type="float" office:value="52987.5" calcext:value-type="float">
            <text:p>52987.5</text:p>
          </table:table-cell>
          <table:table-cell table:style-name="ce11" office:value-type="float" office:value="379.51141238" calcext:value-type="float">
            <text:p>379.5</text:p>
          </table:table-cell>
          <table:table-cell office:value-type="float" office:value="650.255" calcext:value-type="float">
            <text:p>650.3</text:p>
          </table:table-cell>
          <table:table-cell office:value-type="float" office:value="650.25526063" calcext:value-type="float">
            <text:p>650.3</text:p>
          </table:table-cell>
          <table:table-cell table:formula="of:=([.G38]-[.E38])/[.G38]*100" office:value-type="float" office:value="41.6365486974592" calcext:value-type="float">
            <text:p>41.6</text:p>
          </table:table-cell>
          <table:table-cell office:value-type="float" office:value="7200.01" calcext:value-type="float">
            <text:p>7200.0</text:p>
          </table:table-cell>
          <table:table-cell table:formula="of:=([.E38]-[.B38])/[.B38]*100" office:value-type="float" office:value="6.69424019679506" calcext:value-type="float">
            <text:p>6.7</text:p>
          </table:table-cell>
          <table:table-cell office:value-type="float" office:value="1386" calcext:value-type="float">
            <text:p>1,386</text:p>
          </table:table-cell>
          <table:table-cell office:value-type="float" office:value="33255" calcext:value-type="float">
            <text:p>33,255</text:p>
          </table:table-cell>
          <table:table-cell office:value-type="float" office:value="718" calcext:value-type="float">
            <text:p>718</text:p>
          </table:table-cell>
          <table:table-cell office:value-type="float" office:value="66510" calcext:value-type="float">
            <text:p>66,5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379.9" calcext:value-type="float">
            <text:p>379.9</text:p>
          </table:table-cell>
          <table:table-cell office:value-type="float" office:value="36000" calcext:value-type="float">
            <text:p>36,000.0</text:p>
          </table:table-cell>
          <table:table-cell table:formula="of:=[.C39]*1.471875" office:value-type="float" office:value="52987.5" calcext:value-type="float">
            <text:p>52987.5</text:p>
          </table:table-cell>
          <table:table-cell table:style-name="ce11" office:value-type="float" office:value="408.45811659" calcext:value-type="float">
            <text:p>408.5</text:p>
          </table:table-cell>
          <table:table-cell office:value-type="float" office:value="822.789" calcext:value-type="float">
            <text:p>822.8</text:p>
          </table:table-cell>
          <table:table-cell office:value-type="float" office:value="822.7889991" calcext:value-type="float">
            <text:p>822.8</text:p>
          </table:table-cell>
          <table:table-cell table:formula="of:=([.G39]-[.E39])/[.G39]*100" office:value-type="float" office:value="50.3568816504854" calcext:value-type="float">
            <text:p>50.4</text:p>
          </table:table-cell>
          <table:table-cell office:value-type="float" office:value="7200" calcext:value-type="float">
            <text:p>7200.0</text:p>
          </table:table-cell>
          <table:table-cell table:formula="of:=([.E39]-[.B39])/[.B39]*100" office:value-type="float" office:value="7.51727206896552" calcext:value-type="float">
            <text:p>7.5</text:p>
          </table:table-cell>
          <table:table-cell office:value-type="float" office:value="4927" calcext:value-type="float">
            <text:p>4,927</text:p>
          </table:table-cell>
          <table:table-cell office:value-type="float" office:value="25492" calcext:value-type="float">
            <text:p>25,492</text:p>
          </table:table-cell>
          <table:table-cell office:value-type="float" office:value="626" calcext:value-type="float">
            <text:p>626</text:p>
          </table:table-cell>
          <table:table-cell office:value-type="float" office:value="50984" calcext:value-type="float">
            <text:p>50,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372.2" calcext:value-type="float">
            <text:p>372.2</text:p>
          </table:table-cell>
          <table:table-cell office:value-type="float" office:value="36000" calcext:value-type="float">
            <text:p>36,000.0</text:p>
          </table:table-cell>
          <table:table-cell table:formula="of:=[.C40]*1.471875" office:value-type="float" office:value="52987.5" calcext:value-type="float">
            <text:p>52987.5</text:p>
          </table:table-cell>
          <table:table-cell table:style-name="ce11" office:value-type="float" office:value="404.25910505" calcext:value-type="float">
            <text:p>404.3</text:p>
          </table:table-cell>
          <table:table-cell office:value-type="float" office:value="732.495" calcext:value-type="float">
            <text:p>732.5</text:p>
          </table:table-cell>
          <table:table-cell office:value-type="float" office:value="730.5442489" calcext:value-type="float">
            <text:p>730.5</text:p>
          </table:table-cell>
          <table:table-cell table:formula="of:=([.G40]-[.E40])/[.G40]*100" office:value-type="float" office:value="44.6632964863246" calcext:value-type="float">
            <text:p>44.7</text:p>
          </table:table-cell>
          <table:table-cell office:value-type="float" office:value="7200.03" calcext:value-type="float">
            <text:p>7200.0</text:p>
          </table:table-cell>
          <table:table-cell table:formula="of:=([.E40]-[.B40])/[.B40]*100" office:value-type="float" office:value="8.61340812735089" calcext:value-type="float">
            <text:p>8.6</text:p>
          </table:table-cell>
          <table:table-cell office:value-type="float" office:value="4644" calcext:value-type="float">
            <text:p>4,644</text:p>
          </table:table-cell>
          <table:table-cell office:value-type="float" office:value="28839" calcext:value-type="float">
            <text:p>28,839</text:p>
          </table:table-cell>
          <table:table-cell office:value-type="float" office:value="661" calcext:value-type="float">
            <text:p>661</text:p>
          </table:table-cell>
          <table:table-cell office:value-type="float" office:value="57678" calcext:value-type="float">
            <text:p>57,6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368.8" calcext:value-type="float">
            <text:p>368.8</text:p>
          </table:table-cell>
          <table:table-cell office:value-type="float" office:value="36000" calcext:value-type="float">
            <text:p>36,000.0</text:p>
          </table:table-cell>
          <table:table-cell table:formula="of:=[.C41]*1.471875" office:value-type="float" office:value="52987.5" calcext:value-type="float">
            <text:p>52987.5</text:p>
          </table:table-cell>
          <table:table-cell table:style-name="ce11" office:value-type="float" office:value="391.80319058" calcext:value-type="float">
            <text:p>391.8</text:p>
          </table:table-cell>
          <table:table-cell office:value-type="float" office:value="735.38" calcext:value-type="float">
            <text:p>735.4</text:p>
          </table:table-cell>
          <table:table-cell office:value-type="float" office:value="735.38020753" calcext:value-type="float">
            <text:p>735.4</text:p>
          </table:table-cell>
          <table:table-cell table:formula="of:=([.G41]-[.E41])/[.G41]*100" office:value-type="float" office:value="46.7210041053469" calcext:value-type="float">
            <text:p>46.7</text:p>
          </table:table-cell>
          <table:table-cell office:value-type="float" office:value="7200.01" calcext:value-type="float">
            <text:p>7200.0</text:p>
          </table:table-cell>
          <table:table-cell table:formula="of:=([.E41]-[.B41])/[.B41]*100" office:value-type="float" office:value="6.23730764099782" calcext:value-type="float">
            <text:p>6.2</text:p>
          </table:table-cell>
          <table:table-cell office:value-type="float" office:value="1213" calcext:value-type="float">
            <text:p>1,213</text:p>
          </table:table-cell>
          <table:table-cell office:value-type="float" office:value="33285" calcext:value-type="float">
            <text:p>33,285</text:p>
          </table:table-cell>
          <table:table-cell office:value-type="float" office:value="729" calcext:value-type="float">
            <text:p>729</text:p>
          </table:table-cell>
          <table:table-cell office:value-type="float" office:value="66570" calcext:value-type="float">
            <text:p>66,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333.4" calcext:value-type="float">
            <text:p>333.4</text:p>
          </table:table-cell>
          <table:table-cell office:value-type="float" office:value="36000" calcext:value-type="float">
            <text:p>36,000.0</text:p>
          </table:table-cell>
          <table:table-cell table:formula="of:=[.C42]*1.471875" office:value-type="float" office:value="52987.5" calcext:value-type="float">
            <text:p>52987.5</text:p>
          </table:table-cell>
          <table:table-cell table:style-name="ce11" office:value-type="float" office:value="359.03605247" calcext:value-type="float">
            <text:p>359.0</text:p>
          </table:table-cell>
          <table:table-cell office:value-type="float" office:value="599.83" calcext:value-type="float">
            <text:p>599.8</text:p>
          </table:table-cell>
          <table:table-cell office:value-type="float" office:value="599.82958743" calcext:value-type="float">
            <text:p>599.8</text:p>
          </table:table-cell>
          <table:table-cell table:formula="of:=([.G42]-[.E42])/[.G42]*100" office:value-type="float" office:value="40.1436574663967" calcext:value-type="float">
            <text:p>40.1</text:p>
          </table:table-cell>
          <table:table-cell office:value-type="float" office:value="7200" calcext:value-type="float">
            <text:p>7200.0</text:p>
          </table:table-cell>
          <table:table-cell table:formula="of:=([.E42]-[.B42])/[.B42]*100" office:value-type="float" office:value="7.68927788542293" calcext:value-type="float">
            <text:p>7.7</text:p>
          </table:table-cell>
          <table:table-cell office:value-type="float" office:value="4746" calcext:value-type="float">
            <text:p>4,746</text:p>
          </table:table-cell>
          <table:table-cell office:value-type="float" office:value="37734" calcext:value-type="float">
            <text:p>37,734</text:p>
          </table:table-cell>
          <table:table-cell office:value-type="float" office:value="762" calcext:value-type="float">
            <text:p>762</text:p>
          </table:table-cell>
          <table:table-cell office:value-type="float" office:value="75468" calcext:value-type="float">
            <text:p>75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373.3" calcext:value-type="float">
            <text:p>373.3</text:p>
          </table:table-cell>
          <table:table-cell office:value-type="float" office:value="36000" calcext:value-type="float">
            <text:p>36,000.0</text:p>
          </table:table-cell>
          <table:table-cell table:formula="of:=[.C43]*1.471875" office:value-type="float" office:value="52987.5" calcext:value-type="float">
            <text:p>52987.5</text:p>
          </table:table-cell>
          <table:table-cell table:style-name="ce11" office:value-type="float" office:value="406.81008813" calcext:value-type="float">
            <text:p>406.8</text:p>
          </table:table-cell>
          <table:table-cell office:value-type="float" office:value="661.775" calcext:value-type="float">
            <text:p>661.8</text:p>
          </table:table-cell>
          <table:table-cell office:value-type="float" office:value="661.77467567" calcext:value-type="float">
            <text:p>661.8</text:p>
          </table:table-cell>
          <table:table-cell table:formula="of:=([.G43]-[.E43])/[.G43]*100" office:value-type="float" office:value="38.5274016842464" calcext:value-type="float">
            <text:p>38.5</text:p>
          </table:table-cell>
          <table:table-cell office:value-type="float" office:value="7200" calcext:value-type="float">
            <text:p>7200.0</text:p>
          </table:table-cell>
          <table:table-cell table:formula="of:=([.E43]-[.B43])/[.B43]*100" office:value-type="float" office:value="8.9767179560675" calcext:value-type="float">
            <text:p>9.0</text:p>
          </table:table-cell>
          <table:table-cell office:value-type="float" office:value="3660" calcext:value-type="float">
            <text:p>3,660</text:p>
          </table:table-cell>
          <table:table-cell office:value-type="float" office:value="28124" calcext:value-type="float">
            <text:p>28,124</text:p>
          </table:table-cell>
          <table:table-cell office:value-type="float" office:value="642" calcext:value-type="float">
            <text:p>642</text:p>
          </table:table-cell>
          <table:table-cell office:value-type="float" office:value="56248" calcext:value-type="float">
            <text:p>56,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float" office:value="362.4" calcext:value-type="float">
            <text:p>362.4</text:p>
          </table:table-cell>
          <table:table-cell office:value-type="float" office:value="36000" calcext:value-type="float">
            <text:p>36,000.0</text:p>
          </table:table-cell>
          <table:table-cell table:formula="of:=[.C44]*1.471875" office:value-type="float" office:value="52987.5" calcext:value-type="float">
            <text:p>52987.5</text:p>
          </table:table-cell>
          <table:table-cell table:style-name="ce11" office:value-type="float" office:value="387.59104434" calcext:value-type="float">
            <text:p>387.6</text:p>
          </table:table-cell>
          <table:table-cell office:value-type="float" office:value="715.853" calcext:value-type="float">
            <text:p>715.9</text:p>
          </table:table-cell>
          <table:table-cell office:value-type="float" office:value="715.8531215" calcext:value-type="float">
            <text:p>715.9</text:p>
          </table:table-cell>
          <table:table-cell table:formula="of:=([.G44]-[.E44])/[.G44]*100" office:value-type="float" office:value="45.8560656230931" calcext:value-type="float">
            <text:p>45.9</text:p>
          </table:table-cell>
          <table:table-cell office:value-type="float" office:value="7200" calcext:value-type="float">
            <text:p>7200.0</text:p>
          </table:table-cell>
          <table:table-cell table:formula="of:=([.E44]-[.B44])/[.B44]*100" office:value-type="float" office:value="6.95117117549669" calcext:value-type="float">
            <text:p>7.0</text:p>
          </table:table-cell>
          <table:table-cell office:value-type="float" office:value="2570" calcext:value-type="float">
            <text:p>2,570</text:p>
          </table:table-cell>
          <table:table-cell office:value-type="float" office:value="26518" calcext:value-type="float">
            <text:p>26,518</text:p>
          </table:table-cell>
          <table:table-cell office:value-type="float" office:value="662" calcext:value-type="float">
            <text:p>662</text:p>
          </table:table-cell>
          <table:table-cell office:value-type="float" office:value="53036" calcext:value-type="float">
            <text:p>53,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float" office:value="434.4" calcext:value-type="float">
            <text:p>434.4</text:p>
          </table:table-cell>
          <table:table-cell office:value-type="float" office:value="36000" calcext:value-type="float">
            <text:p>36,000.0</text:p>
          </table:table-cell>
          <table:table-cell table:formula="of:=[.C45]*1.471875" office:value-type="float" office:value="52987.5" calcext:value-type="float">
            <text:p>52987.5</text:p>
          </table:table-cell>
          <table:table-cell table:style-name="ce11" office:value-type="float" office:value="479.33939127" calcext:value-type="float">
            <text:p>479.3</text:p>
          </table:table-cell>
          <table:table-cell office:value-type="float" office:value="1216.01" calcext:value-type="float">
            <text:p>1216.0</text:p>
          </table:table-cell>
          <table:table-cell office:value-type="float" office:value="1203.0369144" calcext:value-type="float">
            <text:p>1203.0</text:p>
          </table:table-cell>
          <table:table-cell table:formula="of:=([.G45]-[.E45])/[.G45]*100" office:value-type="float" office:value="60.155886695375" calcext:value-type="float">
            <text:p>60.2</text:p>
          </table:table-cell>
          <table:table-cell office:value-type="float" office:value="7200.03" calcext:value-type="float">
            <text:p>7200.0</text:p>
          </table:table-cell>
          <table:table-cell table:formula="of:=([.E45]-[.B45])/[.B45]*100" office:value-type="float" office:value="10.3451637361879" calcext:value-type="float">
            <text:p>10.3</text:p>
          </table:table-cell>
          <table:table-cell office:value-type="float" office:value="9013" calcext:value-type="float">
            <text:p>9,013</text:p>
          </table:table-cell>
          <table:table-cell office:value-type="float" office:value="21327" calcext:value-type="float">
            <text:p>21,327</text:p>
          </table:table-cell>
          <table:table-cell office:value-type="float" office:value="573" calcext:value-type="float">
            <text:p>573</text:p>
          </table:table-cell>
          <table:table-cell office:value-type="float" office:value="42654" calcext:value-type="float">
            <text:p>42,654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36:.B45])" office:value-type="float" office:value="377.36" calcext:value-type="float">
            <text:p>377.4</text:p>
          </table:table-cell>
          <table:table-cell table:style-name="ce15" table:formula="of:=AVERAGE([.C36:.C45])" office:value-type="float" office:value="36000" calcext:value-type="float">
            <text:p>36,000.0</text:p>
          </table:table-cell>
          <table:table-cell table:style-name="ce15" table:formula="of:=AVERAGE([.D36:.D45])" office:value-type="float" office:value="52987.5" calcext:value-type="float">
            <text:p>52,987.5</text:p>
          </table:table-cell>
          <table:table-cell table:style-name="ce12" table:formula="of:=AVERAGE([.E36:.E45])" office:value-type="float" office:value="411.719154458" calcext:value-type="float">
            <text:p>411.7</text:p>
          </table:table-cell>
          <table:table-cell table:style-name="ce27" office:value-type="float" office:value="804.0628" calcext:value-type="float">
            <text:p>804.1</text:p>
          </table:table-cell>
          <table:table-cell table:style-name="ce27" office:value-type="float" office:value="801.287830806" calcext:value-type="float">
            <text:p>801.3</text:p>
          </table:table-cell>
          <table:table-cell table:style-name="ce27" table:formula="of:=AVERAGE([.H36:.H45])" office:value-type="float" office:value="46.9551269402795" calcext:value-type="float">
            <text:p>47.0</text:p>
          </table:table-cell>
          <table:table-cell table:style-name="ce2" table:formula="of:=AVERAGE([.I36:.I45])" office:value-type="float" office:value="7200.013" calcext:value-type="float">
            <text:p>7200.0</text:p>
          </table:table-cell>
          <table:table-cell table:style-name="ce2" table:formula="of:=AVERAGE([.J36:.J45])" office:value-type="float" office:value="9.02645809278737" calcext:value-type="float">
            <text:p>9.0</text:p>
          </table:table-cell>
          <table:table-cell table:style-name="ce4" table:formula="of:=AVERAGE([.K36:.K45])" office:value-type="float" office:value="5808" calcext:value-type="float">
            <text:p>5,808</text:p>
          </table:table-cell>
          <table:table-cell table:style-name="ce4" table:formula="of:=AVERAGE([.L36:.L45])" office:value-type="float" office:value="28786.4" calcext:value-type="float">
            <text:p>28,786</text:p>
          </table:table-cell>
          <table:table-cell table:style-name="ce4" table:formula="of:=AVERAGE([.M36:.M45])" office:value-type="float" office:value="663.8" calcext:value-type="float">
            <text:p>664</text:p>
          </table:table-cell>
          <table:table-cell table:style-name="ce4" table:formula="of:=AVERAGE([.N36:.N45])" office:value-type="float" office:value="57572.8" calcext:value-type="float">
            <text:p>57,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06" calcext:value-type="float">
            <text:p>406.0</text:p>
          </table:table-cell>
          <table:table-cell office:value-type="float" office:value="36000" calcext:value-type="float">
            <text:p>36,000.0</text:p>
          </table:table-cell>
          <table:table-cell table:formula="of:=[.C47]*1.471875" office:value-type="float" office:value="52987.5" calcext:value-type="float">
            <text:p>52987.5</text:p>
          </table:table-cell>
          <table:table-cell table:style-name="ce11" office:value-type="float" office:value="421.79582386" calcext:value-type="float">
            <text:p>421.8</text:p>
          </table:table-cell>
          <table:table-cell office:value-type="float" office:value="1375.28" calcext:value-type="float">
            <text:p>1375.3</text:p>
          </table:table-cell>
          <table:table-cell office:value-type="float" office:value="1375.2753867" calcext:value-type="float">
            <text:p>1375.3</text:p>
          </table:table-cell>
          <table:table-cell table:formula="of:=([.G47]-[.E47])/[.G47]*100" office:value-type="float" office:value="69.3300826918667" calcext:value-type="float">
            <text:p>69.3</text:p>
          </table:table-cell>
          <table:table-cell office:value-type="float" office:value="7200.01" calcext:value-type="float">
            <text:p>7200.0</text:p>
          </table:table-cell>
          <table:table-cell table:formula="of:=([.E47]-[.B47])/[.B47]*100" office:value-type="float" office:value="3.89059700985221" calcext:value-type="float">
            <text:p>3.9</text:p>
          </table:table-cell>
          <table:table-cell office:value-type="float" office:value="797" calcext:value-type="float">
            <text:p>797</text:p>
          </table:table-cell>
          <table:table-cell office:value-type="float" office:value="61719" calcext:value-type="float">
            <text:p>61,719</text:p>
          </table:table-cell>
          <table:table-cell office:value-type="float" office:value="1059" calcext:value-type="float">
            <text:p>1,059</text:p>
          </table:table-cell>
          <table:table-cell office:value-type="float" office:value="123438" calcext:value-type="float">
            <text:p>123,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411.9" calcext:value-type="float">
            <text:p>411.9</text:p>
          </table:table-cell>
          <table:table-cell office:value-type="float" office:value="36000" calcext:value-type="float">
            <text:p>36,000.0</text:p>
          </table:table-cell>
          <table:table-cell table:formula="of:=[.C48]*1.471875" office:value-type="float" office:value="52987.5" calcext:value-type="float">
            <text:p>52987.5</text:p>
          </table:table-cell>
          <table:table-cell table:style-name="ce11" office:value-type="float" office:value="423.65637658" calcext:value-type="float">
            <text:p>423.7</text:p>
          </table:table-cell>
          <table:table-cell office:value-type="float" office:value="904.997" calcext:value-type="float">
            <text:p>905.0</text:p>
          </table:table-cell>
          <table:table-cell office:value-type="float" office:value="904.99735" calcext:value-type="float">
            <text:p>905.0</text:p>
          </table:table-cell>
          <table:table-cell table:formula="of:=([.G48]-[.E48])/[.G48]*100" office:value-type="float" office:value="53.1870036326626" calcext:value-type="float">
            <text:p>53.2</text:p>
          </table:table-cell>
          <table:table-cell office:value-type="float" office:value="7200.02" calcext:value-type="float">
            <text:p>7200.0</text:p>
          </table:table-cell>
          <table:table-cell table:formula="of:=([.E48]-[.B48])/[.B48]*100" office:value-type="float" office:value="2.85418222384075" calcext:value-type="float">
            <text:p>2.9</text:p>
          </table:table-cell>
          <table:table-cell office:value-type="float" office:value="639" calcext:value-type="float">
            <text:p>639</text:p>
          </table:table-cell>
          <table:table-cell office:value-type="float" office:value="59793" calcext:value-type="float">
            <text:p>59,793</text:p>
          </table:table-cell>
          <table:table-cell office:value-type="float" office:value="1073" calcext:value-type="float">
            <text:p>1,073</text:p>
          </table:table-cell>
          <table:table-cell office:value-type="float" office:value="119586" calcext:value-type="float">
            <text:p>119,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437.2" calcext:value-type="float">
            <text:p>437.2</text:p>
          </table:table-cell>
          <table:table-cell office:value-type="float" office:value="36000" calcext:value-type="float">
            <text:p>36,000.0</text:p>
          </table:table-cell>
          <table:table-cell table:formula="of:=[.C49]*1.471875" office:value-type="float" office:value="52987.5" calcext:value-type="float">
            <text:p>52987.5</text:p>
          </table:table-cell>
          <table:table-cell table:style-name="ce11" office:value-type="float" office:value="445.2364858" calcext:value-type="float">
            <text:p>445.2</text:p>
          </table:table-cell>
          <table:table-cell office:value-type="float" office:value="818.185" calcext:value-type="float">
            <text:p>818.2</text:p>
          </table:table-cell>
          <table:table-cell office:value-type="float" office:value="818.18502667" calcext:value-type="float">
            <text:p>818.2</text:p>
          </table:table-cell>
          <table:table-cell table:formula="of:=([.G49]-[.E49])/[.G49]*100" office:value-type="float" office:value="45.5824206888623" calcext:value-type="float">
            <text:p>45.6</text:p>
          </table:table-cell>
          <table:table-cell office:value-type="float" office:value="7200.03" calcext:value-type="float">
            <text:p>7200.0</text:p>
          </table:table-cell>
          <table:table-cell table:formula="of:=([.E49]-[.B49])/[.B49]*100" office:value-type="float" office:value="1.83817150045747" calcext:value-type="float">
            <text:p>1.8</text:p>
          </table:table-cell>
          <table:table-cell office:value-type="float" office:value="601" calcext:value-type="float">
            <text:p>601</text:p>
          </table:table-cell>
          <table:table-cell office:value-type="float" office:value="62443" calcext:value-type="float">
            <text:p>62,443</text:p>
          </table:table-cell>
          <table:table-cell office:value-type="float" office:value="1101" calcext:value-type="float">
            <text:p>1,101</text:p>
          </table:table-cell>
          <table:table-cell office:value-type="float" office:value="124886" calcext:value-type="float">
            <text:p>124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84.3" calcext:value-type="float">
            <text:p>384.3</text:p>
          </table:table-cell>
          <table:table-cell office:value-type="float" office:value="36000" calcext:value-type="float">
            <text:p>36,000.0</text:p>
          </table:table-cell>
          <table:table-cell table:formula="of:=[.C50]*1.471875" office:value-type="float" office:value="52987.5" calcext:value-type="float">
            <text:p>52987.5</text:p>
          </table:table-cell>
          <table:table-cell table:style-name="ce11" office:value-type="float" office:value="398.48818472" calcext:value-type="float">
            <text:p>398.5</text:p>
          </table:table-cell>
          <table:table-cell office:value-type="float" office:value="732.726" calcext:value-type="float">
            <text:p>732.7</text:p>
          </table:table-cell>
          <table:table-cell office:value-type="float" office:value="732.72603333" calcext:value-type="float">
            <text:p>732.7</text:p>
          </table:table-cell>
          <table:table-cell table:formula="of:=([.G50]-[.E50])/[.G50]*100" office:value-type="float" office:value="45.6156644374977" calcext:value-type="float">
            <text:p>45.6</text:p>
          </table:table-cell>
          <table:table-cell office:value-type="float" office:value="7200.07" calcext:value-type="float">
            <text:p>7200.1</text:p>
          </table:table-cell>
          <table:table-cell table:formula="of:=([.E50]-[.B50])/[.B50]*100" office:value-type="float" office:value="3.69195543065313" calcext:value-type="float">
            <text:p>3.7</text:p>
          </table:table-cell>
          <table:table-cell office:value-type="float" office:value="625" calcext:value-type="float">
            <text:p>625</text:p>
          </table:table-cell>
          <table:table-cell office:value-type="float" office:value="72830" calcext:value-type="float">
            <text:p>72,830</text:p>
          </table:table-cell>
          <table:table-cell office:value-type="float" office:value="1180" calcext:value-type="float">
            <text:p>1,180</text:p>
          </table:table-cell>
          <table:table-cell office:value-type="float" office:value="145660" calcext:value-type="float">
            <text:p>145,6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392.4" calcext:value-type="float">
            <text:p>392.4</text:p>
          </table:table-cell>
          <table:table-cell office:value-type="float" office:value="36000" calcext:value-type="float">
            <text:p>36,000.0</text:p>
          </table:table-cell>
          <table:table-cell table:formula="of:=[.C51]*1.471875" office:value-type="float" office:value="52987.5" calcext:value-type="float">
            <text:p>52987.5</text:p>
          </table:table-cell>
          <table:table-cell table:style-name="ce11" office:value-type="float" office:value="403.59097556" calcext:value-type="float">
            <text:p>403.6</text:p>
          </table:table-cell>
          <table:table-cell office:value-type="float" office:value="810.703" calcext:value-type="float">
            <text:p>810.7</text:p>
          </table:table-cell>
          <table:table-cell office:value-type="float" office:value="810.70346333" calcext:value-type="float">
            <text:p>810.7</text:p>
          </table:table-cell>
          <table:table-cell table:formula="of:=([.G51]-[.E51])/[.G51]*100" office:value-type="float" office:value="50.2171886743604" calcext:value-type="float">
            <text:p>50.2</text:p>
          </table:table-cell>
          <table:table-cell office:value-type="float" office:value="7200.03" calcext:value-type="float">
            <text:p>7200.0</text:p>
          </table:table-cell>
          <table:table-cell table:formula="of:=([.E51]-[.B51])/[.B51]*100" office:value-type="float" office:value="2.85193057084608" calcext:value-type="float">
            <text:p>2.9</text:p>
          </table:table-cell>
          <table:table-cell office:value-type="float" office:value="587" calcext:value-type="float">
            <text:p>587</text:p>
          </table:table-cell>
          <table:table-cell office:value-type="float" office:value="67981" calcext:value-type="float">
            <text:p>67,981</text:p>
          </table:table-cell>
          <table:table-cell office:value-type="float" office:value="1141" calcext:value-type="float">
            <text:p>1,141</text:p>
          </table:table-cell>
          <table:table-cell office:value-type="float" office:value="135962" calcext:value-type="float">
            <text:p>135,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390.2" calcext:value-type="float">
            <text:p>390.2</text:p>
          </table:table-cell>
          <table:table-cell office:value-type="float" office:value="36000" calcext:value-type="float">
            <text:p>36,000.0</text:p>
          </table:table-cell>
          <table:table-cell table:formula="of:=[.C52]*1.471875" office:value-type="float" office:value="52987.5" calcext:value-type="float">
            <text:p>52987.5</text:p>
          </table:table-cell>
          <table:table-cell table:style-name="ce11" office:value-type="float" office:value="404.53419517" calcext:value-type="float">
            <text:p>404.5</text:p>
          </table:table-cell>
          <table:table-cell office:value-type="float" office:value="814.02" calcext:value-type="float">
            <text:p>814.0</text:p>
          </table:table-cell>
          <table:table-cell office:value-type="float" office:value="814.02021" calcext:value-type="float">
            <text:p>814.0</text:p>
          </table:table-cell>
          <table:table-cell table:formula="of:=([.G52]-[.E52])/[.G52]*100" office:value-type="float" office:value="50.3041582751367" calcext:value-type="float">
            <text:p>50.3</text:p>
          </table:table-cell>
          <table:table-cell office:value-type="float" office:value="7200.01" calcext:value-type="float">
            <text:p>7200.0</text:p>
          </table:table-cell>
          <table:table-cell table:formula="of:=([.E52]-[.B52])/[.B52]*100" office:value-type="float" office:value="3.67355078677601" calcext:value-type="float">
            <text:p>3.7</text:p>
          </table:table-cell>
          <table:table-cell office:value-type="float" office:value="581" calcext:value-type="float">
            <text:p>581</text:p>
          </table:table-cell>
          <table:table-cell office:value-type="float" office:value="67555" calcext:value-type="float">
            <text:p>67,555</text:p>
          </table:table-cell>
          <table:table-cell office:value-type="float" office:value="1160" calcext:value-type="float">
            <text:p>1,160</text:p>
          </table:table-cell>
          <table:table-cell office:value-type="float" office:value="135110" calcext:value-type="float">
            <text:p>135,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374.4" calcext:value-type="float">
            <text:p>374.4</text:p>
          </table:table-cell>
          <table:table-cell office:value-type="float" office:value="36000" calcext:value-type="float">
            <text:p>36,000.0</text:p>
          </table:table-cell>
          <table:table-cell table:formula="of:=[.C53]*1.471875" office:value-type="float" office:value="52987.5" calcext:value-type="float">
            <text:p>52987.5</text:p>
          </table:table-cell>
          <table:table-cell table:style-name="ce11" office:value-type="float" office:value="384.69934669" calcext:value-type="float">
            <text:p>384.7</text:p>
          </table:table-cell>
          <table:table-cell office:value-type="float" office:value="735.769" calcext:value-type="float">
            <text:p>735.8</text:p>
          </table:table-cell>
          <table:table-cell office:value-type="float" office:value="735.76893" calcext:value-type="float">
            <text:p>735.8</text:p>
          </table:table-cell>
          <table:table-cell table:formula="of:=([.G53]-[.E53])/[.G53]*100" office:value-type="float" office:value="47.7146518418493" calcext:value-type="float">
            <text:p>47.7</text:p>
          </table:table-cell>
          <table:table-cell office:value-type="float" office:value="7200.09" calcext:value-type="float">
            <text:p>7200.1</text:p>
          </table:table-cell>
          <table:table-cell table:formula="of:=([.E53]-[.B53])/[.B53]*100" office:value-type="float" office:value="2.75089388087608" calcext:value-type="float">
            <text:p>2.8</text:p>
          </table:table-cell>
          <table:table-cell office:value-type="float" office:value="911" calcext:value-type="float">
            <text:p>911</text:p>
          </table:table-cell>
          <table:table-cell office:value-type="float" office:value="77000" calcext:value-type="float">
            <text:p>77,000</text:p>
          </table:table-cell>
          <table:table-cell office:value-type="float" office:value="1240" calcext:value-type="float">
            <text:p>1,240</text:p>
          </table:table-cell>
          <table:table-cell office:value-type="float" office:value="154000" calcext:value-type="float">
            <text:p>154,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407.7" calcext:value-type="float">
            <text:p>407.7</text:p>
          </table:table-cell>
          <table:table-cell office:value-type="float" office:value="36000" calcext:value-type="float">
            <text:p>36,000.0</text:p>
          </table:table-cell>
          <table:table-cell table:formula="of:=[.C54]*1.471875" office:value-type="float" office:value="52987.5" calcext:value-type="float">
            <text:p>52987.5</text:p>
          </table:table-cell>
          <table:table-cell table:style-name="ce11" office:value-type="float" office:value="425.85135861" calcext:value-type="float">
            <text:p>425.9</text:p>
          </table:table-cell>
          <table:table-cell office:value-type="float" office:value="761.8" calcext:value-type="float">
            <text:p>761.8</text:p>
          </table:table-cell>
          <table:table-cell office:value-type="float" office:value="761.79983667" calcext:value-type="float">
            <text:p>761.8</text:p>
          </table:table-cell>
          <table:table-cell table:formula="of:=([.G54]-[.E54])/[.G54]*100" office:value-type="float" office:value="44.0993108542143" calcext:value-type="float">
            <text:p>44.1</text:p>
          </table:table-cell>
          <table:table-cell office:value-type="float" office:value="7200.03" calcext:value-type="float">
            <text:p>7200.0</text:p>
          </table:table-cell>
          <table:table-cell table:formula="of:=([.E54]-[.B54])/[.B54]*100" office:value-type="float" office:value="4.45213603384842" calcext:value-type="float">
            <text:p>4.5</text:p>
          </table:table-cell>
          <table:table-cell office:value-type="float" office:value="637" calcext:value-type="float">
            <text:p>637</text:p>
          </table:table-cell>
          <table:table-cell office:value-type="float" office:value="62453" calcext:value-type="float">
            <text:p>62,453</text:p>
          </table:table-cell>
          <table:table-cell office:value-type="float" office:value="1079" calcext:value-type="float">
            <text:p>1,079</text:p>
          </table:table-cell>
          <table:table-cell office:value-type="float" office:value="124906" calcext:value-type="float">
            <text:p>124,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9</text:p>
          </table:table-cell>
          <table:table-cell office:value-type="float" office:value="422.1" calcext:value-type="float">
            <text:p>422.1</text:p>
          </table:table-cell>
          <table:table-cell office:value-type="float" office:value="36000" calcext:value-type="float">
            <text:p>36,000.0</text:p>
          </table:table-cell>
          <table:table-cell table:formula="of:=[.C55]*1.471875" office:value-type="float" office:value="52987.5" calcext:value-type="float">
            <text:p>52987.5</text:p>
          </table:table-cell>
          <table:table-cell table:style-name="ce11" office:value-type="float" office:value="431.21634561" calcext:value-type="float">
            <text:p>431.2</text:p>
          </table:table-cell>
          <table:table-cell office:value-type="float" office:value="969.56" calcext:value-type="float">
            <text:p>969.6</text:p>
          </table:table-cell>
          <table:table-cell office:value-type="float" office:value="969.56043333" calcext:value-type="float">
            <text:p>969.6</text:p>
          </table:table-cell>
          <table:table-cell table:formula="of:=([.G55]-[.E55])/[.G55]*100" office:value-type="float" office:value="55.5245520767625" calcext:value-type="float">
            <text:p>55.5</text:p>
          </table:table-cell>
          <table:table-cell office:value-type="float" office:value="7200.03" calcext:value-type="float">
            <text:p>7200.0</text:p>
          </table:table-cell>
          <table:table-cell table:formula="of:=([.E55]-[.B55])/[.B55]*100" office:value-type="float" office:value="2.15975968017057" calcext:value-type="float">
            <text:p>2.2</text:p>
          </table:table-cell>
          <table:table-cell office:value-type="float" office:value="610" calcext:value-type="float">
            <text:p>610</text:p>
          </table:table-cell>
          <table:table-cell office:value-type="float" office:value="57914" calcext:value-type="float">
            <text:p>57,914</text:p>
          </table:table-cell>
          <table:table-cell office:value-type="float" office:value="1082" calcext:value-type="float">
            <text:p>1,082</text:p>
          </table:table-cell>
          <table:table-cell office:value-type="float" office:value="115828" calcext:value-type="float">
            <text:p>115,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0</text:p>
          </table:table-cell>
          <table:table-cell office:value-type="float" office:value="419.1" calcext:value-type="float">
            <text:p>419.1</text:p>
          </table:table-cell>
          <table:table-cell office:value-type="float" office:value="36000" calcext:value-type="float">
            <text:p>36,000.0</text:p>
          </table:table-cell>
          <table:table-cell table:formula="of:=[.C56]*1.471875" office:value-type="float" office:value="52987.5" calcext:value-type="float">
            <text:p>52987.5</text:p>
          </table:table-cell>
          <table:table-cell table:style-name="ce11" office:value-type="float" office:value="441.7899013" calcext:value-type="float">
            <text:p>441.8</text:p>
          </table:table-cell>
          <table:table-cell office:value-type="float" office:value="867.182" calcext:value-type="float">
            <text:p>867.2</text:p>
          </table:table-cell>
          <table:table-cell office:value-type="float" office:value="867.18218" calcext:value-type="float">
            <text:p>867.2</text:p>
          </table:table-cell>
          <table:table-cell table:formula="of:=([.G56]-[.E56])/[.G56]*100" office:value-type="float" office:value="49.0545456895805" calcext:value-type="float">
            <text:p>49.1</text:p>
          </table:table-cell>
          <table:table-cell office:value-type="float" office:value="7200.01" calcext:value-type="float">
            <text:p>7200.0</text:p>
          </table:table-cell>
          <table:table-cell table:formula="of:=([.E56]-[.B56])/[.B56]*100" office:value-type="float" office:value="5.41395879265091" calcext:value-type="float">
            <text:p>5.4</text:p>
          </table:table-cell>
          <table:table-cell office:value-type="float" office:value="550" calcext:value-type="float">
            <text:p>550</text:p>
          </table:table-cell>
          <table:table-cell office:value-type="float" office:value="64388" calcext:value-type="float">
            <text:p>64,388</text:p>
          </table:table-cell>
          <table:table-cell office:value-type="float" office:value="1114" calcext:value-type="float">
            <text:p>1,114</text:p>
          </table:table-cell>
          <table:table-cell office:value-type="float" office:value="128776" calcext:value-type="float">
            <text:p>128,776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47:.B56])" office:value-type="float" office:value="404.53" calcext:value-type="float">
            <text:p>404.5</text:p>
          </table:table-cell>
          <table:table-cell table:style-name="ce15" table:formula="of:=AVERAGE([.C47:.C56])" office:value-type="float" office:value="36000" calcext:value-type="float">
            <text:p>36,000.0</text:p>
          </table:table-cell>
          <table:table-cell table:style-name="ce15" table:formula="of:=AVERAGE([.D47:.D56])" office:value-type="float" office:value="52987.5" calcext:value-type="float">
            <text:p>52,987.5</text:p>
          </table:table-cell>
          <table:table-cell table:style-name="ce12" table:formula="of:=AVERAGE([.E47:.E56])" office:value-type="float" office:value="418.08589939" calcext:value-type="float">
            <text:p>418.1</text:p>
          </table:table-cell>
          <table:table-cell table:style-name="ce27" office:value-type="float" office:value="879.0222" calcext:value-type="float">
            <text:p>879.0</text:p>
          </table:table-cell>
          <table:table-cell table:style-name="ce27" office:value-type="float" office:value="879.021885003" calcext:value-type="float">
            <text:p>879.0</text:p>
          </table:table-cell>
          <table:table-cell table:style-name="ce27" table:formula="of:=AVERAGE([.H47:.H56])" office:value-type="float" office:value="51.0629578862793" calcext:value-type="float">
            <text:p>51.1</text:p>
          </table:table-cell>
          <table:table-cell table:style-name="ce2" table:formula="of:=AVERAGE([.I47:.I56])" office:value-type="float" office:value="7200.033" calcext:value-type="float">
            <text:p>7200.0</text:p>
          </table:table-cell>
          <table:table-cell table:style-name="ce2" table:formula="of:=AVERAGE([.J47:.J56])" office:value-type="float" office:value="3.35771359099716" calcext:value-type="float">
            <text:p>3.4</text:p>
          </table:table-cell>
          <table:table-cell table:style-name="ce4" table:formula="of:=AVERAGE([.K47:.K56])" office:value-type="float" office:value="653.8" calcext:value-type="float">
            <text:p>654</text:p>
          </table:table-cell>
          <table:table-cell table:style-name="ce4" table:formula="of:=AVERAGE([.L47:.L56])" office:value-type="float" office:value="65407.6" calcext:value-type="float">
            <text:p>65,408</text:p>
          </table:table-cell>
          <table:table-cell table:style-name="ce4" table:formula="of:=AVERAGE([.M47:.M56])" office:value-type="float" office:value="1122.9" calcext:value-type="float">
            <text:p>1,123</text:p>
          </table:table-cell>
          <table:table-cell table:style-name="ce4" table:formula="of:=AVERAGE([.N47:.N56])" office:value-type="float" office:value="130815.2" calcext:value-type="float">
            <text:p>130,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45.1" calcext:value-type="float">
            <text:p>445.1</text:p>
          </table:table-cell>
          <table:table-cell office:value-type="float" office:value="36000" calcext:value-type="float">
            <text:p>36,000.0</text:p>
          </table:table-cell>
          <table:table-cell table:formula="of:=[.C58]*1.471875" office:value-type="float" office:value="52987.5" calcext:value-type="float">
            <text:p>52987.5</text:p>
          </table:table-cell>
          <table:table-cell table:style-name="ce11" office:value-type="float" office:value="546.73750853" calcext:value-type="float">
            <text:p>546.7</text:p>
          </table:table-cell>
          <table:table-cell office:value-type="float" office:value="1504.12" calcext:value-type="float">
            <text:p>1504.1</text:p>
          </table:table-cell>
          <table:table-cell office:value-type="float" office:value="1504.1152867" calcext:value-type="float">
            <text:p>1504.1</text:p>
          </table:table-cell>
          <table:table-cell table:formula="of:=([.G58]-[.E58])/[.G58]*100" office:value-type="float" office:value="63.6505583471908" calcext:value-type="float">
            <text:p>63.7</text:p>
          </table:table-cell>
          <table:table-cell office:value-type="float" office:value="7200.68" calcext:value-type="float">
            <text:p>7200.7</text:p>
          </table:table-cell>
          <table:table-cell table:formula="of:=([.E58]-[.B58])/[.B58]*100" office:value-type="float" office:value="22.8347581509773" calcext:value-type="float">
            <text:p>22.8</text:p>
          </table:table-cell>
          <table:table-cell office:value-type="float" office:value="519" calcext:value-type="float">
            <text:p>519</text:p>
          </table:table-cell>
          <table:table-cell office:value-type="float" office:value="412064" calcext:value-type="float">
            <text:p>412,064</text:p>
          </table:table-cell>
          <table:table-cell office:value-type="float" office:value="3316" calcext:value-type="float">
            <text:p>3,316</text:p>
          </table:table-cell>
          <table:table-cell office:value-type="float" office:value="824128" calcext:value-type="float">
            <text:p>824,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457.9" calcext:value-type="float">
            <text:p>457.9</text:p>
          </table:table-cell>
          <table:table-cell office:value-type="float" office:value="36000" calcext:value-type="float">
            <text:p>36,000.0</text:p>
          </table:table-cell>
          <table:table-cell table:formula="of:=[.C59]*1.471875" office:value-type="float" office:value="52987.5" calcext:value-type="float">
            <text:p>52987.5</text:p>
          </table:table-cell>
          <table:table-cell table:style-name="ce11" office:value-type="float" office:value="534.99328261" calcext:value-type="float">
            <text:p>535.0</text:p>
          </table:table-cell>
          <table:table-cell office:value-type="float" office:value="1459.52" calcext:value-type="float">
            <text:p>1459.5</text:p>
          </table:table-cell>
          <table:table-cell office:value-type="float" office:value="1459.5230667" calcext:value-type="float">
            <text:p>1459.5</text:p>
          </table:table-cell>
          <table:table-cell table:formula="of:=([.G59]-[.E59])/[.G59]*100" office:value-type="float" office:value="63.3446503987343" calcext:value-type="float">
            <text:p>63.3</text:p>
          </table:table-cell>
          <table:table-cell office:value-type="float" office:value="7200.2" calcext:value-type="float">
            <text:p>7200.2</text:p>
          </table:table-cell>
          <table:table-cell table:formula="of:=([.E59]-[.B59])/[.B59]*100" office:value-type="float" office:value="16.8362704979253" calcext:value-type="float">
            <text:p>16.8</text:p>
          </table:table-cell>
          <table:table-cell office:value-type="float" office:value="505" calcext:value-type="float">
            <text:p>505</text:p>
          </table:table-cell>
          <table:table-cell office:value-type="float" office:value="404375" calcext:value-type="float">
            <text:p>404,375</text:p>
          </table:table-cell>
          <table:table-cell office:value-type="float" office:value="3300" calcext:value-type="float">
            <text:p>3,300</text:p>
          </table:table-cell>
          <table:table-cell office:value-type="float" office:value="808750" calcext:value-type="float">
            <text:p>808,7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481.8" calcext:value-type="float">
            <text:p>481.8</text:p>
          </table:table-cell>
          <table:table-cell office:value-type="float" office:value="36000" calcext:value-type="float">
            <text:p>36,000.0</text:p>
          </table:table-cell>
          <table:table-cell table:formula="of:=[.C60]*1.471875" office:value-type="float" office:value="52987.5" calcext:value-type="float">
            <text:p>52987.5</text:p>
          </table:table-cell>
          <table:table-cell table:style-name="ce11" office:value-type="float" office:value="541.61399177" calcext:value-type="float">
            <text:p>541.6</text:p>
          </table:table-cell>
          <table:table-cell office:value-type="float" office:value="1327.89" calcext:value-type="float">
            <text:p>1327.9</text:p>
          </table:table-cell>
          <table:table-cell office:value-type="float" office:value="1327.8925" calcext:value-type="float">
            <text:p>1327.9</text:p>
          </table:table-cell>
          <table:table-cell table:formula="of:=([.G60]-[.E60])/[.G60]*100" office:value-type="float" office:value="59.2125121747431" calcext:value-type="float">
            <text:p>59.2</text:p>
          </table:table-cell>
          <table:table-cell office:value-type="float" office:value="7200.17" calcext:value-type="float">
            <text:p>7200.2</text:p>
          </table:table-cell>
          <table:table-cell table:formula="of:=([.E60]-[.B60])/[.B60]*100" office:value-type="float" office:value="12.4146931859693" calcext:value-type="float">
            <text:p>12.4</text:p>
          </table:table-cell>
          <table:table-cell office:value-type="float" office:value="479" calcext:value-type="float">
            <text:p>479</text:p>
          </table:table-cell>
          <table:table-cell office:value-type="float" office:value="415629" calcext:value-type="float">
            <text:p>415,629</text:p>
          </table:table-cell>
          <table:table-cell office:value-type="float" office:value="3375" calcext:value-type="float">
            <text:p>3,375</text:p>
          </table:table-cell>
          <table:table-cell office:value-type="float" office:value="831258" calcext:value-type="float">
            <text:p>831,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417.4" calcext:value-type="float">
            <text:p>417.4</text:p>
          </table:table-cell>
          <table:table-cell office:value-type="float" office:value="36000" calcext:value-type="float">
            <text:p>36,000.0</text:p>
          </table:table-cell>
          <table:table-cell table:formula="of:=[.C61]*1.471875" office:value-type="float" office:value="52987.5" calcext:value-type="float">
            <text:p>52987.5</text:p>
          </table:table-cell>
          <table:table-cell table:style-name="ce11" office:value-type="float" office:value="523.95971824" calcext:value-type="float">
            <text:p>524.0</text:p>
          </table:table-cell>
          <table:table-cell office:value-type="float" office:value="1162.77" calcext:value-type="float">
            <text:p>1162.8</text:p>
          </table:table-cell>
          <table:table-cell office:value-type="float" office:value="1162.76884" calcext:value-type="float">
            <text:p>1162.8</text:p>
          </table:table-cell>
          <table:table-cell table:formula="of:=([.G61]-[.E61])/[.G61]*100" office:value-type="float" office:value="54.9386171855104" calcext:value-type="float">
            <text:p>54.9</text:p>
          </table:table-cell>
          <table:table-cell office:value-type="float" office:value="7200.22" calcext:value-type="float">
            <text:p>7200.2</text:p>
          </table:table-cell>
          <table:table-cell table:formula="of:=([.E61]-[.B61])/[.B61]*100" office:value-type="float" office:value="25.5294006324868" calcext:value-type="float">
            <text:p>25.5</text:p>
          </table:table-cell>
          <table:table-cell office:value-type="float" office:value="511" calcext:value-type="float">
            <text:p>511</text:p>
          </table:table-cell>
          <table:table-cell office:value-type="float" office:value="481774" calcext:value-type="float">
            <text:p>481,774</text:p>
          </table:table-cell>
          <table:table-cell office:value-type="float" office:value="3714" calcext:value-type="float">
            <text:p>3,714</text:p>
          </table:table-cell>
          <table:table-cell office:value-type="float" office:value="963548" calcext:value-type="float">
            <text:p>963,5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452.3" calcext:value-type="float">
            <text:p>452.3</text:p>
          </table:table-cell>
          <table:table-cell office:value-type="float" office:value="36000" calcext:value-type="float">
            <text:p>36,000.0</text:p>
          </table:table-cell>
          <table:table-cell table:formula="of:=[.C62]*1.471875" office:value-type="float" office:value="52987.5" calcext:value-type="float">
            <text:p>52987.5</text:p>
          </table:table-cell>
          <table:table-cell table:style-name="ce11" office:value-type="float" office:value="529.04209441" calcext:value-type="float">
            <text:p>529.0</text:p>
          </table:table-cell>
          <table:table-cell office:value-type="float" office:value="1391.93" calcext:value-type="float">
            <text:p>1391.9</text:p>
          </table:table-cell>
          <table:table-cell office:value-type="float" office:value="1391.9313033" calcext:value-type="float">
            <text:p>1391.9</text:p>
          </table:table-cell>
          <table:table-cell table:formula="of:=([.G62]-[.E62])/[.G62]*100" office:value-type="float" office:value="61.9922266885051" calcext:value-type="float">
            <text:p>62.0</text:p>
          </table:table-cell>
          <table:table-cell office:value-type="float" office:value="7200.23" calcext:value-type="float">
            <text:p>7200.2</text:p>
          </table:table-cell>
          <table:table-cell table:formula="of:=([.E62]-[.B62])/[.B62]*100" office:value-type="float" office:value="16.9670781361928" calcext:value-type="float">
            <text:p>17.0</text:p>
          </table:table-cell>
          <table:table-cell office:value-type="float" office:value="487" calcext:value-type="float">
            <text:p>487</text:p>
          </table:table-cell>
          <table:table-cell office:value-type="float" office:value="480978" calcext:value-type="float">
            <text:p>480,978</text:p>
          </table:table-cell>
          <table:table-cell office:value-type="float" office:value="3602" calcext:value-type="float">
            <text:p>3,602</text:p>
          </table:table-cell>
          <table:table-cell office:value-type="float" office:value="961956" calcext:value-type="float">
            <text:p>961,9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367.1" calcext:value-type="float">
            <text:p>367.1</text:p>
          </table:table-cell>
          <table:table-cell office:value-type="float" office:value="36000" calcext:value-type="float">
            <text:p>36,000.0</text:p>
          </table:table-cell>
          <table:table-cell table:formula="of:=[.C63]*1.471875" office:value-type="float" office:value="52987.5" calcext:value-type="float">
            <text:p>52987.5</text:p>
          </table:table-cell>
          <table:table-cell table:style-name="ce11" office:value-type="float" office:value="498.6090091" calcext:value-type="float">
            <text:p>498.6</text:p>
          </table:table-cell>
          <table:table-cell office:value-type="float" office:value="1441.3" calcext:value-type="float">
            <text:p>1441.3</text:p>
          </table:table-cell>
          <table:table-cell office:value-type="float" office:value="1441.29719" calcext:value-type="float">
            <text:p>1441.3</text:p>
          </table:table-cell>
          <table:table-cell table:formula="of:=([.G63]-[.E63])/[.G63]*100" office:value-type="float" office:value="65.4055379723595" calcext:value-type="float">
            <text:p>65.4</text:p>
          </table:table-cell>
          <table:table-cell office:value-type="float" office:value="7200.05" calcext:value-type="float">
            <text:p>7200.1</text:p>
          </table:table-cell>
          <table:table-cell table:formula="of:=([.E63]-[.B63])/[.B63]*100" office:value-type="float" office:value="35.823756224462" calcext:value-type="float">
            <text:p>35.8</text:p>
          </table:table-cell>
          <table:table-cell office:value-type="float" office:value="510" calcext:value-type="float">
            <text:p>510</text:p>
          </table:table-cell>
          <table:table-cell office:value-type="float" office:value="360717" calcext:value-type="float">
            <text:p>360,717</text:p>
          </table:table-cell>
          <table:table-cell office:value-type="float" office:value="3214" calcext:value-type="float">
            <text:p>3,214</text:p>
          </table:table-cell>
          <table:table-cell office:value-type="float" office:value="721434" calcext:value-type="float">
            <text:p>721,4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408.1" calcext:value-type="float">
            <text:p>408.1</text:p>
          </table:table-cell>
          <table:table-cell office:value-type="float" office:value="36000" calcext:value-type="float">
            <text:p>36,000.0</text:p>
          </table:table-cell>
          <table:table-cell table:formula="of:=[.C64]*1.471875" office:value-type="float" office:value="52987.5" calcext:value-type="float">
            <text:p>52987.5</text:p>
          </table:table-cell>
          <table:table-cell table:style-name="ce11" office:value-type="float" office:value="502.51943198" calcext:value-type="float">
            <text:p>502.5</text:p>
          </table:table-cell>
          <table:table-cell office:value-type="float" office:value="1177.94" calcext:value-type="float">
            <text:p>1177.9</text:p>
          </table:table-cell>
          <table:table-cell office:value-type="float" office:value="1177.9363067" calcext:value-type="float">
            <text:p>1177.9</text:p>
          </table:table-cell>
          <table:table-cell table:formula="of:=([.G64]-[.E64])/[.G64]*100" office:value-type="float" office:value="57.3389979473667" calcext:value-type="float">
            <text:p>57.3</text:p>
          </table:table-cell>
          <table:table-cell office:value-type="float" office:value="7200.25" calcext:value-type="float">
            <text:p>7200.3</text:p>
          </table:table-cell>
          <table:table-cell table:formula="of:=([.E64]-[.B64])/[.B64]*100" office:value-type="float" office:value="23.1363469688802" calcext:value-type="float">
            <text:p>23.1</text:p>
          </table:table-cell>
          <table:table-cell office:value-type="float" office:value="520" calcext:value-type="float">
            <text:p>520</text:p>
          </table:table-cell>
          <table:table-cell office:value-type="float" office:value="426764" calcext:value-type="float">
            <text:p>426,764</text:p>
          </table:table-cell>
          <table:table-cell office:value-type="float" office:value="3301" calcext:value-type="float">
            <text:p>3,301</text:p>
          </table:table-cell>
          <table:table-cell office:value-type="float" office:value="853528" calcext:value-type="float">
            <text:p>853,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454.3" calcext:value-type="float">
            <text:p>454.3</text:p>
          </table:table-cell>
          <table:table-cell office:value-type="float" office:value="36000" calcext:value-type="float">
            <text:p>36,000.0</text:p>
          </table:table-cell>
          <table:table-cell table:formula="of:=[.C65]*1.471875" office:value-type="float" office:value="52987.5" calcext:value-type="float">
            <text:p>52987.5</text:p>
          </table:table-cell>
          <table:table-cell table:style-name="ce11" office:value-type="float" office:value="532.92301366" calcext:value-type="float">
            <text:p>532.9</text:p>
          </table:table-cell>
          <table:table-cell office:value-type="float" office:value="1169.18" calcext:value-type="float">
            <text:p>1169.2</text:p>
          </table:table-cell>
          <table:table-cell office:value-type="float" office:value="1169.18108" calcext:value-type="float">
            <text:p>1169.2</text:p>
          </table:table-cell>
          <table:table-cell table:formula="of:=([.G65]-[.E65])/[.G65]*100" office:value-type="float" office:value="54.4191209748279" calcext:value-type="float">
            <text:p>54.4</text:p>
          </table:table-cell>
          <table:table-cell office:value-type="float" office:value="7200.17" calcext:value-type="float">
            <text:p>7200.2</text:p>
          </table:table-cell>
          <table:table-cell table:formula="of:=([.E65]-[.B65])/[.B65]*100" office:value-type="float" office:value="17.3064084657715" calcext:value-type="float">
            <text:p>17.3</text:p>
          </table:table-cell>
          <table:table-cell office:value-type="float" office:value="532" calcext:value-type="float">
            <text:p>532</text:p>
          </table:table-cell>
          <table:table-cell office:value-type="float" office:value="397617" calcext:value-type="float">
            <text:p>397,617</text:p>
          </table:table-cell>
          <table:table-cell office:value-type="float" office:value="3282" calcext:value-type="float">
            <text:p>3,282</text:p>
          </table:table-cell>
          <table:table-cell office:value-type="float" office:value="795234" calcext:value-type="float">
            <text:p>795,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9</text:p>
          </table:table-cell>
          <table:table-cell office:value-type="float" office:value="426.8" calcext:value-type="float">
            <text:p>426.8</text:p>
          </table:table-cell>
          <table:table-cell office:value-type="float" office:value="36000" calcext:value-type="float">
            <text:p>36,000.0</text:p>
          </table:table-cell>
          <table:table-cell table:formula="of:=[.C66]*1.471875" office:value-type="float" office:value="52987.5" calcext:value-type="float">
            <text:p>52987.5</text:p>
          </table:table-cell>
          <table:table-cell table:style-name="ce11" office:value-type="float" office:value="535.8686984" calcext:value-type="float">
            <text:p>535.9</text:p>
          </table:table-cell>
          <table:table-cell office:value-type="float" office:value="1346.68" calcext:value-type="float">
            <text:p>1346.7</text:p>
          </table:table-cell>
          <table:table-cell office:value-type="float" office:value="1346.68256" calcext:value-type="float">
            <text:p>1346.7</text:p>
          </table:table-cell>
          <table:table-cell table:formula="of:=([.G66]-[.E66])/[.G66]*100" office:value-type="float" office:value="60.208239542361" calcext:value-type="float">
            <text:p>60.2</text:p>
          </table:table-cell>
          <table:table-cell office:value-type="float" office:value="7200.06" calcext:value-type="float">
            <text:p>7200.1</text:p>
          </table:table-cell>
          <table:table-cell table:formula="of:=([.E66]-[.B66])/[.B66]*100" office:value-type="float" office:value="25.5549902530459" calcext:value-type="float">
            <text:p>25.6</text:p>
          </table:table-cell>
          <table:table-cell office:value-type="float" office:value="504" calcext:value-type="float">
            <text:p>504</text:p>
          </table:table-cell>
          <table:table-cell office:value-type="float" office:value="434158" calcext:value-type="float">
            <text:p>434,158</text:p>
          </table:table-cell>
          <table:table-cell office:value-type="float" office:value="3526" calcext:value-type="float">
            <text:p>3,526</text:p>
          </table:table-cell>
          <table:table-cell office:value-type="float" office:value="868316" calcext:value-type="float">
            <text:p>868,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0</text:p>
          </table:table-cell>
          <table:table-cell office:value-type="float" office:value="441.8" calcext:value-type="float">
            <text:p>441.8</text:p>
          </table:table-cell>
          <table:table-cell office:value-type="float" office:value="36000" calcext:value-type="float">
            <text:p>36,000.0</text:p>
          </table:table-cell>
          <table:table-cell table:formula="of:=[.C67]*1.471875" office:value-type="float" office:value="52987.5" calcext:value-type="float">
            <text:p>52987.5</text:p>
          </table:table-cell>
          <table:table-cell table:style-name="ce11" office:value-type="float" office:value="540.22642189" calcext:value-type="float">
            <text:p>540.2</text:p>
          </table:table-cell>
          <table:table-cell office:value-type="float" office:value="1470.02" calcext:value-type="float">
            <text:p>1470.0</text:p>
          </table:table-cell>
          <table:table-cell office:value-type="float" office:value="1470.0153833" calcext:value-type="float">
            <text:p>1470.0</text:p>
          </table:table-cell>
          <table:table-cell table:formula="of:=([.G67]-[.E67])/[.G67]*100" office:value-type="float" office:value="63.2502878522768" calcext:value-type="float">
            <text:p>63.3</text:p>
          </table:table-cell>
          <table:table-cell office:value-type="float" office:value="7200.18" calcext:value-type="float">
            <text:p>7200.2</text:p>
          </table:table-cell>
          <table:table-cell table:formula="of:=([.E67]-[.B67])/[.B67]*100" office:value-type="float" office:value="22.2785020122227" calcext:value-type="float">
            <text:p>22.3</text:p>
          </table:table-cell>
          <table:table-cell office:value-type="float" office:value="499" calcext:value-type="float">
            <text:p>499</text:p>
          </table:table-cell>
          <table:table-cell office:value-type="float" office:value="476660" calcext:value-type="float">
            <text:p>476,660</text:p>
          </table:table-cell>
          <table:table-cell office:value-type="float" office:value="3561" calcext:value-type="float">
            <text:p>3,561</text:p>
          </table:table-cell>
          <table:table-cell office:value-type="float" office:value="953320" calcext:value-type="float">
            <text:p>953,320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58:.B67])" office:value-type="float" office:value="435.26" calcext:value-type="float">
            <text:p>435.3</text:p>
          </table:table-cell>
          <table:table-cell table:style-name="ce15" table:formula="of:=AVERAGE([.C58:.C67])" office:value-type="float" office:value="36000" calcext:value-type="float">
            <text:p>36,000.0</text:p>
          </table:table-cell>
          <table:table-cell table:style-name="ce15" table:formula="of:=AVERAGE([.D58:.D67])" office:value-type="float" office:value="52987.5" calcext:value-type="float">
            <text:p>52,987.5</text:p>
          </table:table-cell>
          <table:table-cell table:style-name="ce12" table:formula="of:=AVERAGE([.E58:.E67])" office:value-type="float" office:value="528.649317059" calcext:value-type="float">
            <text:p>528.6</text:p>
          </table:table-cell>
          <table:table-cell table:style-name="ce27" office:value-type="float" office:value="1345.135" calcext:value-type="float">
            <text:p>1345.1</text:p>
          </table:table-cell>
          <table:table-cell table:style-name="ce27" office:value-type="float" office:value="1345.13435167" calcext:value-type="float">
            <text:p>1345.1</text:p>
          </table:table-cell>
          <table:table-cell table:style-name="ce27" table:formula="of:=AVERAGE([.H58:.H67])" office:value-type="float" office:value="60.3760749083876" calcext:value-type="float">
            <text:p>60.4</text:p>
          </table:table-cell>
          <table:table-cell table:style-name="ce2" table:formula="of:=AVERAGE([.I58:.I67])" office:value-type="float" office:value="7200.221" calcext:value-type="float">
            <text:p>7200.2</text:p>
          </table:table-cell>
          <table:table-cell table:style-name="ce2" table:formula="of:=AVERAGE([.J58:.J67])" office:value-type="float" office:value="21.8682204527934" calcext:value-type="float">
            <text:p>21.9</text:p>
          </table:table-cell>
          <table:table-cell table:style-name="ce4" table:formula="of:=AVERAGE([.K58:.K67])" office:value-type="float" office:value="506.6" calcext:value-type="float">
            <text:p>507</text:p>
          </table:table-cell>
          <table:table-cell table:style-name="ce4" table:formula="of:=AVERAGE([.L58:.L67])" office:value-type="float" office:value="429073.6" calcext:value-type="float">
            <text:p>429,074</text:p>
          </table:table-cell>
          <table:table-cell table:style-name="ce4" table:formula="of:=AVERAGE([.M58:.M67])" office:value-type="float" office:value="3419.1" calcext:value-type="float">
            <text:p>3,419</text:p>
          </table:table-cell>
          <table:table-cell table:style-name="ce4" table:formula="of:=AVERAGE([.N58:.N67])" office:value-type="float" office:value="858147.2" calcext:value-type="float">
            <text:p>858,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55" calcext:value-type="float">
            <text:p>455.0</text:p>
          </table:table-cell>
          <table:table-cell office:value-type="float" office:value="36000" calcext:value-type="float">
            <text:p>36,000.0</text:p>
          </table:table-cell>
          <table:table-cell table:formula="of:=[.C69]*1.471875" office:value-type="float" office:value="52987.5" calcext:value-type="float">
            <text:p>52987.5</text:p>
          </table:table-cell>
          <table:table-cell table:style-name="ce11" office:value-type="float" office:value="584.56032874" calcext:value-type="float">
            <text:p>584.6</text:p>
          </table:table-cell>
          <table:table-cell office:value-type="float" office:value="2036.98" calcext:value-type="float">
            <text:p>2037.0</text:p>
          </table:table-cell>
          <table:table-cell office:value-type="float" office:value="2036.9793633" calcext:value-type="float">
            <text:p>2037.0</text:p>
          </table:table-cell>
          <table:table-cell table:formula="of:=([.G69]-[.E69])/[.G69]*100" office:value-type="float" office:value="71.3025895464652" calcext:value-type="float">
            <text:p>71.3</text:p>
          </table:table-cell>
          <table:table-cell office:value-type="float" office:value="7200.18" calcext:value-type="float">
            <text:p>7200.2</text:p>
          </table:table-cell>
          <table:table-cell table:formula="of:=([.E69]-[.B69])/[.B69]*100" office:value-type="float" office:value="28.4747975252747" calcext:value-type="float">
            <text:p>28.5</text:p>
          </table:table-cell>
          <table:table-cell office:value-type="float" office:value="352" calcext:value-type="float">
            <text:p>352</text:p>
          </table:table-cell>
          <table:table-cell office:value-type="float" office:value="1309443" calcext:value-type="float">
            <text:p>1,309,443</text:p>
          </table:table-cell>
          <table:table-cell office:value-type="float" office:value="6620" calcext:value-type="float">
            <text:p>6,620</text:p>
          </table:table-cell>
          <table:table-cell office:value-type="float" office:value="2618886" calcext:value-type="float">
            <text:p>2,618,8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463.1" calcext:value-type="float">
            <text:p>463.1</text:p>
          </table:table-cell>
          <table:table-cell office:value-type="float" office:value="36000" calcext:value-type="float">
            <text:p>36,000.0</text:p>
          </table:table-cell>
          <table:table-cell table:formula="of:=[.C70]*1.471875" office:value-type="float" office:value="52987.5" calcext:value-type="float">
            <text:p>52987.5</text:p>
          </table:table-cell>
          <table:table-cell table:style-name="ce11" office:value-type="float" office:value="600.60769889" calcext:value-type="float">
            <text:p>600.6</text:p>
          </table:table-cell>
          <table:table-cell office:value-type="float" office:value="2083.89" calcext:value-type="float">
            <text:p>2083.9</text:p>
          </table:table-cell>
          <table:table-cell office:value-type="float" office:value="2083.89072" calcext:value-type="float">
            <text:p>2083.9</text:p>
          </table:table-cell>
          <table:table-cell table:formula="of:=([.G70]-[.E70])/[.G70]*100" office:value-type="float" office:value="71.1785415076852" calcext:value-type="float">
            <text:p>71.2</text:p>
          </table:table-cell>
          <table:table-cell office:value-type="float" office:value="7200.22" calcext:value-type="float">
            <text:p>7200.2</text:p>
          </table:table-cell>
          <table:table-cell table:formula="of:=([.E70]-[.B70])/[.B70]*100" office:value-type="float" office:value="29.6928738695746" calcext:value-type="float">
            <text:p>29.7</text:p>
          </table:table-cell>
          <table:table-cell office:value-type="float" office:value="500" calcext:value-type="float">
            <text:p>500</text:p>
          </table:table-cell>
          <table:table-cell office:value-type="float" office:value="1449352" calcext:value-type="float">
            <text:p>1,449,352</text:p>
          </table:table-cell>
          <table:table-cell office:value-type="float" office:value="6915" calcext:value-type="float">
            <text:p>6,915</text:p>
          </table:table-cell>
          <table:table-cell office:value-type="float" office:value="2898704" calcext:value-type="float">
            <text:p>2,898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464.3" calcext:value-type="float">
            <text:p>464.3</text:p>
          </table:table-cell>
          <table:table-cell office:value-type="float" office:value="36000" calcext:value-type="float">
            <text:p>36,000.0</text:p>
          </table:table-cell>
          <table:table-cell table:formula="of:=[.C71]*1.471875" office:value-type="float" office:value="52987.5" calcext:value-type="float">
            <text:p>52987.5</text:p>
          </table:table-cell>
          <table:table-cell table:style-name="ce11" office:value-type="float" office:value="584.77799107" calcext:value-type="float">
            <text:p>584.8</text:p>
          </table:table-cell>
          <table:table-cell office:value-type="float" office:value="1608.19" calcext:value-type="float">
            <text:p>1608.2</text:p>
          </table:table-cell>
          <table:table-cell office:value-type="float" office:value="1608.1932733" calcext:value-type="float">
            <text:p>1608.2</text:p>
          </table:table-cell>
          <table:table-cell table:formula="of:=([.G71]-[.E71])/[.G71]*100" office:value-type="float" office:value="63.6375800857542" calcext:value-type="float">
            <text:p>63.6</text:p>
          </table:table-cell>
          <table:table-cell office:value-type="float" office:value="7200.16" calcext:value-type="float">
            <text:p>7200.2</text:p>
          </table:table-cell>
          <table:table-cell table:formula="of:=([.E71]-[.B71])/[.B71]*100" office:value-type="float" office:value="25.9483073594659" calcext:value-type="float">
            <text:p>25.9</text:p>
          </table:table-cell>
          <table:table-cell office:value-type="float" office:value="257" calcext:value-type="float">
            <text:p>257</text:p>
          </table:table-cell>
          <table:table-cell office:value-type="float" office:value="1227143" calcext:value-type="float">
            <text:p>1,227,143</text:p>
          </table:table-cell>
          <table:table-cell office:value-type="float" office:value="6485" calcext:value-type="float">
            <text:p>6,485</text:p>
          </table:table-cell>
          <table:table-cell office:value-type="float" office:value="2454286" calcext:value-type="float">
            <text:p>2,454,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461.5" calcext:value-type="float">
            <text:p>461.5</text:p>
          </table:table-cell>
          <table:table-cell office:value-type="float" office:value="36000" calcext:value-type="float">
            <text:p>36,000.0</text:p>
          </table:table-cell>
          <table:table-cell table:formula="of:=[.C72]*1.471875" office:value-type="float" office:value="52987.5" calcext:value-type="float">
            <text:p>52987.5</text:p>
          </table:table-cell>
          <table:table-cell table:style-name="ce11" office:value-type="float" office:value="591.8546161" calcext:value-type="float">
            <text:p>591.9</text:p>
          </table:table-cell>
          <table:table-cell office:value-type="float" office:value="1722.96" calcext:value-type="float">
            <text:p>1723.0</text:p>
          </table:table-cell>
          <table:table-cell office:value-type="float" office:value="1722.9622367" calcext:value-type="float">
            <text:p>1723.0</text:p>
          </table:table-cell>
          <table:table-cell table:formula="of:=([.G72]-[.E72])/[.G72]*100" office:value-type="float" office:value="65.6490082316846" calcext:value-type="float">
            <text:p>65.6</text:p>
          </table:table-cell>
          <table:table-cell office:value-type="float" office:value="7200.69" calcext:value-type="float">
            <text:p>7200.7</text:p>
          </table:table-cell>
          <table:table-cell table:formula="of:=([.E72]-[.B72])/[.B72]*100" office:value-type="float" office:value="28.2458539761647" calcext:value-type="float">
            <text:p>28.2</text:p>
          </table:table-cell>
          <table:table-cell office:value-type="float" office:value="461" calcext:value-type="float">
            <text:p>461</text:p>
          </table:table-cell>
          <table:table-cell office:value-type="float" office:value="1435781" calcext:value-type="float">
            <text:p>1,435,781</text:p>
          </table:table-cell>
          <table:table-cell office:value-type="float" office:value="7043" calcext:value-type="float">
            <text:p>7,043</text:p>
          </table:table-cell>
          <table:table-cell office:value-type="float" office:value="2871562" calcext:value-type="float">
            <text:p>2,871,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449.4" calcext:value-type="float">
            <text:p>449.4</text:p>
          </table:table-cell>
          <table:table-cell office:value-type="float" office:value="36000" calcext:value-type="float">
            <text:p>36,000.0</text:p>
          </table:table-cell>
          <table:table-cell table:formula="of:=[.C73]*1.471875" office:value-type="float" office:value="52987.5" calcext:value-type="float">
            <text:p>52987.5</text:p>
          </table:table-cell>
          <table:table-cell table:style-name="ce11" office:value-type="float" office:value="616.47761313" calcext:value-type="float">
            <text:p>616.5</text:p>
          </table:table-cell>
          <table:table-cell office:value-type="float" office:value="1809.78" calcext:value-type="float">
            <text:p>1809.8</text:p>
          </table:table-cell>
          <table:table-cell office:value-type="float" office:value="1809.7837767" calcext:value-type="float">
            <text:p>1809.8</text:p>
          </table:table-cell>
          <table:table-cell table:formula="of:=([.G73]-[.E73])/[.G73]*100" office:value-type="float" office:value="65.9363941114502" calcext:value-type="float">
            <text:p>65.9</text:p>
          </table:table-cell>
          <table:table-cell office:value-type="float" office:value="7200.57" calcext:value-type="float">
            <text:p>7200.6</text:p>
          </table:table-cell>
          <table:table-cell table:formula="of:=([.E73]-[.B73])/[.B73]*100" office:value-type="float" office:value="37.1779290453939" calcext:value-type="float">
            <text:p>37.2</text:p>
          </table:table-cell>
          <table:table-cell office:value-type="float" office:value="32" calcext:value-type="float">
            <text:p>32</text:p>
          </table:table-cell>
          <table:table-cell office:value-type="float" office:value="1280623" calcext:value-type="float">
            <text:p>1,280,623</text:p>
          </table:table-cell>
          <table:table-cell office:value-type="float" office:value="6443" calcext:value-type="float">
            <text:p>6,443</text:p>
          </table:table-cell>
          <table:table-cell office:value-type="float" office:value="2561246" calcext:value-type="float">
            <text:p>2,561,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471.5" calcext:value-type="float">
            <text:p>471.5</text:p>
          </table:table-cell>
          <table:table-cell office:value-type="float" office:value="36000" calcext:value-type="float">
            <text:p>36,000.0</text:p>
          </table:table-cell>
          <table:table-cell table:formula="of:=[.C74]*1.471875" office:value-type="float" office:value="52987.5" calcext:value-type="float">
            <text:p>52987.5</text:p>
          </table:table-cell>
          <table:table-cell table:style-name="ce11" office:value-type="float" office:value="583.48793816" calcext:value-type="float">
            <text:p>583.5</text:p>
          </table:table-cell>
          <table:table-cell office:value-type="float" office:value="1949.14" calcext:value-type="float">
            <text:p>1949.1</text:p>
          </table:table-cell>
          <table:table-cell office:value-type="float" office:value="1949.1449467" calcext:value-type="float">
            <text:p>1949.1</text:p>
          </table:table-cell>
          <table:table-cell table:formula="of:=([.G74]-[.E74])/[.G74]*100" office:value-type="float" office:value="70.0644152120203" calcext:value-type="float">
            <text:p>70.1</text:p>
          </table:table-cell>
          <table:table-cell office:value-type="float" office:value="7201.91" calcext:value-type="float">
            <text:p>7201.9</text:p>
          </table:table-cell>
          <table:table-cell table:formula="of:=([.E74]-[.B74])/[.B74]*100" office:value-type="float" office:value="23.751418485684" calcext:value-type="float">
            <text:p>23.8</text:p>
          </table:table-cell>
          <table:table-cell office:value-type="float" office:value="304" calcext:value-type="float">
            <text:p>304</text:p>
          </table:table-cell>
          <table:table-cell office:value-type="float" office:value="1482588" calcext:value-type="float">
            <text:p>1,482,588</text:p>
          </table:table-cell>
          <table:table-cell office:value-type="float" office:value="7147" calcext:value-type="float">
            <text:p>7,147</text:p>
          </table:table-cell>
          <table:table-cell office:value-type="float" office:value="2965176" calcext:value-type="float">
            <text:p>2,965,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459.1" calcext:value-type="float">
            <text:p>459.1</text:p>
          </table:table-cell>
          <table:table-cell office:value-type="float" office:value="36000" calcext:value-type="float">
            <text:p>36,000.0</text:p>
          </table:table-cell>
          <table:table-cell table:formula="of:=[.C75]*1.471875" office:value-type="float" office:value="52987.5" calcext:value-type="float">
            <text:p>52987.5</text:p>
          </table:table-cell>
          <table:table-cell table:style-name="ce11" office:value-type="float" office:value="604.84707925" calcext:value-type="float">
            <text:p>604.8</text:p>
          </table:table-cell>
          <table:table-cell office:value-type="float" office:value="1777.54" calcext:value-type="float">
            <text:p>1777.5</text:p>
          </table:table-cell>
          <table:table-cell office:value-type="float" office:value="1777.5384267" calcext:value-type="float">
            <text:p>1777.5</text:p>
          </table:table-cell>
          <table:table-cell table:formula="of:=([.G75]-[.E75])/[.G75]*100" office:value-type="float" office:value="65.9727705367867" calcext:value-type="float">
            <text:p>66.0</text:p>
          </table:table-cell>
          <table:table-cell office:value-type="float" office:value="7200.16" calcext:value-type="float">
            <text:p>7200.2</text:p>
          </table:table-cell>
          <table:table-cell table:formula="of:=([.E75]-[.B75])/[.B75]*100" office:value-type="float" office:value="31.7462599106948" calcext:value-type="float">
            <text:p>31.7</text:p>
          </table:table-cell>
          <table:table-cell office:value-type="float" office:value="496" calcext:value-type="float">
            <text:p>496</text:p>
          </table:table-cell>
          <table:table-cell office:value-type="float" office:value="1270343" calcext:value-type="float">
            <text:p>1,270,343</text:p>
          </table:table-cell>
          <table:table-cell office:value-type="float" office:value="6642" calcext:value-type="float">
            <text:p>6,642</text:p>
          </table:table-cell>
          <table:table-cell office:value-type="float" office:value="2540686" calcext:value-type="float">
            <text:p>2,540,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472.4" calcext:value-type="float">
            <text:p>472.4</text:p>
          </table:table-cell>
          <table:table-cell office:value-type="float" office:value="36000" calcext:value-type="float">
            <text:p>36,000.0</text:p>
          </table:table-cell>
          <table:table-cell table:formula="of:=[.C76]*1.471875" office:value-type="float" office:value="52987.5" calcext:value-type="float">
            <text:p>52987.5</text:p>
          </table:table-cell>
          <table:table-cell table:style-name="ce11" office:value-type="float" office:value="618.30116576" calcext:value-type="float">
            <text:p>618.3</text:p>
          </table:table-cell>
          <table:table-cell office:value-type="float" office:value="1754.2" calcext:value-type="float">
            <text:p>1754.2</text:p>
          </table:table-cell>
          <table:table-cell office:value-type="float" office:value="1754.2038867" calcext:value-type="float">
            <text:p>1754.2</text:p>
          </table:table-cell>
          <table:table-cell table:formula="of:=([.G76]-[.E76])/[.G76]*100" office:value-type="float" office:value="64.7531754747651" calcext:value-type="float">
            <text:p>64.8</text:p>
          </table:table-cell>
          <table:table-cell office:value-type="float" office:value="7200.55" calcext:value-type="float">
            <text:p>7200.6</text:p>
          </table:table-cell>
          <table:table-cell table:formula="of:=([.E76]-[.B76])/[.B76]*100" office:value-type="float" office:value="30.885090127011" calcext:value-type="float">
            <text:p>30.9</text:p>
          </table:table-cell>
          <table:table-cell office:value-type="float" office:value="483" calcext:value-type="float">
            <text:p>483</text:p>
          </table:table-cell>
          <table:table-cell office:value-type="float" office:value="1223060" calcext:value-type="float">
            <text:p>1,223,060</text:p>
          </table:table-cell>
          <table:table-cell office:value-type="float" office:value="6531" calcext:value-type="float">
            <text:p>6,531</text:p>
          </table:table-cell>
          <table:table-cell office:value-type="float" office:value="2446120" calcext:value-type="float">
            <text:p>2,446,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9</text:p>
          </table:table-cell>
          <table:table-cell office:value-type="float" office:value="473.3" calcext:value-type="float">
            <text:p>473.3</text:p>
          </table:table-cell>
          <table:table-cell office:value-type="float" office:value="36000" calcext:value-type="float">
            <text:p>36,000.0</text:p>
          </table:table-cell>
          <table:table-cell table:formula="of:=[.C77]*1.471875" office:value-type="float" office:value="52987.5" calcext:value-type="float">
            <text:p>52987.5</text:p>
          </table:table-cell>
          <table:table-cell table:style-name="ce11" office:value-type="float" office:value="637.39937913" calcext:value-type="float">
            <text:p>637.4</text:p>
          </table:table-cell>
          <table:table-cell office:value-type="float" office:value="2120.51" calcext:value-type="float">
            <text:p>2120.5</text:p>
          </table:table-cell>
          <table:table-cell office:value-type="float" office:value="2120.5099167" calcext:value-type="float">
            <text:p>2120.5</text:p>
          </table:table-cell>
          <table:table-cell table:formula="of:=([.G77]-[.E77])/[.G77]*100" office:value-type="float" office:value="69.9412214906337" calcext:value-type="float">
            <text:p>69.9</text:p>
          </table:table-cell>
          <table:table-cell office:value-type="float" office:value="7200.56" calcext:value-type="float">
            <text:p>7200.6</text:p>
          </table:table-cell>
          <table:table-cell table:formula="of:=([.E77]-[.B77])/[.B77]*100" office:value-type="float" office:value="34.6713245573632" calcext:value-type="float">
            <text:p>34.7</text:p>
          </table:table-cell>
          <table:table-cell office:value-type="float" office:value="100" calcext:value-type="float">
            <text:p>100</text:p>
          </table:table-cell>
          <table:table-cell office:value-type="float" office:value="1230118" calcext:value-type="float">
            <text:p>1,230,118</text:p>
          </table:table-cell>
          <table:table-cell office:value-type="float" office:value="6515" calcext:value-type="float">
            <text:p>6,515</text:p>
          </table:table-cell>
          <table:table-cell office:value-type="float" office:value="2460236" calcext:value-type="float">
            <text:p>2,460,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0</text:p>
          </table:table-cell>
          <table:table-cell office:value-type="float" office:value="451.6" calcext:value-type="float">
            <text:p>451.6</text:p>
          </table:table-cell>
          <table:table-cell office:value-type="float" office:value="36000" calcext:value-type="float">
            <text:p>36,000.0</text:p>
          </table:table-cell>
          <table:table-cell table:formula="of:=[.C78]*1.471875" office:value-type="float" office:value="52987.5" calcext:value-type="float">
            <text:p>52987.5</text:p>
          </table:table-cell>
          <table:table-cell table:style-name="ce11" office:value-type="float" office:value="621.00921487" calcext:value-type="float">
            <text:p>621.0</text:p>
          </table:table-cell>
          <table:table-cell office:value-type="float" office:value="2022.26" calcext:value-type="float">
            <text:p>2022.3</text:p>
          </table:table-cell>
          <table:table-cell office:value-type="float" office:value="2022.2559333" calcext:value-type="float">
            <text:p>2022.3</text:p>
          </table:table-cell>
          <table:table-cell table:formula="of:=([.G78]-[.E78])/[.G78]*100" office:value-type="float" office:value="69.2912650350536" calcext:value-type="float">
            <text:p>69.3</text:p>
          </table:table-cell>
          <table:table-cell office:value-type="float" office:value="7200.52" calcext:value-type="float">
            <text:p>7200.5</text:p>
          </table:table-cell>
          <table:table-cell table:formula="of:=([.E78]-[.B78])/[.B78]*100" office:value-type="float" office:value="37.5131122387068" calcext:value-type="float">
            <text:p>37.5</text:p>
          </table:table-cell>
          <table:table-cell office:value-type="float" office:value="38" calcext:value-type="float">
            <text:p>38</text:p>
          </table:table-cell>
          <table:table-cell office:value-type="float" office:value="1186772" calcext:value-type="float">
            <text:p>1,186,772</text:p>
          </table:table-cell>
          <table:table-cell office:value-type="float" office:value="6232" calcext:value-type="float">
            <text:p>6,232</text:p>
          </table:table-cell>
          <table:table-cell office:value-type="float" office:value="2373544" calcext:value-type="float">
            <text:p>2,373,544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AVERAGE([.B69:.B78])" office:value-type="float" office:value="462.12" calcext:value-type="float">
            <text:p>462.1</text:p>
          </table:table-cell>
          <table:table-cell table:style-name="ce15" table:formula="of:=AVERAGE([.C69:.C78])" office:value-type="float" office:value="36000" calcext:value-type="float">
            <text:p>36,000.0</text:p>
          </table:table-cell>
          <table:table-cell table:style-name="ce15" table:formula="of:=AVERAGE([.D69:.D78])" office:value-type="float" office:value="52987.5" calcext:value-type="float">
            <text:p>52,987.5</text:p>
          </table:table-cell>
          <table:table-cell table:style-name="ce12" table:formula="of:=AVERAGE([.E69:.E78])" office:value-type="float" office:value="604.33230251" calcext:value-type="float">
            <text:p>604.3</text:p>
          </table:table-cell>
          <table:table-cell table:style-name="ce27" office:value-type="float" office:value="1888.545" calcext:value-type="float">
            <text:p>1888.5</text:p>
          </table:table-cell>
          <table:table-cell table:style-name="ce27" office:value-type="float" office:value="1888.54624801" calcext:value-type="float">
            <text:p>1888.5</text:p>
          </table:table-cell>
          <table:table-cell table:style-name="ce27" table:formula="of:=AVERAGE([.H69:.H78])" office:value-type="float" office:value="67.7726961232299" calcext:value-type="float">
            <text:p>67.8</text:p>
          </table:table-cell>
          <table:table-cell table:style-name="ce2" table:formula="of:=AVERAGE([.I69:.I78])" office:value-type="float" office:value="7200.552" calcext:value-type="float">
            <text:p>7200.6</text:p>
          </table:table-cell>
          <table:table-cell table:style-name="ce2" table:formula="of:=AVERAGE([.J69:.J78])" office:value-type="float" office:value="30.8106967095334" calcext:value-type="float">
            <text:p>30.8</text:p>
          </table:table-cell>
          <table:table-cell table:style-name="ce4" table:formula="of:=AVERAGE([.K69:.K78])" office:value-type="float" office:value="302.3" calcext:value-type="float">
            <text:p>302</text:p>
          </table:table-cell>
          <table:table-cell table:style-name="ce4" table:formula="of:=AVERAGE([.L69:.L78])" office:value-type="float" office:value="1309522.3" calcext:value-type="float">
            <text:p>1,309,522</text:p>
          </table:table-cell>
          <table:table-cell table:style-name="ce4" table:formula="of:=AVERAGE([.M69:.M78])" office:value-type="float" office:value="6657.3" calcext:value-type="float">
            <text:p>6,657</text:p>
          </table:table-cell>
          <table:table-cell table:style-name="ce4" table:formula="of:=AVERAGE([.N69:.N78])" office:value-type="float" office:value="2619044.6" calcext:value-type="float">
            <text:p>2,619,045</text:p>
          </table:table-cell>
          <table:table-cell table:number-columns-repeated="3"/>
        </table:table-row>
        <table:table-row table:style-name="ro1" table:number-rows-repeated="104849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cmp fam" table:style-name="ta1">
        <table:table-column table:style-name="co7" table:default-cell-style-name="Default"/>
        <table:table-column table:style-name="co7" table:default-cell-style-name="ce19"/>
        <table:table-column table:style-name="co7" table:default-cell-style-name="ce20"/>
        <table:table-column table:style-name="co7" table:default-cell-style-name="ce18"/>
        <table:table-column table:style-name="co7" table:number-columns-repeated="2" table:default-cell-style-name="ce19"/>
        <table:table-column table:style-name="co7" table:number-columns-repeated="4" table:default-cell-style-name="ce21"/>
        <table:table-row table:style-name="ro1">
          <table:table-cell table:style-name="ce9" office:value-type="string" calcext:value-type="string" table:number-columns-spanned="1" table:number-rows-spanned="2">
            <text:p>Instance</text:p>
          </table:table-cell>
          <table:table-cell table:style-name="ce10" office:value-type="string" calcext:value-type="string" table:number-columns-spanned="2" table:number-rows-spanned="1">
            <text:p>Previous LB</text:p>
          </table:table-cell>
          <table:covered-table-cell table:style-name="ce22"/>
          <table:table-cell table:style-name="ce10" office:value-type="string" calcext:value-type="string" table:number-columns-spanned="4" table:number-rows-spanned="1">
            <text:p>New LB</text:p>
          </table:table-cell>
          <table:covered-table-cell table:number-columns-repeated="2" table:style-name="ce10"/>
          <table:covered-table-cell table:style-name="ce29"/>
          <table:table-cell table:style-name="ce29" office:value-type="string" calcext:value-type="string" table:number-columns-spanned="3" table:number-rows-spanned="1">
            <text:p>Problem size</text:p>
          </table:table-cell>
          <table:covered-table-cell table:number-columns-repeated="2" table:style-name="ce29"/>
        </table:table-row>
        <table:table-row table:style-name="ro1">
          <table:covered-table-cell table:style-name="ce9"/>
          <table:table-cell table:style-name="ce10" office:value-type="string" calcext:value-type="string">
            <text:p>Value</text:p>
          </table:table-cell>
          <table:table-cell table:style-name="ce22" office:value-type="string" calcext:value-type="string">
            <text:p>Time (sec.)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Time (sec.)</text:p>
          </table:table-cell>
          <table:table-cell table:style-name="ce10" office:value-type="string" calcext:value-type="string">
            <text:p>Change (%)</text:p>
          </table:table-cell>
          <table:table-cell table:style-name="ce29" office:value-type="string" calcext:value-type="string">
            <text:p># B&amp;C Nodes</text:p>
          </table:table-cell>
          <table:table-cell table:style-name="ce29" office:value-type="string" calcext:value-type="string">
            <text:p># Rows</text:p>
          </table:table-cell>
          <table:table-cell table:style-name="ce29" office:value-type="string" calcext:value-type="string">
            <text:p># Cols</text:p>
          </table:table-cell>
          <table:table-cell table:style-name="ce29" office:value-type="string" calcext:value-type="string">
            <text:p># NZ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18" office:value-type="float" office:value="225.18" calcext:value-type="float">
            <text:p>225.2</text:p>
          </table:table-cell>
          <table:table-cell office:value-type="float" office:value="7.65375" calcext:value-type="float">
            <text:p>7.7</text:p>
          </table:table-cell>
          <table:table-cell office:value-type="float" office:value="225.19419079" calcext:value-type="float">
            <text:p>225.2</text:p>
          </table:table-cell>
          <table:table-cell office:value-type="float" office:value="1.033" calcext:value-type="float">
            <text:p>1.0</text:p>
          </table:table-cell>
          <table:table-cell office:value-type="float" office:value="0.00576507646632435" calcext:value-type="float">
            <text:p>0.0</text:p>
          </table:table-cell>
          <table:table-cell office:value-type="float" office:value="845.7" calcext:value-type="float">
            <text:p>846</text:p>
          </table:table-cell>
          <table:table-cell office:value-type="float" office:value="128.3" calcext:value-type="float">
            <text:p>128</text:p>
          </table:table-cell>
          <table:table-cell office:value-type="float" office:value="28.8" calcext:value-type="float">
            <text:p>29</text:p>
          </table:table-cell>
          <table:table-cell office:value-type="float" office:value="256.6" calcext:value-type="float">
            <text:p>25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43.11" calcext:value-type="float">
            <text:p>343.1</text:p>
          </table:table-cell>
          <table:table-cell office:value-type="float" office:value="52987.5" calcext:value-type="float">
            <text:p>52,987.5</text:p>
          </table:table-cell>
          <table:table-cell office:value-type="float" office:value="386.005964602" calcext:value-type="float">
            <text:p>386.0</text:p>
          </table:table-cell>
          <table:table-cell office:value-type="float" office:value="4408.212" calcext:value-type="float">
            <text:p>4408.2</text:p>
          </table:table-cell>
          <table:table-cell office:value-type="float" office:value="13.3274472183252" calcext:value-type="float">
            <text:p>13.3</text:p>
          </table:table-cell>
          <table:table-cell office:value-type="float" office:value="1129012.5" calcext:value-type="float">
            <text:p>1,129,013</text:p>
          </table:table-cell>
          <table:table-cell office:value-type="float" office:value="1286.2" calcext:value-type="float">
            <text:p>1,286</text:p>
          </table:table-cell>
          <table:table-cell office:value-type="float" office:value="100.1" calcext:value-type="float">
            <text:p>100</text:p>
          </table:table-cell>
          <table:table-cell office:value-type="float" office:value="2572.4" calcext:value-type="float">
            <text:p>2,57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42.62" calcext:value-type="float">
            <text:p>342.6</text:p>
          </table:table-cell>
          <table:table-cell office:value-type="float" office:value="52987.5" calcext:value-type="float">
            <text:p>52,987.5</text:p>
          </table:table-cell>
          <table:table-cell office:value-type="float" office:value="403.516295801" calcext:value-type="float">
            <text:p>403.5</text:p>
          </table:table-cell>
          <table:table-cell office:value-type="float" office:value="7200.005" calcext:value-type="float">
            <text:p>7200.0</text:p>
          </table:table-cell>
          <table:table-cell office:value-type="float" office:value="17.6825082880144" calcext:value-type="float">
            <text:p>17.7</text:p>
          </table:table-cell>
          <table:table-cell office:value-type="float" office:value="48480.4" calcext:value-type="float">
            <text:p>48,480</text:p>
          </table:table-cell>
          <table:table-cell office:value-type="float" office:value="8910.8" calcext:value-type="float">
            <text:p>8,911</text:p>
          </table:table-cell>
          <table:table-cell office:value-type="float" office:value="322.5" calcext:value-type="float">
            <text:p>323</text:p>
          </table:table-cell>
          <table:table-cell office:value-type="float" office:value="17821.6" calcext:value-type="float">
            <text:p>17,82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77.36" calcext:value-type="float">
            <text:p>377.4</text:p>
          </table:table-cell>
          <table:table-cell office:value-type="float" office:value="52987.5" calcext:value-type="float">
            <text:p>52,987.5</text:p>
          </table:table-cell>
          <table:table-cell office:value-type="float" office:value="411.719154458" calcext:value-type="float">
            <text:p>411.7</text:p>
          </table:table-cell>
          <table:table-cell office:value-type="float" office:value="7200.013" calcext:value-type="float">
            <text:p>7200.0</text:p>
          </table:table-cell>
          <table:table-cell office:value-type="float" office:value="9.02645809278737" calcext:value-type="float">
            <text:p>9.0</text:p>
          </table:table-cell>
          <table:table-cell office:value-type="float" office:value="5808" calcext:value-type="float">
            <text:p>5,808</text:p>
          </table:table-cell>
          <table:table-cell office:value-type="float" office:value="28786.4" calcext:value-type="float">
            <text:p>28,786</text:p>
          </table:table-cell>
          <table:table-cell office:value-type="float" office:value="663.8" calcext:value-type="float">
            <text:p>664</text:p>
          </table:table-cell>
          <table:table-cell office:value-type="float" office:value="57572.8" calcext:value-type="float">
            <text:p>57,57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404.53" calcext:value-type="float">
            <text:p>404.5</text:p>
          </table:table-cell>
          <table:table-cell office:value-type="float" office:value="52987.5" calcext:value-type="float">
            <text:p>52,987.5</text:p>
          </table:table-cell>
          <table:table-cell office:value-type="float" office:value="418.08589939" calcext:value-type="float">
            <text:p>418.1</text:p>
          </table:table-cell>
          <table:table-cell office:value-type="float" office:value="7200.033" calcext:value-type="float">
            <text:p>7200.0</text:p>
          </table:table-cell>
          <table:table-cell office:value-type="float" office:value="3.35771359099716" calcext:value-type="float">
            <text:p>3.4</text:p>
          </table:table-cell>
          <table:table-cell office:value-type="float" office:value="653.8" calcext:value-type="float">
            <text:p>654</text:p>
          </table:table-cell>
          <table:table-cell office:value-type="float" office:value="65407.6" calcext:value-type="float">
            <text:p>65,408</text:p>
          </table:table-cell>
          <table:table-cell office:value-type="float" office:value="1122.9" calcext:value-type="float">
            <text:p>1,123</text:p>
          </table:table-cell>
          <table:table-cell office:value-type="float" office:value="130815.2" calcext:value-type="float">
            <text:p>130,81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5.26" calcext:value-type="float">
            <text:p>435.3</text:p>
          </table:table-cell>
          <table:table-cell office:value-type="float" office:value="52987.5" calcext:value-type="float">
            <text:p>52,987.5</text:p>
          </table:table-cell>
          <table:table-cell office:value-type="float" office:value="528.649317059" calcext:value-type="float">
            <text:p>528.6</text:p>
          </table:table-cell>
          <table:table-cell office:value-type="float" office:value="7200.221" calcext:value-type="float">
            <text:p>7200.2</text:p>
          </table:table-cell>
          <table:table-cell office:value-type="float" office:value="21.8682204527934" calcext:value-type="float">
            <text:p>21.9</text:p>
          </table:table-cell>
          <table:table-cell office:value-type="float" office:value="506.6" calcext:value-type="float">
            <text:p>507</text:p>
          </table:table-cell>
          <table:table-cell office:value-type="float" office:value="429073.6" calcext:value-type="float">
            <text:p>429,074</text:p>
          </table:table-cell>
          <table:table-cell office:value-type="float" office:value="3419.1" calcext:value-type="float">
            <text:p>3,419</text:p>
          </table:table-cell>
          <table:table-cell office:value-type="float" office:value="858147.2" calcext:value-type="float">
            <text:p>858,147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462.12" calcext:value-type="float">
            <text:p>462.1</text:p>
          </table:table-cell>
          <table:table-cell office:value-type="float" office:value="52987.5" calcext:value-type="float">
            <text:p>52,987.5</text:p>
          </table:table-cell>
          <table:table-cell office:value-type="float" office:value="604.33230251" calcext:value-type="float">
            <text:p>604.3</text:p>
          </table:table-cell>
          <table:table-cell office:value-type="float" office:value="7200.552" calcext:value-type="float">
            <text:p>7200.6</text:p>
          </table:table-cell>
          <table:table-cell office:value-type="float" office:value="30.8106967095334" calcext:value-type="float">
            <text:p>30.8</text:p>
          </table:table-cell>
          <table:table-cell office:value-type="float" office:value="302.3" calcext:value-type="float">
            <text:p>302</text:p>
          </table:table-cell>
          <table:table-cell office:value-type="float" office:value="1309522.3" calcext:value-type="float">
            <text:p>1,309,522</text:p>
          </table:table-cell>
          <table:table-cell office:value-type="float" office:value="6657.3" calcext:value-type="float">
            <text:p>6,657</text:p>
          </table:table-cell>
          <table:table-cell office:value-type="float" office:value="2619044.6" calcext:value-type="float">
            <text:p>2,619,045</text:p>
          </table:table-cell>
        </table:table-row>
      </table:table>
      <table:table table:name="Improved from BRKGA" table:style-name="ta1">
        <table:table-column table:style-name="co7" table:default-cell-style-name="Default"/>
        <table:table-column table:style-name="co7" table:default-cell-style-name="ce33"/>
        <table:table-column table:style-name="co7" table:default-cell-style-name="Default"/>
        <table:table-column table:style-name="co7" table:default-cell-style-name="ce33"/>
        <table:table-column table:style-name="co7" table:number-columns-repeated="4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Instance</text:p>
          </table:table-cell>
          <table:table-cell table:style-name="ce26" office:value-type="string" calcext:value-type="string" table:number-columns-spanned="2" table:number-rows-spanned="1">
            <text:p>Previous results</text:p>
          </table:table-cell>
          <table:covered-table-cell table:style-name="ce22"/>
          <table:table-cell table:style-name="ce26" office:value-type="string" calcext:value-type="string" table:number-columns-spanned="4" table:number-rows-spanned="1">
            <text:p>New results</text:p>
          </table:table-cell>
          <table:covered-table-cell table:number-columns-repeated="2" table:style-name="ce26"/>
          <table:covered-table-cell table:style-name="ce10"/>
          <table:table-cell table:style-name="ce10"/>
        </table:table-row>
        <table:table-row table:style-name="ro1">
          <table:covered-table-cell table:style-name="ce9"/>
          <table:table-cell table:style-name="ce26" office:value-type="string" calcext:value-type="string">
            <text:p>Best LB</text:p>
          </table:table-cell>
          <table:table-cell table:style-name="ce22" office:value-type="string" calcext:value-type="string">
            <text:p>Time (sec.)</text:p>
          </table:table-cell>
          <table:table-cell table:style-name="ce26" office:value-type="string" calcext:value-type="string">
            <text:p>Best LB</text:p>
          </table:table-cell>
          <table:table-cell table:style-name="ce26" office:value-type="string" calcext:value-type="string">
            <text:p>Initial (obj)</text:p>
          </table:table-cell>
          <table:table-cell table:style-name="ce26" office:value-type="string" calcext:value-type="string">
            <text:p>Final (obj)</text:p>
          </table:table-cell>
          <table:table-cell table:style-name="ce10" office:value-type="string" calcext:value-type="string">
            <text:p>Time (sec.)</text:p>
          </table:table-cell>
          <table:table-cell table:style-name="ce10" office:value-type="string" calcext:value-type="string">
            <text:p>Opt gap (%)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style-name="ce16" office:value-type="float" office:value="378.7" calcext:value-type="float">
            <text:p>378.7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28.05386753" calcext:value-type="float">
            <text:p>428.1</text:p>
          </table:table-cell>
          <table:table-cell table:style-name="ce16" office:value-type="float" office:value="428.584" calcext:value-type="float">
            <text:p>428.6</text:p>
          </table:table-cell>
          <table:table-cell table:style-name="ce16" office:value-type="float" office:value="428.09667333" calcext:value-type="float">
            <text:p>428.1</text:p>
          </table:table-cell>
          <table:table-cell table:style-name="ce1" office:value-type="float" office:value="5970.3" calcext:value-type="float">
            <text:p>5970.3</text:p>
          </table:table-cell>
          <table:table-cell table:style-name="ce1" table:formula="of:=([.F3]-[.D3])/[.F3]*100" office:value-type="float" office:value="0.00999909662157067" calcext:value-type="float">
            <text:p>0.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style-name="ce16" office:value-type="float" office:value="427.9" calcext:value-type="float">
            <text:p>427.9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76.00133908" calcext:value-type="float">
            <text:p>476.0</text:p>
          </table:table-cell>
          <table:table-cell table:style-name="ce16" office:value-type="float" office:value="483.63" calcext:value-type="float">
            <text:p>483.6</text:p>
          </table:table-cell>
          <table:table-cell table:style-name="ce11" office:value-type="float" office:value="476.0489371" calcext:value-type="float">
            <text:p>476.0</text:p>
          </table:table-cell>
          <table:table-cell table:style-name="ce1" office:value-type="float" office:value="469.53" calcext:value-type="float">
            <text:p>469.5</text:p>
          </table:table-cell>
          <table:table-cell table:style-name="ce1" table:formula="of:=([.F4]-[.D4])/[.F4]*100" office:value-type="float" office:value="0.00999855609172611" calcext:value-type="float">
            <text:p>0.0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style-name="ce16" office:value-type="float" office:value="391.2" calcext:value-type="float">
            <text:p>391.2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71.41041504" calcext:value-type="float">
            <text:p>371.4</text:p>
          </table:table-cell>
          <table:table-cell table:style-name="ce16" office:value-type="float" office:value="402.797" calcext:value-type="float">
            <text:p>402.8</text:p>
          </table:table-cell>
          <table:table-cell table:style-name="ce11" office:value-type="float" office:value="399.0918764" calcext:value-type="float">
            <text:p>399.1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5]-[.D5])/[.F5]*100" office:value-type="float" office:value="6.93611245853964" calcext:value-type="float">
            <text:p>6.9</text:p>
          </table:table-cell>
        </table:table-row>
        <table:table-row table:style-name="ro1">
          <table:table-cell office:value-type="string" calcext:value-type="string">
            <text:p>B4</text:p>
          </table:table-cell>
          <table:table-cell table:style-name="ce16" office:value-type="float" office:value="330.4" calcext:value-type="float">
            <text:p>330.4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11.25473157" calcext:value-type="float">
            <text:p>411.3</text:p>
          </table:table-cell>
          <table:table-cell table:style-name="ce16" office:value-type="float" office:value="432.158" calcext:value-type="float">
            <text:p>432.2</text:p>
          </table:table-cell>
          <table:table-cell table:style-name="ce11" office:value-type="float" office:value="411.29577673" calcext:value-type="float">
            <text:p>411.3</text:p>
          </table:table-cell>
          <table:table-cell table:style-name="ce1" office:value-type="float" office:value="509.92" calcext:value-type="float">
            <text:p>509.9</text:p>
          </table:table-cell>
          <table:table-cell table:style-name="ce1" table:formula="of:=([.F6]-[.D6])/[.F6]*100" office:value-type="float" office:value="0.00997947519090494" calcext:value-type="float">
            <text:p>0.0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style-name="ce16" office:value-type="float" office:value="311" calcext:value-type="float">
            <text:p>311.0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63.68555249" calcext:value-type="float">
            <text:p>363.7</text:p>
          </table:table-cell>
          <table:table-cell table:style-name="ce16" office:value-type="float" office:value="380.728" calcext:value-type="float">
            <text:p>380.7</text:p>
          </table:table-cell>
          <table:table-cell table:style-name="ce11" office:value-type="float" office:value="366.33909303" calcext:value-type="float">
            <text:p>366.3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7]-[.D7])/[.F7]*100" office:value-type="float" office:value="0.724339987319533" calcext:value-type="float">
            <text:p>0.7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style-name="ce16" office:value-type="float" office:value="274.2" calcext:value-type="float">
            <text:p>274.2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72.8130858" calcext:value-type="float">
            <text:p>372.8</text:p>
          </table:table-cell>
          <table:table-cell table:style-name="ce16" office:value-type="float" office:value="472.816" calcext:value-type="float">
            <text:p>472.8</text:p>
          </table:table-cell>
          <table:table-cell table:style-name="ce11" office:value-type="float" office:value="467.33884657" calcext:value-type="float">
            <text:p>467.3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8]-[.D8])/[.F8]*100" office:value-type="float" office:value="20.226386371209" calcext:value-type="float">
            <text:p>20.2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style-name="ce16" office:value-type="float" office:value="332.4" calcext:value-type="float">
            <text:p>332.4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57.64810966" calcext:value-type="float">
            <text:p>357.6</text:p>
          </table:table-cell>
          <table:table-cell table:style-name="ce16" office:value-type="float" office:value="359.695" calcext:value-type="float">
            <text:p>359.7</text:p>
          </table:table-cell>
          <table:table-cell table:style-name="ce11" office:value-type="float" office:value="357.68369787" calcext:value-type="float">
            <text:p>357.7</text:p>
          </table:table-cell>
          <table:table-cell table:style-name="ce1" office:value-type="float" office:value="533.66" calcext:value-type="float">
            <text:p>533.7</text:p>
          </table:table-cell>
          <table:table-cell table:style-name="ce1" table:formula="of:=([.F9]-[.D9])/[.F9]*100" office:value-type="float" office:value="0.0099496315353318" calcext:value-type="float">
            <text:p>0.0</text:p>
          </table:table-cell>
        </table:table-row>
        <table:table-row table:style-name="ro1">
          <table:table-cell office:value-type="string" calcext:value-type="string">
            <text:p>B9</text:p>
          </table:table-cell>
          <table:table-cell table:style-name="ce16" office:value-type="float" office:value="293.7" calcext:value-type="float">
            <text:p>293.7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36.90339068" calcext:value-type="float">
            <text:p>336.9</text:p>
          </table:table-cell>
          <table:table-cell table:style-name="ce16" office:value-type="float" office:value="404.112" calcext:value-type="float">
            <text:p>404.1</text:p>
          </table:table-cell>
          <table:table-cell table:style-name="ce16" office:value-type="float" office:value="402.67063677" calcext:value-type="float">
            <text:p>402.7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10]-[.D10])/[.F10]*100" office:value-type="float" office:value="16.3327643201273" calcext:value-type="float">
            <text:p>16.3</text:p>
          </table:table-cell>
        </table:table-row>
        <table:table-row table:style-name="ro1">
          <table:table-cell/>
          <table:table-cell table:style-name="ce27" table:formula="of:=AVERAGE([.B3:.B10])" office:value-type="float" office:value="342.4375" calcext:value-type="float">
            <text:p>342.4</text:p>
          </table:table-cell>
          <table:table-cell table:style-name="ce15" table:formula="of:=AVERAGE([.C3:.C10])" office:value-type="float" office:value="36000" calcext:value-type="float">
            <text:p>36,000.0</text:p>
          </table:table-cell>
          <table:table-cell table:style-name="ce27" table:formula="of:=AVERAGE([.D3:.D10])" office:value-type="float" office:value="389.72131148125" calcext:value-type="float">
            <text:p>389.7</text:p>
          </table:table-cell>
          <table:table-cell table:style-name="ce27" office:value-type="float" office:value="416.2775" calcext:value-type="float">
            <text:p>416.3</text:p>
          </table:table-cell>
          <table:table-cell table:style-name="ce27" office:value-type="float" office:value="410.682012747" calcext:value-type="float">
            <text:p>410.7</text:p>
          </table:table-cell>
          <table:table-cell table:style-name="ce2" table:formula="of:=AVERAGE([.G3:.G10])" office:value-type="float" office:value="4535.42625" calcext:value-type="float">
            <text:p>4535.4</text:p>
          </table:table-cell>
          <table:table-cell table:style-name="ce2" table:formula="of:=([.F11]-[.D11])/[.F11]*100" office:value-type="float" office:value="5.10387614143277" calcext:value-type="float">
            <text:p>5.1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style-name="ce16" office:value-type="float" office:value="401.1" calcext:value-type="float">
            <text:p>401.1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77.27206226" calcext:value-type="float">
            <text:p>477.3</text:p>
          </table:table-cell>
          <table:table-cell table:style-name="ce16" office:value-type="float" office:value="965.154" calcext:value-type="float">
            <text:p>965.2</text:p>
          </table:table-cell>
          <table:table-cell table:style-name="ce11" office:value-type="float" office:value="951.03613086" calcext:value-type="float">
            <text:p>951.0</text:p>
          </table:table-cell>
          <table:table-cell table:style-name="ce1" office:value-type="float" office:value="7200.01" calcext:value-type="float">
            <text:p>7200.0</text:p>
          </table:table-cell>
          <table:table-cell table:style-name="ce1" table:formula="of:=([.F12]-[.D12])/[.F12]*100" office:value-type="float" office:value="49.8155699060125" calcext:value-type="float">
            <text:p>49.8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16" office:value-type="float" office:value="314.9" calcext:value-type="float">
            <text:p>314.9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77.4378981" calcext:value-type="float">
            <text:p>377.4</text:p>
          </table:table-cell>
          <table:table-cell table:style-name="ce16" office:value-type="float" office:value="584.301" calcext:value-type="float">
            <text:p>584.3</text:p>
          </table:table-cell>
          <table:table-cell table:style-name="ce11" office:value-type="float" office:value="577.85348083" calcext:value-type="float">
            <text:p>577.9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13]-[.D13])/[.F13]*100" office:value-type="float" office:value="34.6827681027608" calcext:value-type="float">
            <text:p>34.7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table:style-name="ce16" office:value-type="float" office:value="323.5" calcext:value-type="float">
            <text:p>323.5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96.38189919" calcext:value-type="float">
            <text:p>396.4</text:p>
          </table:table-cell>
          <table:table-cell table:style-name="ce16" office:value-type="float" office:value="559.885" calcext:value-type="float">
            <text:p>559.9</text:p>
          </table:table-cell>
          <table:table-cell table:style-name="ce16" office:value-type="float" office:value="559.01309627" calcext:value-type="float">
            <text:p>559.0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14]-[.D14])/[.F14]*100" office:value-type="float" office:value="29.0925558211699" calcext:value-type="float">
            <text:p>29.1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table:style-name="ce16" office:value-type="float" office:value="329.4" calcext:value-type="float">
            <text:p>329.4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67.39786059" calcext:value-type="float">
            <text:p>367.4</text:p>
          </table:table-cell>
          <table:table-cell table:style-name="ce16" office:value-type="float" office:value="537.166" calcext:value-type="float">
            <text:p>537.2</text:p>
          </table:table-cell>
          <table:table-cell table:style-name="ce11" office:value-type="float" office:value="513.3087635" calcext:value-type="float">
            <text:p>513.3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15]-[.D15])/[.F15]*100" office:value-type="float" office:value="28.4255624071378" calcext:value-type="float">
            <text:p>28.4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table:style-name="ce16" office:value-type="float" office:value="404.2" calcext:value-type="float">
            <text:p>404.2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96.86659594" calcext:value-type="float">
            <text:p>496.9</text:p>
          </table:table-cell>
          <table:table-cell table:style-name="ce16" office:value-type="float" office:value="692.16" calcext:value-type="float">
            <text:p>692.2</text:p>
          </table:table-cell>
          <table:table-cell table:style-name="ce11" office:value-type="float" office:value="667.92693476" calcext:value-type="float">
            <text:p>667.9</text:p>
          </table:table-cell>
          <table:table-cell table:style-name="ce1" office:value-type="float" office:value="7200.01" calcext:value-type="float">
            <text:p>7200.0</text:p>
          </table:table-cell>
          <table:table-cell table:style-name="ce1" table:formula="of:=([.F16]-[.D16])/[.F16]*100" office:value-type="float" office:value="25.6106364211028" calcext:value-type="float">
            <text:p>25.6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table:style-name="ce16" office:value-type="float" office:value="308.2" calcext:value-type="float">
            <text:p>308.2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66.1347805" calcext:value-type="float">
            <text:p>366.1</text:p>
          </table:table-cell>
          <table:table-cell table:style-name="ce16" office:value-type="float" office:value="843.728" calcext:value-type="float">
            <text:p>843.7</text:p>
          </table:table-cell>
          <table:table-cell table:style-name="ce11" office:value-type="float" office:value="838.92037847" calcext:value-type="float">
            <text:p>838.9</text:p>
          </table:table-cell>
          <table:table-cell table:style-name="ce1" office:value-type="float" office:value="7200.01" calcext:value-type="float">
            <text:p>7200.0</text:p>
          </table:table-cell>
          <table:table-cell table:style-name="ce1" table:formula="of:=([.F17]-[.D17])/[.F17]*100" office:value-type="float" office:value="56.3564326369391" calcext:value-type="float">
            <text:p>56.4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table:style-name="ce16" office:value-type="float" office:value="315.7" calcext:value-type="float">
            <text:p>315.7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65.24553913" calcext:value-type="float">
            <text:p>365.2</text:p>
          </table:table-cell>
          <table:table-cell table:style-name="ce16" office:value-type="float" office:value="538.448" calcext:value-type="float">
            <text:p>538.4</text:p>
          </table:table-cell>
          <table:table-cell table:style-name="ce11" office:value-type="float" office:value="525.6546009" calcext:value-type="float">
            <text:p>525.7</text:p>
          </table:table-cell>
          <table:table-cell table:style-name="ce1" office:value-type="float" office:value="7200.01" calcext:value-type="float">
            <text:p>7200.0</text:p>
          </table:table-cell>
          <table:table-cell table:style-name="ce1" table:formula="of:=([.F18]-[.D18])/[.F18]*100" office:value-type="float" office:value="30.5160577868729" calcext:value-type="float">
            <text:p>30.5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table:style-name="ce16" office:value-type="float" office:value="336.3" calcext:value-type="float">
            <text:p>336.3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77.05047231" calcext:value-type="float">
            <text:p>377.1</text:p>
          </table:table-cell>
          <table:table-cell table:style-name="ce16" office:value-type="float" office:value="480.989" calcext:value-type="float">
            <text:p>481.0</text:p>
          </table:table-cell>
          <table:table-cell table:style-name="ce11" office:value-type="float" office:value="473.0550855" calcext:value-type="float">
            <text:p>473.1</text:p>
          </table:table-cell>
          <table:table-cell table:style-name="ce1" office:value-type="float" office:value="7200.01" calcext:value-type="float">
            <text:p>7200.0</text:p>
          </table:table-cell>
          <table:table-cell table:style-name="ce1" table:formula="of:=([.F19]-[.D19])/[.F19]*100" office:value-type="float" office:value="20.2945948860326" calcext:value-type="float">
            <text:p>20.3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table:style-name="ce16" office:value-type="float" office:value="306.5" calcext:value-type="float">
            <text:p>306.5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61.54620712" calcext:value-type="float">
            <text:p>361.5</text:p>
          </table:table-cell>
          <table:table-cell table:style-name="ce16" office:value-type="float" office:value="545.224" calcext:value-type="float">
            <text:p>545.2</text:p>
          </table:table-cell>
          <table:table-cell table:style-name="ce16" office:value-type="float" office:value="542.46274867" calcext:value-type="float">
            <text:p>542.5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20]-[.D20])/[.F20]*100" office:value-type="float" office:value="33.350961332104" calcext:value-type="float">
            <text:p>33.4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table:style-name="ce16" office:value-type="float" office:value="386.4" calcext:value-type="float">
            <text:p>386.4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49.82964287" calcext:value-type="float">
            <text:p>449.8</text:p>
          </table:table-cell>
          <table:table-cell table:style-name="ce16" office:value-type="float" office:value="619.424" calcext:value-type="float">
            <text:p>619.4</text:p>
          </table:table-cell>
          <table:table-cell table:style-name="ce11" office:value-type="float" office:value="601.47120937" calcext:value-type="float">
            <text:p>601.5</text:p>
          </table:table-cell>
          <table:table-cell table:style-name="ce1" office:value-type="float" office:value="7200" calcext:value-type="float">
            <text:p>7200.0</text:p>
          </table:table-cell>
          <table:table-cell table:style-name="ce1" table:formula="of:=([.F21]-[.D21])/[.F21]*100" office:value-type="float" office:value="25.2117747512527" calcext:value-type="float">
            <text:p>25.2</text:p>
          </table:table-cell>
        </table:table-row>
        <table:table-row table:style-name="ro1">
          <table:table-cell/>
          <table:table-cell table:style-name="ce27" table:formula="of:=AVERAGE([.B12:.B21])" office:value-type="float" office:value="342.62" calcext:value-type="float">
            <text:p>342.6</text:p>
          </table:table-cell>
          <table:table-cell table:style-name="ce15" table:formula="of:=AVERAGE([.C12:.C21])" office:value-type="float" office:value="36000" calcext:value-type="float">
            <text:p>36,000.0</text:p>
          </table:table-cell>
          <table:table-cell table:style-name="ce27" table:formula="of:=AVERAGE([.D12:.D21])" office:value-type="float" office:value="403.516295801" calcext:value-type="float">
            <text:p>403.5</text:p>
          </table:table-cell>
          <table:table-cell table:style-name="ce27" office:value-type="float" office:value="636.6479" calcext:value-type="float">
            <text:p>636.6</text:p>
          </table:table-cell>
          <table:table-cell table:style-name="ce27" office:value-type="float" office:value="625.070242913" calcext:value-type="float">
            <text:p>625.1</text:p>
          </table:table-cell>
          <table:table-cell table:style-name="ce2" table:formula="of:=AVERAGE([.G12:.G21])" office:value-type="float" office:value="7200.005" calcext:value-type="float">
            <text:p>7200.0</text:p>
          </table:table-cell>
          <table:table-cell table:style-name="ce2" table:formula="of:=([.F22]-[.D22])/[.F22]*100" office:value-type="float" office:value="35.4446479614031" calcext:value-type="float">
            <text:p>35.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style-name="ce16" office:value-type="float" office:value="336.8" calcext:value-type="float">
            <text:p>336.8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386.01953443" calcext:value-type="float">
            <text:p>386.0</text:p>
          </table:table-cell>
          <table:table-cell table:style-name="ce16" office:value-type="float" office:value="706.771" calcext:value-type="float">
            <text:p>706.8</text:p>
          </table:table-cell>
          <table:table-cell table:style-name="ce16" office:value-type="float" office:value="693.942978" calcext:value-type="float">
            <text:p>693.9</text:p>
          </table:table-cell>
          <table:table-cell table:style-name="ce1" office:value-type="float" office:value="7200.01" calcext:value-type="float">
            <text:p>7200.0</text:p>
          </table:table-cell>
          <table:table-cell table:style-name="ce1" table:formula="of:=([.F23]-[.D23])/[.F23]*100" office:value-type="float" office:value="44.3730181487621" calcext:value-type="float">
            <text:p>44.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style-name="ce16" office:value-type="float" office:value="372.2" calcext:value-type="float">
            <text:p>372.2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04.25910505" calcext:value-type="float">
            <text:p>404.3</text:p>
          </table:table-cell>
          <table:table-cell table:style-name="ce16" office:value-type="float" office:value="732.495" calcext:value-type="float">
            <text:p>732.5</text:p>
          </table:table-cell>
          <table:table-cell table:style-name="ce16" office:value-type="float" office:value="730.5442489" calcext:value-type="float">
            <text:p>730.5</text:p>
          </table:table-cell>
          <table:table-cell table:style-name="ce1" office:value-type="float" office:value="7200.03" calcext:value-type="float">
            <text:p>7200.0</text:p>
          </table:table-cell>
          <table:table-cell table:style-name="ce1" table:formula="of:=([.F24]-[.D24])/[.F24]*100" office:value-type="float" office:value="44.6632964863246" calcext:value-type="float">
            <text:p>44.7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table:style-name="ce16" office:value-type="float" office:value="434.4" calcext:value-type="float">
            <text:p>434.4</text:p>
          </table:table-cell>
          <table:table-cell table:style-name="ce14" office:value-type="float" office:value="36000" calcext:value-type="float">
            <text:p>36,000.0</text:p>
          </table:table-cell>
          <table:table-cell table:style-name="ce16" office:value-type="float" office:value="479.33939127" calcext:value-type="float">
            <text:p>479.3</text:p>
          </table:table-cell>
          <table:table-cell table:style-name="ce16" office:value-type="float" office:value="1216.01" calcext:value-type="float">
            <text:p>1216.0</text:p>
          </table:table-cell>
          <table:table-cell table:style-name="ce11" office:value-type="float" office:value="1203.0369144" calcext:value-type="float">
            <text:p>1203.0</text:p>
          </table:table-cell>
          <table:table-cell table:style-name="ce1" office:value-type="float" office:value="7200.03" calcext:value-type="float">
            <text:p>7200.0</text:p>
          </table:table-cell>
          <table:table-cell table:style-name="ce1" table:formula="of:=([.F25]-[.D25])/[.F25]*100" office:value-type="float" office:value="60.155886695375" calcext:value-type="float">
            <text:p>60.2</text:p>
          </table:table-cell>
        </table:table-row>
        <table:table-row table:style-name="ro1">
          <table:table-cell/>
          <table:table-cell table:style-name="ce27" table:formula="of:=AVERAGE([.B23:.B25])" office:value-type="float" office:value="381.133333333333" calcext:value-type="float">
            <text:p>381.1</text:p>
          </table:table-cell>
          <table:table-cell table:style-name="ce15" table:formula="of:=AVERAGE([.C23:.C25])" office:value-type="float" office:value="36000" calcext:value-type="float">
            <text:p>36,000.0</text:p>
          </table:table-cell>
          <table:table-cell table:style-name="ce27" table:formula="of:=AVERAGE([.D23:.D25])" office:value-type="float" office:value="423.20601025" calcext:value-type="float">
            <text:p>423.2</text:p>
          </table:table-cell>
          <table:table-cell table:style-name="ce27" office:value-type="float" office:value="804.0628" calcext:value-type="float">
            <text:p>804.1</text:p>
          </table:table-cell>
          <table:table-cell table:style-name="ce27" office:value-type="float" office:value="801.287830806" calcext:value-type="float">
            <text:p>801.3</text:p>
          </table:table-cell>
          <table:table-cell table:style-name="ce2" table:formula="of:=AVERAGE([.G23:.G25])" office:value-type="float" office:value="7200.02333333333" calcext:value-type="float">
            <text:p>7200.0</text:p>
          </table:table-cell>
          <table:table-cell table:style-name="ce2" table:formula="of:=([.F26]-[.D26])/[.F26]*100" office:value-type="float" office:value="47.1842708725147" calcext:value-type="float">
            <text:p>47.2</text:p>
          </table:table-cell>
        </table:table-row>
        <table:table-row table:style-name="ro1" table:number-rows-repeated="1048549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lb.A1:lb.I7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5:00:13.0151764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8T15:03:02.859993228</dc:date>
    <meta:editing-duration>PT1H47M45S</meta:editing-duration>
    <meta:editing-cycles>37</meta:editing-cycles>
    <meta:generator>LibreOffice/6.4.7.2$Linux_X86_64 LibreOffice_project/40$Build-2</meta:generator>
    <meta:document-statistic meta:table-count="5" meta:cell-count="2938" meta:object-count="0"/>
  </office:meta>
</office:document-meta>
</file>